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57cm"/>
    </style:style>
    <style:style style:name="co2" style:family="table-column">
      <style:table-column-properties fo:break-before="auto" style:column-width="4.52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1cm"/>
    </style:style>
    <style:style style:name="co5" style:family="table-column">
      <style:table-column-properties fo:break-before="auto" style:column-width="5.532cm"/>
    </style:style>
    <style:style style:name="co6" style:family="table-column">
      <style:table-column-properties fo:break-before="auto" style:column-width="3.411cm"/>
    </style:style>
    <style:style style:name="co7" style:family="table-column">
      <style:table-column-properties fo:break-before="auto" style:column-width="5.274cm"/>
    </style:style>
    <style:style style:name="co8" style:family="table-column">
      <style:table-column-properties fo:break-before="auto" style:column-width="5.188cm"/>
    </style:style>
    <style:style style:name="co9" style:family="table-column">
      <style:table-column-properties fo:break-before="auto" style:column-width="6.736cm"/>
    </style:style>
    <style:style style:name="co10" style:family="table-column">
      <style:table-column-properties fo:break-before="auto" style:column-width="3.582cm"/>
    </style:style>
    <style:style style:name="co11" style:family="table-column">
      <style:table-column-properties fo:break-before="auto" style:column-width="4.902cm"/>
    </style:style>
    <style:style style:name="co12" style:family="table-column">
      <style:table-column-properties fo:break-before="auto" style:column-width="4.325cm"/>
    </style:style>
    <style:style style:name="co13" style:family="table-column">
      <style:table-column-properties fo:break-before="auto" style:column-width="3.267cm"/>
    </style:style>
    <style:style style:name="co14" style:family="table-column">
      <style:table-column-properties fo:break-before="auto" style:column-width="3.152cm"/>
    </style:style>
    <style:style style:name="co15" style:family="table-column">
      <style:table-column-properties fo:break-before="auto" style:column-width="4.729cm"/>
    </style:style>
    <style:style style:name="co16" style:family="table-column">
      <style:table-column-properties fo:break-before="auto" style:column-width="3.784cm"/>
    </style:style>
    <style:style style:name="co17" style:family="table-column">
      <style:table-column-properties fo:break-before="auto" style:column-width="3.325cm"/>
    </style:style>
    <style:style style:name="co18" style:family="table-column">
      <style:table-column-properties fo:break-before="auto" style:column-width="3.955cm"/>
    </style:style>
    <style:style style:name="co19" style:family="table-column">
      <style:table-column-properties fo:break-before="auto" style:column-width="3.812cm"/>
    </style:style>
    <style:style style:name="co20" style:family="table-column">
      <style:table-column-properties fo:break-before="auto" style:column-width="5.475cm"/>
    </style:style>
    <style:style style:name="co21" style:family="table-column">
      <style:table-column-properties fo:break-before="auto" style:column-width="4.013cm"/>
    </style:style>
    <style:style style:name="co22" style:family="table-column">
      <style:table-column-properties fo:break-before="auto" style:column-width="2.722cm"/>
    </style:style>
    <style:style style:name="co23" style:family="table-column">
      <style:table-column-properties fo:break-before="auto" style:column-width="4.214cm"/>
    </style:style>
    <style:style style:name="co24" style:family="table-column">
      <style:table-column-properties fo:break-before="auto" style:column-width="4.242cm"/>
    </style:style>
    <style:style style:name="co25" style:family="table-column">
      <style:table-column-properties fo:break-before="auto" style:column-width="3.239cm"/>
    </style:style>
    <style:style style:name="co26" style:family="table-column">
      <style:table-column-properties fo:break-before="auto" style:column-width="3.009cm"/>
    </style:style>
    <style:style style:name="co27" style:family="table-column">
      <style:table-column-properties fo:break-before="auto" style:column-width="3.669cm"/>
    </style:style>
    <style:style style:name="co28" style:family="table-column">
      <style:table-column-properties fo:break-before="auto" style:column-width="6.278cm"/>
    </style:style>
    <style:style style:name="co29" style:family="table-column">
      <style:table-column-properties fo:break-before="auto" style:column-width="4.156cm"/>
    </style:style>
    <style:style style:name="co30" style:family="table-column">
      <style:table-column-properties fo:break-before="auto" style:column-width="5.962cm"/>
    </style:style>
    <style:style style:name="co31" style:family="table-column">
      <style:table-column-properties fo:break-before="auto" style:column-width="5.445cm"/>
    </style:style>
    <style:style style:name="co32" style:family="table-column">
      <style:table-column-properties fo:break-before="auto" style:column-width="4.5cm"/>
    </style:style>
    <style:style style:name="co33" style:family="table-column">
      <style:table-column-properties fo:break-before="auto" style:column-width="4.815cm"/>
    </style:style>
    <style:style style:name="co34" style:family="table-column">
      <style:table-column-properties fo:break-before="auto" style:column-width="2.436cm"/>
    </style:style>
    <style:style style:name="co35" style:family="table-column">
      <style:table-column-properties fo:break-before="auto" style:column-width="9.172cm"/>
    </style:style>
    <style:style style:name="co36" style:family="table-column">
      <style:table-column-properties fo:break-before="auto" style:column-width="6.133cm"/>
    </style:style>
    <style:style style:name="co37" style:family="table-column">
      <style:table-column-properties fo:break-before="auto" style:column-width="7.281cm"/>
    </style:style>
    <style:style style:name="co38" style:family="table-column">
      <style:table-column-properties fo:break-before="auto" style:column-width="4.4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2a6099"/>
    </style:style>
    <style:style style:name="ce2" style:family="table-cell" style:parent-style-name="Default" style:data-style-name="N0"/>
    <style:style style:name="ce3" style:family="table-cell" style:parent-style-name="Default" style:data-style-name="N104"/>
    <style:style style:name="ce4" style:family="table-cell" style:parent-style-name="Default" style:data-style-name="N11">
      <style:table-cell-properties fo:background-color="#2a6099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11">
      <style:table-cell-properties fo:background-color="transparent"/>
    </style:style>
    <style:style style:name="ce7" style:family="table-cell" style:parent-style-name="Default" style:data-style-name="N11"/>
    <style:style style:name="ce8" style:family="table-cell" style:parent-style-name="Default" style:data-style-name="N104">
      <style:table-cell-properties fo:background-color="transparent"/>
    </style:style>
    <style:style style:name="ce9" style:family="table-cell" style:parent-style-name="Default" style:data-style-name="N104">
      <style:table-cell-properties fo:background-color="#2a6099"/>
    </style:style>
  </office:automatic-styles>
  <office:body>
    <office:spreadsheet>
      <table:calculation-settings table:automatic-find-labels="false" table:use-regular-expressions="false" table:use-wildcards="true"/>
      <table:table table:name="ejercicio1a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ce3"/>
        <table:table-column table:style-name="co3" table:default-cell-style-name="ce1"/>
        <table:table-row table:style-name="ro1">
          <table:table-cell office:value-type="string" calcext:value-type="string">
            <text:p>AÑO</text:p>
          </table:table-cell>
          <table:table-cell table:style-name="Default" office:value-type="string" calcext:value-type="string">
            <text:p>PAGOS INVERSIÓN</text:p>
          </table:table-cell>
          <table:table-cell table:style-name="Default" office:value-type="string" calcext:value-type="string">
            <text:p>COBROS</text:p>
          </table:table-cell>
          <table:table-cell table:style-name="Default" office:value-type="string" calcext:value-type="string">
            <text:p>PAGOS</text:p>
          </table:table-cell>
          <table:table-cell table:style-name="Default" office:value-type="string" calcext:value-type="string">
            <text:p>MOVIMIENTOS FONDOS</text:p>
          </table:table-cell>
          <table:table-cell office:value-type="string" calcext:value-type="string">
            <text:p>PRODUCCIÓN</text:p>
          </table:table-cell>
          <table:table-cell office:value-type="string" calcext:value-type="string">
            <text:p>DÍAS ÚTILES TRABAJO AÑO</text:p>
          </table:table-cell>
          <table:table-cell office:value-type="string" calcext:value-type="string">
            <text:p>INTERÉS</text:p>
          </table:table-cell>
          <table:table-cell table:style-name="Default" office:value-type="string" calcext:value-type="string">
            <text:p>PRECIO VENTA PRODUCTO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-180000" office:value-type="currency" office:currency="EUR" office:value="-180000" calcext:value-type="currency">
            <text:p>-180.000,00 €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SUM([.B2:.D2])" office:value-type="currency" office:currency="EUR" office:value="-180000" calcext:value-type="currency">
            <text:p>-180.000,00 €</text:p>
          </table:table-cell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-120000" office:value-type="currency" office:currency="EUR" office:value="-120000" calcext:value-type="currency">
            <text:p>-120.000,00 €</text:p>
          </table:table-cell>
          <table:table-cell table:formula="of:=[.F3]*[.G3]*[.I3]" office:value-type="currency" office:currency="EUR" office:value="276000" calcext:value-type="currency">
            <text:p>276.000,00 €</text:p>
          </table:table-cell>
          <table:table-cell table:formula="of:=-(30000+0.6*[.F3]*[.G3])" office:value-type="currency" office:currency="EUR" office:value="-168000" calcext:value-type="currency">
            <text:p>-168.000,00 €</text:p>
          </table:table-cell>
          <table:table-cell table:formula="of:=SUM([.B3:.D3])" office:value-type="currency" office:currency="EUR" office:value="-12000" calcext:value-type="currency">
            <text:p>-12.000,00 €</text:p>
          </table:table-cell>
          <table:table-cell table:formula="of:=1000" office:value-type="float" office:value="1000" calcext:value-type="float">
            <text:p>1000</text:p>
          </table:table-cell>
          <table:table-cell table:formula="of:=230" office:value-type="float" office:value="230" calcext:value-type="float">
            <text:p>230</text:p>
          </table:table-cell>
          <table:table-cell/>
          <table:table-cell table:formula="of:=1.2" office:value-type="currency" office:currency="EUR" office:value="1.2" calcext:value-type="currency">
            <text:p>1,20 €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-60000" office:value-type="currency" office:currency="EUR" office:value="-60000" calcext:value-type="currency">
            <text:p>-60.000,00 €</text:p>
          </table:table-cell>
          <table:table-cell table:formula="of:=[.F4]*[.G4]*[.I4]" office:value-type="currency" office:currency="EUR" office:value="276000" calcext:value-type="currency">
            <text:p>276.000,00 €</text:p>
          </table:table-cell>
          <table:table-cell table:formula="of:=-(30000+0.6*[.F4]*[.G4])" office:value-type="currency" office:currency="EUR" office:value="-168000" calcext:value-type="currency">
            <text:p>-168.000,00 €</text:p>
          </table:table-cell>
          <table:table-cell table:formula="of:=SUM([.B4:.D4])" office:value-type="currency" office:currency="EUR" office:value="48000" calcext:value-type="currency">
            <text:p>48.000,00 €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G3]" office:value-type="float" office:value="230" calcext:value-type="float">
            <text:p>230</text:p>
          </table:table-cell>
          <table:table-cell/>
          <table:table-cell table:formula="of:=[.I3]" office:value-type="currency" office:currency="EUR" office:value="1.2" calcext:value-type="currency">
            <text:p>1,20 €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5]*[.G5]*[.I5]" office:value-type="currency" office:currency="EUR" office:value="276000" calcext:value-type="currency">
            <text:p>276.000,00 €</text:p>
          </table:table-cell>
          <table:table-cell table:formula="of:=-(30000+0.6*[.F5]*[.G5])" office:value-type="currency" office:currency="EUR" office:value="-168000" calcext:value-type="currency">
            <text:p>-168.000,00 €</text:p>
          </table:table-cell>
          <table:table-cell table:formula="of:=SUM([.B5:.D5])" office:value-type="currency" office:currency="EUR" office:value="108000" calcext:value-type="currency">
            <text:p>108.000,00 €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G4]" office:value-type="float" office:value="230" calcext:value-type="float">
            <text:p>230</text:p>
          </table:table-cell>
          <table:table-cell/>
          <table:table-cell table:formula="of:=[.I4]" office:value-type="currency" office:currency="EUR" office:value="1.2" calcext:value-type="currency">
            <text:p>1,20 €</text:p>
          </table:table-cell>
          <table:table-cell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6]*[.G6]*[.I6]" office:value-type="currency" office:currency="EUR" office:value="276000" calcext:value-type="currency">
            <text:p>276.000,00 €</text:p>
          </table:table-cell>
          <table:table-cell table:formula="of:=-(30000+0.6*[.F6]*[.G6])" office:value-type="currency" office:currency="EUR" office:value="-168000" calcext:value-type="currency">
            <text:p>-168.000,00 €</text:p>
          </table:table-cell>
          <table:table-cell table:formula="of:=SUM([.B6:.D6])" office:value-type="currency" office:currency="EUR" office:value="108000" calcext:value-type="currency">
            <text:p>108.000,00 €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G5]" office:value-type="float" office:value="230" calcext:value-type="float">
            <text:p>230</text:p>
          </table:table-cell>
          <table:table-cell/>
          <table:table-cell table:formula="of:=[.I5]" office:value-type="currency" office:currency="EUR" office:value="1.2" calcext:value-type="currency">
            <text:p>1,20 €</text:p>
          </table:table-cell>
          <table:table-cell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7]*[.G7]*[.I7]" office:value-type="currency" office:currency="EUR" office:value="276000" calcext:value-type="currency">
            <text:p>276.000,00 €</text:p>
          </table:table-cell>
          <table:table-cell table:formula="of:=-(30000+0.6*[.F7]*[.G7])" office:value-type="currency" office:currency="EUR" office:value="-168000" calcext:value-type="currency">
            <text:p>-168.000,00 €</text:p>
          </table:table-cell>
          <table:table-cell table:formula="of:=SUM([.B7:.D7])" office:value-type="currency" office:currency="EUR" office:value="108000" calcext:value-type="currency">
            <text:p>108.000,00 €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G6]" office:value-type="float" office:value="230" calcext:value-type="float">
            <text:p>230</text:p>
          </table:table-cell>
          <table:table-cell/>
          <table:table-cell table:formula="of:=[.I6]" office:value-type="currency" office:currency="EUR" office:value="1.2" calcext:value-type="currency">
            <text:p>1,20 €</text:p>
          </table:table-cell>
          <table:table-cell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8]*[.G8]*[.I8]" office:value-type="currency" office:currency="EUR" office:value="414000" calcext:value-type="currency">
            <text:p>414.000,00 €</text:p>
          </table:table-cell>
          <table:table-cell table:formula="of:=-(30000+0.6*[.F8]*[.G8])" office:value-type="currency" office:currency="EUR" office:value="-237000" calcext:value-type="currency">
            <text:p>-237.000,00 €</text:p>
          </table:table-cell>
          <table:table-cell table:formula="of:=SUM([.B8:.D8])" office:value-type="currency" office:currency="EUR" office:value="177000" calcext:value-type="currency">
            <text:p>177.000,00 €</text:p>
          </table:table-cell>
          <table:table-cell table:formula="of:=1500" office:value-type="float" office:value="1500" calcext:value-type="float">
            <text:p>1500</text:p>
          </table:table-cell>
          <table:table-cell table:formula="of:=[.G7]" office:value-type="float" office:value="230" calcext:value-type="float">
            <text:p>230</text:p>
          </table:table-cell>
          <table:table-cell/>
          <table:table-cell table:formula="of:=[.I7]" office:value-type="currency" office:currency="EUR" office:value="1.2" calcext:value-type="currency">
            <text:p>1,20 €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PMT([.H9];5;120000)" office:value-type="currency" office:currency="EUR" office:value="-31655.6976953694" calcext:value-type="currency">
            <text:p>-31.655,70 €</text:p>
          </table:table-cell>
          <table:table-cell table:formula="of:=[.F9]*[.G9]*[.I9]" office:value-type="currency" office:currency="EUR" office:value="414000" calcext:value-type="currency">
            <text:p>414.000,00 €</text:p>
          </table:table-cell>
          <table:table-cell table:formula="of:=-(30000+0.6*[.F9]*[.G9])" office:value-type="currency" office:currency="EUR" office:value="-237000" calcext:value-type="currency">
            <text:p>-237.000,00 €</text:p>
          </table:table-cell>
          <table:table-cell table:formula="of:=SUM([.B9:.D9])" office:value-type="currency" office:currency="EUR" office:value="145344.302304631" calcext:value-type="currency">
            <text:p>145.344,30 €</text:p>
          </table:table-cell>
          <table:table-cell table:formula="of:=1500" office:value-type="float" office:value="1500" calcext:value-type="float">
            <text:p>1500</text:p>
          </table:table-cell>
          <table:table-cell table:formula="of:=[.G8]" office:value-type="float" office:value="230" calcext:value-type="float">
            <text:p>230</text:p>
          </table:table-cell>
          <table:table-cell table:style-name="ce7" table:formula="of:=10%" office:value-type="percentage" office:value="0.1" calcext:value-type="percentage">
            <text:p>10,00 %</text:p>
          </table:table-cell>
          <table:table-cell table:formula="of:=[.I8]" office:value-type="currency" office:currency="EUR" office:value="1.2" calcext:value-type="currency">
            <text:p>1,20 €</text:p>
          </table:table-cell>
          <table:table-cell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PMT([.H10];5;120000)" office:value-type="currency" office:currency="EUR" office:value="-31655.6976953694" calcext:value-type="currency">
            <text:p>-31.655,70 €</text:p>
          </table:table-cell>
          <table:table-cell table:formula="of:=[.F10]*[.G10]*[.I10]" office:value-type="currency" office:currency="EUR" office:value="414000" calcext:value-type="currency">
            <text:p>414.000,00 €</text:p>
          </table:table-cell>
          <table:table-cell table:formula="of:=-(30000+0.6*[.F10]*[.G10])" office:value-type="currency" office:currency="EUR" office:value="-237000" calcext:value-type="currency">
            <text:p>-237.000,00 €</text:p>
          </table:table-cell>
          <table:table-cell table:formula="of:=SUM([.B10:.D10])" office:value-type="currency" office:currency="EUR" office:value="145344.302304631" calcext:value-type="currency">
            <text:p>145.344,30 €</text:p>
          </table:table-cell>
          <table:table-cell table:formula="of:=1500" office:value-type="float" office:value="1500" calcext:value-type="float">
            <text:p>1500</text:p>
          </table:table-cell>
          <table:table-cell table:formula="of:=[.G9]" office:value-type="float" office:value="230" calcext:value-type="float">
            <text:p>230</text:p>
          </table:table-cell>
          <table:table-cell table:style-name="ce7" table:formula="of:=10%" office:value-type="percentage" office:value="0.1" calcext:value-type="percentage">
            <text:p>10,00 %</text:p>
          </table:table-cell>
          <table:table-cell table:formula="of:=[.I9]" office:value-type="currency" office:currency="EUR" office:value="1.2" calcext:value-type="currency">
            <text:p>1,20 €</text:p>
          </table:table-cell>
          <table:table-cell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PMT([.H11];5;120000)" office:value-type="currency" office:currency="EUR" office:value="-31655.6976953694" calcext:value-type="currency">
            <text:p>-31.655,70 €</text:p>
          </table:table-cell>
          <table:table-cell table:formula="of:=[.F11]*[.G11]*[.I11]" office:value-type="currency" office:currency="EUR" office:value="414000" calcext:value-type="currency">
            <text:p>414.000,00 €</text:p>
          </table:table-cell>
          <table:table-cell table:formula="of:=-(30000+0.6*[.F11]*[.G11])" office:value-type="currency" office:currency="EUR" office:value="-237000" calcext:value-type="currency">
            <text:p>-237.000,00 €</text:p>
          </table:table-cell>
          <table:table-cell table:formula="of:=SUM([.B11:.D11])" office:value-type="currency" office:currency="EUR" office:value="145344.302304631" calcext:value-type="currency">
            <text:p>145.344,30 €</text:p>
          </table:table-cell>
          <table:table-cell table:formula="of:=1500" office:value-type="float" office:value="1500" calcext:value-type="float">
            <text:p>1500</text:p>
          </table:table-cell>
          <table:table-cell table:formula="of:=[.G10]" office:value-type="float" office:value="230" calcext:value-type="float">
            <text:p>230</text:p>
          </table:table-cell>
          <table:table-cell table:style-name="ce7" table:formula="of:=10%" office:value-type="percentage" office:value="0.1" calcext:value-type="percentage">
            <text:p>10,00 %</text:p>
          </table:table-cell>
          <table:table-cell table:formula="of:=[.I10]" office:value-type="currency" office:currency="EUR" office:value="1.2" calcext:value-type="currency">
            <text:p>1,20 €</text:p>
          </table:table-cell>
          <table:table-cell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PMT([.H12];5;120000)" office:value-type="currency" office:currency="EUR" office:value="-31655.6976953694" calcext:value-type="currency">
            <text:p>-31.655,70 €</text:p>
          </table:table-cell>
          <table:table-cell table:formula="of:=[.F12]*[.G12]*[.I12]" office:value-type="currency" office:currency="EUR" office:value="414000" calcext:value-type="currency">
            <text:p>414.000,00 €</text:p>
          </table:table-cell>
          <table:table-cell table:formula="of:=-(30000+0.6*[.F12]*[.G12])" office:value-type="currency" office:currency="EUR" office:value="-237000" calcext:value-type="currency">
            <text:p>-237.000,00 €</text:p>
          </table:table-cell>
          <table:table-cell table:formula="of:=SUM([.B12:.D12])" office:value-type="currency" office:currency="EUR" office:value="145344.302304631" calcext:value-type="currency">
            <text:p>145.344,30 €</text:p>
          </table:table-cell>
          <table:table-cell table:formula="of:=1500" office:value-type="float" office:value="1500" calcext:value-type="float">
            <text:p>1500</text:p>
          </table:table-cell>
          <table:table-cell table:formula="of:=[.G11]" office:value-type="float" office:value="230" calcext:value-type="float">
            <text:p>230</text:p>
          </table:table-cell>
          <table:table-cell table:style-name="ce7" table:formula="of:=10%" office:value-type="percentage" office:value="0.1" calcext:value-type="percentage">
            <text:p>10,00 %</text:p>
          </table:table-cell>
          <table:table-cell table:formula="of:=[.I11]" office:value-type="currency" office:currency="EUR" office:value="1.2" calcext:value-type="currency">
            <text:p>1,20 €</text:p>
          </table:table-cell>
          <table:table-cell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PMT([.H13];5;120000)" office:value-type="currency" office:currency="EUR" office:value="-31655.6976953694" calcext:value-type="currency">
            <text:p>-31.655,70 €</text:p>
          </table:table-cell>
          <table:table-cell table:formula="of:=[.F13]*[.G13]*[.I13]" office:value-type="currency" office:currency="EUR" office:value="414000" calcext:value-type="currency">
            <text:p>414.000,00 €</text:p>
          </table:table-cell>
          <table:table-cell table:formula="of:=-(30000+0.6*[.F13]*[.G13])" office:value-type="currency" office:currency="EUR" office:value="-237000" calcext:value-type="currency">
            <text:p>-237.000,00 €</text:p>
          </table:table-cell>
          <table:table-cell table:formula="of:=SUM([.B13:.D13])" office:value-type="currency" office:currency="EUR" office:value="145344.302304631" calcext:value-type="currency">
            <text:p>145.344,30 €</text:p>
          </table:table-cell>
          <table:table-cell table:formula="of:=1500" office:value-type="float" office:value="1500" calcext:value-type="float">
            <text:p>1500</text:p>
          </table:table-cell>
          <table:table-cell table:formula="of:=[.G12]" office:value-type="float" office:value="230" calcext:value-type="float">
            <text:p>230</text:p>
          </table:table-cell>
          <table:table-cell table:style-name="ce7" table:formula="of:=10%" office:value-type="percentage" office:value="0.1" calcext:value-type="percentage">
            <text:p>10,00 %</text:p>
          </table:table-cell>
          <table:table-cell table:formula="of:=[.I12]" office:value-type="currency" office:currency="EUR" office:value="1.2" calcext:value-type="currency">
            <text:p>1,20 €</text:p>
          </table:table-cell>
          <table:table-cell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14]*[.G14]*[.I14]" office:value-type="currency" office:currency="EUR" office:value="414000" calcext:value-type="currency">
            <text:p>414.000,00 €</text:p>
          </table:table-cell>
          <table:table-cell table:formula="of:=-(30000+0.6*[.F14]*[.G14])" office:value-type="currency" office:currency="EUR" office:value="-237000" calcext:value-type="currency">
            <text:p>-237.000,00 €</text:p>
          </table:table-cell>
          <table:table-cell table:formula="of:=SUM([.B14:.D14])" office:value-type="currency" office:currency="EUR" office:value="177000" calcext:value-type="currency">
            <text:p>177.000,00 €</text:p>
          </table:table-cell>
          <table:table-cell table:formula="of:=1500" office:value-type="float" office:value="1500" calcext:value-type="float">
            <text:p>1500</text:p>
          </table:table-cell>
          <table:table-cell table:formula="of:=[.G13]" office:value-type="float" office:value="230" calcext:value-type="float">
            <text:p>230</text:p>
          </table:table-cell>
          <table:table-cell table:style-name="ce7"/>
          <table:table-cell table:formula="of:=[.I13]" office:value-type="currency" office:currency="EUR" office:value="1.2" calcext:value-type="currency">
            <text:p>1,20 €</text:p>
          </table:table-cell>
          <table:table-cell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15]*[.G15]*[.I15]" office:value-type="currency" office:currency="EUR" office:value="414000" calcext:value-type="currency">
            <text:p>414.000,00 €</text:p>
          </table:table-cell>
          <table:table-cell table:formula="of:=-(30000+0.6*[.F15]*[.G15])" office:value-type="currency" office:currency="EUR" office:value="-237000" calcext:value-type="currency">
            <text:p>-237.000,00 €</text:p>
          </table:table-cell>
          <table:table-cell table:formula="of:=SUM([.B15:.D15])" office:value-type="currency" office:currency="EUR" office:value="177000" calcext:value-type="currency">
            <text:p>177.000,00 €</text:p>
          </table:table-cell>
          <table:table-cell table:formula="of:=1500" office:value-type="float" office:value="1500" calcext:value-type="float">
            <text:p>1500</text:p>
          </table:table-cell>
          <table:table-cell table:formula="of:=[.G14]" office:value-type="float" office:value="230" calcext:value-type="float">
            <text:p>230</text:p>
          </table:table-cell>
          <table:table-cell/>
          <table:table-cell table:formula="of:=[.I14]" office:value-type="currency" office:currency="EUR" office:value="1.2" calcext:value-type="currency">
            <text:p>1,20 €</text:p>
          </table:table-cell>
          <table:table-cell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16]*[.G16]*[.I16]" office:value-type="currency" office:currency="EUR" office:value="414000" calcext:value-type="currency">
            <text:p>414.000,00 €</text:p>
          </table:table-cell>
          <table:table-cell table:formula="of:=-(30000+0.6*[.F16]*[.G16])" office:value-type="currency" office:currency="EUR" office:value="-237000" calcext:value-type="currency">
            <text:p>-237.000,00 €</text:p>
          </table:table-cell>
          <table:table-cell table:formula="of:=SUM([.B16:.D16])" office:value-type="currency" office:currency="EUR" office:value="177000" calcext:value-type="currency">
            <text:p>177.000,00 €</text:p>
          </table:table-cell>
          <table:table-cell table:formula="of:=1500" office:value-type="float" office:value="1500" calcext:value-type="float">
            <text:p>1500</text:p>
          </table:table-cell>
          <table:table-cell table:formula="of:=[.G15]" office:value-type="float" office:value="230" calcext:value-type="float">
            <text:p>230</text:p>
          </table:table-cell>
          <table:table-cell/>
          <table:table-cell table:formula="of:=[.I15]" office:value-type="currency" office:currency="EUR" office:value="1.2" calcext:value-type="currency">
            <text:p>1,20 €</text:p>
          </table:table-cell>
          <table:table-cell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17]*[.G17]*[.I17]" office:value-type="currency" office:currency="EUR" office:value="414000" calcext:value-type="currency">
            <text:p>414.000,00 €</text:p>
          </table:table-cell>
          <table:table-cell table:formula="of:=-(30000+0.6*[.F17]*[.G17])" office:value-type="currency" office:currency="EUR" office:value="-237000" calcext:value-type="currency">
            <text:p>-237.000,00 €</text:p>
          </table:table-cell>
          <table:table-cell table:formula="of:=SUM([.B17:.D17])" office:value-type="currency" office:currency="EUR" office:value="177000" calcext:value-type="currency">
            <text:p>177.000,00 €</text:p>
          </table:table-cell>
          <table:table-cell table:formula="of:=1500" office:value-type="float" office:value="1500" calcext:value-type="float">
            <text:p>1500</text:p>
          </table:table-cell>
          <table:table-cell table:formula="of:=[.G16]" office:value-type="float" office:value="230" calcext:value-type="float">
            <text:p>230</text:p>
          </table:table-cell>
          <table:table-cell/>
          <table:table-cell table:formula="of:=[.I16]" office:value-type="currency" office:currency="EUR" office:value="1.2" calcext:value-type="currency">
            <text:p>1,20 €</text:p>
          </table:table-cell>
          <table:table-cell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18]*[.G18]*[.I18]" office:value-type="currency" office:currency="EUR" office:value="414000" calcext:value-type="currency">
            <text:p>414.000,00 €</text:p>
          </table:table-cell>
          <table:table-cell table:formula="of:=-(30000+0.6*[.F18]*[.G18])" office:value-type="currency" office:currency="EUR" office:value="-237000" calcext:value-type="currency">
            <text:p>-237.000,00 €</text:p>
          </table:table-cell>
          <table:table-cell table:formula="of:=SUM([.B18:.D18])" office:value-type="currency" office:currency="EUR" office:value="177000" calcext:value-type="currency">
            <text:p>177.000,00 €</text:p>
          </table:table-cell>
          <table:table-cell table:formula="of:=1500" office:value-type="float" office:value="1500" calcext:value-type="float">
            <text:p>1500</text:p>
          </table:table-cell>
          <table:table-cell table:formula="of:=[.G17]" office:value-type="float" office:value="230" calcext:value-type="float">
            <text:p>230</text:p>
          </table:table-cell>
          <table:table-cell/>
          <table:table-cell table:formula="of:=[.I17]" office:value-type="currency" office:currency="EUR" office:value="1.2" calcext:value-type="currency">
            <text:p>1,20 €</text:p>
          </table:table-cell>
          <table:table-cell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19]*[.G19]*[.I19]" office:value-type="currency" office:currency="EUR" office:value="414000" calcext:value-type="currency">
            <text:p>414.000,00 €</text:p>
          </table:table-cell>
          <table:table-cell table:formula="of:=-(30000+0.6*[.F19]*[.G19])" office:value-type="currency" office:currency="EUR" office:value="-237000" calcext:value-type="currency">
            <text:p>-237.000,00 €</text:p>
          </table:table-cell>
          <table:table-cell table:formula="of:=SUM([.B19:.D19])" office:value-type="currency" office:currency="EUR" office:value="177000" calcext:value-type="currency">
            <text:p>177.000,00 €</text:p>
          </table:table-cell>
          <table:table-cell table:formula="of:=1500" office:value-type="float" office:value="1500" calcext:value-type="float">
            <text:p>1500</text:p>
          </table:table-cell>
          <table:table-cell table:formula="of:=[.G18]" office:value-type="float" office:value="230" calcext:value-type="float">
            <text:p>230</text:p>
          </table:table-cell>
          <table:table-cell/>
          <table:table-cell table:formula="of:=[.I18]" office:value-type="currency" office:currency="EUR" office:value="1.2" calcext:value-type="currency">
            <text:p>1,20 €</text:p>
          </table:table-cell>
          <table:table-cell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20]*[.G20]*[.I20]" office:value-type="currency" office:currency="EUR" office:value="414000" calcext:value-type="currency">
            <text:p>414.000,00 €</text:p>
          </table:table-cell>
          <table:table-cell table:formula="of:=-(30000+0.6*[.F20]*[.G20])" office:value-type="currency" office:currency="EUR" office:value="-237000" calcext:value-type="currency">
            <text:p>-237.000,00 €</text:p>
          </table:table-cell>
          <table:table-cell table:formula="of:=SUM([.B20:.D20])" office:value-type="currency" office:currency="EUR" office:value="177000" calcext:value-type="currency">
            <text:p>177.000,00 €</text:p>
          </table:table-cell>
          <table:table-cell table:formula="of:=1500" office:value-type="float" office:value="1500" calcext:value-type="float">
            <text:p>1500</text:p>
          </table:table-cell>
          <table:table-cell table:formula="of:=[.G19]" office:value-type="float" office:value="230" calcext:value-type="float">
            <text:p>230</text:p>
          </table:table-cell>
          <table:table-cell/>
          <table:table-cell table:formula="of:=[.I19]" office:value-type="currency" office:currency="EUR" office:value="1.2" calcext:value-type="currency">
            <text:p>1,20 €</text:p>
          </table:table-cell>
          <table:table-cell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21]*[.G21]*[.I21]" office:value-type="currency" office:currency="EUR" office:value="414000" calcext:value-type="currency">
            <text:p>414.000,00 €</text:p>
          </table:table-cell>
          <table:table-cell table:formula="of:=-(30000+0.6*[.F21]*[.G21])" office:value-type="currency" office:currency="EUR" office:value="-237000" calcext:value-type="currency">
            <text:p>-237.000,00 €</text:p>
          </table:table-cell>
          <table:table-cell table:formula="of:=SUM([.B21:.D21])" office:value-type="currency" office:currency="EUR" office:value="177000" calcext:value-type="currency">
            <text:p>177.000,00 €</text:p>
          </table:table-cell>
          <table:table-cell table:formula="of:=1500" office:value-type="float" office:value="1500" calcext:value-type="float">
            <text:p>1500</text:p>
          </table:table-cell>
          <table:table-cell table:formula="of:=[.G20]" office:value-type="float" office:value="230" calcext:value-type="float">
            <text:p>230</text:p>
          </table:table-cell>
          <table:table-cell/>
          <table:table-cell table:formula="of:=[.I20]" office:value-type="currency" office:currency="EUR" office:value="1.2" calcext:value-type="currency">
            <text:p>1,20 €</text:p>
          </table:table-cell>
          <table:table-cell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22]*[.G22]*[.I22]" office:value-type="currency" office:currency="EUR" office:value="414000" calcext:value-type="currency">
            <text:p>414.000,00 €</text:p>
          </table:table-cell>
          <table:table-cell table:formula="of:=-(30000+0.6*[.F22]*[.G22])" office:value-type="currency" office:currency="EUR" office:value="-237000" calcext:value-type="currency">
            <text:p>-237.000,00 €</text:p>
          </table:table-cell>
          <table:table-cell table:formula="of:=SUM([.B22:.D22])" office:value-type="currency" office:currency="EUR" office:value="177000" calcext:value-type="currency">
            <text:p>177.000,00 €</text:p>
          </table:table-cell>
          <table:table-cell table:formula="of:=1500" office:value-type="float" office:value="1500" calcext:value-type="float">
            <text:p>1500</text:p>
          </table:table-cell>
          <table:table-cell table:formula="of:=[.G21]" office:value-type="float" office:value="230" calcext:value-type="float">
            <text:p>230</text:p>
          </table:table-cell>
          <table:table-cell/>
          <table:table-cell table:formula="of:=[.I21]" office:value-type="currency" office:currency="EUR" office:value="1.2" calcext:value-type="currency">
            <text:p>1,20 €</text:p>
          </table:table-cell>
          <table:table-cell/>
        </table:table-row>
        <table:table-row table:style-name="ro1">
          <table:table-cell table:style-name="ce1" table:number-columns-repeated="9"/>
          <table:table-cell/>
        </table:table-row>
        <table:table-row table:style-name="ro1">
          <table:table-cell/>
          <table:table-cell table:style-name="Default"/>
          <table:table-cell table:style-name="ce1"/>
          <table:table-cell table:style-name="Default" office:value-type="string" calcext:value-type="string">
            <text:p>VAN</text:p>
          </table:table-cell>
          <table:table-cell table:style-name="Default" office:value-type="string" calcext:value-type="string">
            <text:p>VAN Q</text:p>
          </table:table-cell>
          <table:table-cell table:style-name="ce5" office:value-type="string" calcext:value-type="string">
            <text:p>Q</text:p>
          </table:table-cell>
          <table:table-cell office:value-type="string" calcext:value-type="string">
            <text:p>TIR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NTERÉS MERCADO</text:p>
          </table:table-cell>
          <table:table-cell table:style-name="Default"/>
          <table:table-cell table:style-name="ce1"/>
          <table:table-cell table:formula="of:=NPV([.A26];[.E3:.E22])+[.E2]" office:value-type="currency" office:currency="EUR" office:value="838921.933751215" calcext:value-type="currency">
            <text:p>838.921,93 €</text:p>
          </table:table-cell>
          <table:table-cell table:formula="of:=NPV([.A26];[.B3:.B22])+[.B2]" office:value-type="currency" office:currency="EUR" office:value="-406414.557556866" calcext:value-type="currency">
            <text:p>-406.414,56 €</text:p>
          </table:table-cell>
          <table:table-cell table:style-name="ce6" table:formula="of:=-([.D25]/[.E25])" office:value-type="percentage" office:value="2.06420247048811" calcext:value-type="percentage">
            <text:p>206,42 %</text:p>
          </table:table-cell>
          <table:table-cell table:style-name="ce7" table:formula="of:=IRR([.E2:.E22])" office:value-type="percentage" office:value="0.395329141045791" calcext:value-type="percentage">
            <text:p>39,53 %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2" table:formula="of:=10%" office:value-type="float" office:value="0.1" calcext:value-type="float">
            <text:p>0,1</text:p>
          </table:table-cell>
          <table:table-cell table:style-name="Default"/>
          <table:table-cell table:style-name="ce4"/>
          <table:table-cell table:style-name="Default" table:number-columns-repeated="2"/>
          <table:table-cell table:style-name="ce6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PAGOS FUNCIONAMIENTO</text:p>
          </table:table-cell>
          <table:covered-table-cell table:style-name="Default"/>
          <table:table-cell table:style-name="ce1"/>
          <table:table-cell table:style-name="Default" table:number-columns-repeated="2"/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30000+0,6*producción</text:p>
          </table:table-cell>
          <table:covered-table-cell table:style-name="Default"/>
          <table:table-cell table:style-name="ce1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 table:number-rows-repeated="2">
          <table:table-cell table:style-name="ce1"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¿Es rentable?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Para el tipo de interés elegido, tenemos un VAN (Valor Actual Neto) positivo, luego se dice que es rentable desde un punto de vista financiero.</text:p>
          </table:table-cell>
          <table:covered-table-cell table:number-columns-repeated="4" table:style-name="Default"/>
          <table:covered-table-cell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 table:number-columns-spanned="9" table:number-rows-spanned="1">
            <text:p>Si estudiamos el valor de Q (relación beneficio/inversión), tenemos una inversión del 206,42 %. </text:p>
          </table:table-cell>
          <table:covered-table-cell table:number-columns-repeated="4" table:style-name="Default"/>
          <table:covered-table-cell table:number-columns-repeated="3"/>
          <table:covered-table-cell table:style-name="Default"/>
          <table:table-cell table:style-name="Default"/>
        </table:table-row>
        <table:table-row table:style-name="ro1">
          <table:table-cell office:value-type="string" calcext:value-type="string" table:number-columns-spanned="7" table:number-rows-spanned="1">
            <text:p>Si estudiamos la tasa interna de rendimiento (TIR), tenemos una rentabilidad relativa del proyecto del 39,53 %.</text:p>
          </table:table-cell>
          <table:covered-table-cell table:number-columns-repeated="4" table:style-name="Default"/>
          <table:covered-table-cell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En conclusión, podemos decir que con los cálculos obtenidos, el proyecto es rentable.</text:p>
          </table:table-cell>
          <table:covered-table-cell table:number-columns-repeated="3" table:style-name="Default"/>
          <table:table-cell table:style-name="Default"/>
          <table:table-cell table:number-columns-repeated="3"/>
          <table:table-cell table:style-name="Default" table:number-columns-repeated="2"/>
        </table:table-row>
      </table:table>
      <table:table table:name="ejercicio1b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9" table:default-cell-style-name="ce3"/>
        <table:table-column table:style-name="co3" table:default-cell-style-name="ce1"/>
        <table:table-row table:style-name="ro1">
          <table:table-cell office:value-type="string" calcext:value-type="string">
            <text:p>AÑO</text:p>
          </table:table-cell>
          <table:table-cell table:style-name="Default" office:value-type="string" calcext:value-type="string">
            <text:p>PAGOS INVERSIÓN</text:p>
          </table:table-cell>
          <table:table-cell table:style-name="Default" office:value-type="string" calcext:value-type="string">
            <text:p>COBROS</text:p>
          </table:table-cell>
          <table:table-cell table:style-name="Default" office:value-type="string" calcext:value-type="string">
            <text:p>PAGOS</text:p>
          </table:table-cell>
          <table:table-cell table:style-name="Default" office:value-type="string" calcext:value-type="string">
            <text:p>MOVIMIENTOS FONDOS</text:p>
          </table:table-cell>
          <table:table-cell office:value-type="string" calcext:value-type="string">
            <text:p>PRODUCCIÓN</text:p>
          </table:table-cell>
          <table:table-cell office:value-type="string" calcext:value-type="string">
            <text:p>DÍAS ÚTILES TRABAJO AÑO</text:p>
          </table:table-cell>
          <table:table-cell office:value-type="string" calcext:value-type="string">
            <text:p>INTERÉS</text:p>
          </table:table-cell>
          <table:table-cell table:style-name="Default" office:value-type="string" calcext:value-type="string">
            <text:p>PRECIO MÍNIMO VENTA PRODUCTO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-180000" office:value-type="currency" office:currency="EUR" office:value="-180000" calcext:value-type="currency">
            <text:p>-180.000,00 €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SUM([.B2:.D2])" office:value-type="currency" office:currency="EUR" office:value="-180000" calcext:value-type="currency">
            <text:p>-180.000,00 €</text:p>
          </table:table-cell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-120000" office:value-type="currency" office:currency="EUR" office:value="-120000" calcext:value-type="currency">
            <text:p>-120.000,00 €</text:p>
          </table:table-cell>
          <table:table-cell table:formula="of:=[.F3]*[.G3]*[.I3]" office:value-type="currency" office:currency="EUR" office:value="198858" calcext:value-type="currency">
            <text:p>198.858,00 €</text:p>
          </table:table-cell>
          <table:table-cell table:formula="of:=-(30000+0.6*[.F3]*[.G3])" office:value-type="currency" office:currency="EUR" office:value="-168000" calcext:value-type="currency">
            <text:p>-168.000,00 €</text:p>
          </table:table-cell>
          <table:table-cell table:formula="of:=SUM([.B3:.D3])" office:value-type="currency" office:currency="EUR" office:value="-89142" calcext:value-type="currency">
            <text:p>-89.142,00 €</text:p>
          </table:table-cell>
          <table:table-cell table:formula="of:=1000" office:value-type="float" office:value="1000" calcext:value-type="float">
            <text:p>1000</text:p>
          </table:table-cell>
          <table:table-cell table:formula="of:=230" office:value-type="float" office:value="230" calcext:value-type="float">
            <text:p>230</text:p>
          </table:table-cell>
          <table:table-cell/>
          <table:table-cell office:value-type="currency" office:currency="EUR" office:value="0.8646" calcext:value-type="currency">
            <text:p>0,86 €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-60000" office:value-type="currency" office:currency="EUR" office:value="-60000" calcext:value-type="currency">
            <text:p>-60.000,00 €</text:p>
          </table:table-cell>
          <table:table-cell table:formula="of:=[.F4]*[.G4]*[.I4]" office:value-type="currency" office:currency="EUR" office:value="198858" calcext:value-type="currency">
            <text:p>198.858,00 €</text:p>
          </table:table-cell>
          <table:table-cell table:formula="of:=-(30000+0.6*[.F4]*[.G4])" office:value-type="currency" office:currency="EUR" office:value="-168000" calcext:value-type="currency">
            <text:p>-168.000,00 €</text:p>
          </table:table-cell>
          <table:table-cell table:formula="of:=SUM([.B4:.D4])" office:value-type="currency" office:currency="EUR" office:value="-29142" calcext:value-type="currency">
            <text:p>-29.142,00 €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G3]" office:value-type="float" office:value="230" calcext:value-type="float">
            <text:p>230</text:p>
          </table:table-cell>
          <table:table-cell/>
          <table:table-cell table:formula="of:=[.I3]" office:value-type="currency" office:currency="EUR" office:value="0.8646" calcext:value-type="currency">
            <text:p>0,86 €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5]*[.G5]*[.I5]" office:value-type="currency" office:currency="EUR" office:value="198858" calcext:value-type="currency">
            <text:p>198.858,00 €</text:p>
          </table:table-cell>
          <table:table-cell table:formula="of:=-(30000+0.6*[.F5]*[.G5])" office:value-type="currency" office:currency="EUR" office:value="-168000" calcext:value-type="currency">
            <text:p>-168.000,00 €</text:p>
          </table:table-cell>
          <table:table-cell table:formula="of:=SUM([.B5:.D5])" office:value-type="currency" office:currency="EUR" office:value="30858" calcext:value-type="currency">
            <text:p>30.858,00 €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G4]" office:value-type="float" office:value="230" calcext:value-type="float">
            <text:p>230</text:p>
          </table:table-cell>
          <table:table-cell/>
          <table:table-cell table:formula="of:=[.I4]" office:value-type="currency" office:currency="EUR" office:value="0.8646" calcext:value-type="currency">
            <text:p>0,86 €</text:p>
          </table:table-cell>
          <table:table-cell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6]*[.G6]*[.I6]" office:value-type="currency" office:currency="EUR" office:value="198858" calcext:value-type="currency">
            <text:p>198.858,00 €</text:p>
          </table:table-cell>
          <table:table-cell table:formula="of:=-(30000+0.6*[.F6]*[.G6])" office:value-type="currency" office:currency="EUR" office:value="-168000" calcext:value-type="currency">
            <text:p>-168.000,00 €</text:p>
          </table:table-cell>
          <table:table-cell table:formula="of:=SUM([.B6:.D6])" office:value-type="currency" office:currency="EUR" office:value="30858" calcext:value-type="currency">
            <text:p>30.858,00 €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G5]" office:value-type="float" office:value="230" calcext:value-type="float">
            <text:p>230</text:p>
          </table:table-cell>
          <table:table-cell/>
          <table:table-cell table:formula="of:=[.I5]" office:value-type="currency" office:currency="EUR" office:value="0.8646" calcext:value-type="currency">
            <text:p>0,86 €</text:p>
          </table:table-cell>
          <table:table-cell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7]*[.G7]*[.I7]" office:value-type="currency" office:currency="EUR" office:value="198858" calcext:value-type="currency">
            <text:p>198.858,00 €</text:p>
          </table:table-cell>
          <table:table-cell table:formula="of:=-(30000+0.6*[.F7]*[.G7])" office:value-type="currency" office:currency="EUR" office:value="-168000" calcext:value-type="currency">
            <text:p>-168.000,00 €</text:p>
          </table:table-cell>
          <table:table-cell table:formula="of:=SUM([.B7:.D7])" office:value-type="currency" office:currency="EUR" office:value="30858" calcext:value-type="currency">
            <text:p>30.858,00 €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G6]" office:value-type="float" office:value="230" calcext:value-type="float">
            <text:p>230</text:p>
          </table:table-cell>
          <table:table-cell/>
          <table:table-cell table:formula="of:=[.I6]" office:value-type="currency" office:currency="EUR" office:value="0.8646" calcext:value-type="currency">
            <text:p>0,86 €</text:p>
          </table:table-cell>
          <table:table-cell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8]*[.G8]*[.I8]" office:value-type="currency" office:currency="EUR" office:value="298287" calcext:value-type="currency">
            <text:p>298.287,00 €</text:p>
          </table:table-cell>
          <table:table-cell table:formula="of:=-(30000+0.6*[.F8]*[.G8])" office:value-type="currency" office:currency="EUR" office:value="-237000" calcext:value-type="currency">
            <text:p>-237.000,00 €</text:p>
          </table:table-cell>
          <table:table-cell table:formula="of:=SUM([.B8:.D8])" office:value-type="currency" office:currency="EUR" office:value="61287" calcext:value-type="currency">
            <text:p>61.287,00 €</text:p>
          </table:table-cell>
          <table:table-cell table:formula="of:=1500" office:value-type="float" office:value="1500" calcext:value-type="float">
            <text:p>1500</text:p>
          </table:table-cell>
          <table:table-cell table:formula="of:=[.G7]" office:value-type="float" office:value="230" calcext:value-type="float">
            <text:p>230</text:p>
          </table:table-cell>
          <table:table-cell/>
          <table:table-cell table:formula="of:=[.I7]" office:value-type="currency" office:currency="EUR" office:value="0.8646" calcext:value-type="currency">
            <text:p>0,86 €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PMT([.H9];5;120000)" office:value-type="currency" office:currency="EUR" office:value="-31655.6976953694" calcext:value-type="currency">
            <text:p>-31.655,70 €</text:p>
          </table:table-cell>
          <table:table-cell table:formula="of:=[.F9]*[.G9]*[.I9]" office:value-type="currency" office:currency="EUR" office:value="298287" calcext:value-type="currency">
            <text:p>298.287,00 €</text:p>
          </table:table-cell>
          <table:table-cell table:formula="of:=-(30000+0.6*[.F9]*[.G9])" office:value-type="currency" office:currency="EUR" office:value="-237000" calcext:value-type="currency">
            <text:p>-237.000,00 €</text:p>
          </table:table-cell>
          <table:table-cell table:formula="of:=SUM([.B9:.D9])" office:value-type="currency" office:currency="EUR" office:value="29631.3023046305" calcext:value-type="currency">
            <text:p>29.631,30 €</text:p>
          </table:table-cell>
          <table:table-cell table:formula="of:=1500" office:value-type="float" office:value="1500" calcext:value-type="float">
            <text:p>1500</text:p>
          </table:table-cell>
          <table:table-cell table:formula="of:=[.G8]" office:value-type="float" office:value="230" calcext:value-type="float">
            <text:p>230</text:p>
          </table:table-cell>
          <table:table-cell table:style-name="ce7" table:formula="of:=10%" office:value-type="percentage" office:value="0.1" calcext:value-type="percentage">
            <text:p>10,00 %</text:p>
          </table:table-cell>
          <table:table-cell table:formula="of:=[.I8]" office:value-type="currency" office:currency="EUR" office:value="0.8646" calcext:value-type="currency">
            <text:p>0,86 €</text:p>
          </table:table-cell>
          <table:table-cell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PMT([.H10];5;120000)" office:value-type="currency" office:currency="EUR" office:value="-31655.6976953694" calcext:value-type="currency">
            <text:p>-31.655,70 €</text:p>
          </table:table-cell>
          <table:table-cell table:formula="of:=[.F10]*[.G10]*[.I10]" office:value-type="currency" office:currency="EUR" office:value="298287" calcext:value-type="currency">
            <text:p>298.287,00 €</text:p>
          </table:table-cell>
          <table:table-cell table:formula="of:=-(30000+0.6*[.F10]*[.G10])" office:value-type="currency" office:currency="EUR" office:value="-237000" calcext:value-type="currency">
            <text:p>-237.000,00 €</text:p>
          </table:table-cell>
          <table:table-cell table:formula="of:=SUM([.B10:.D10])" office:value-type="currency" office:currency="EUR" office:value="29631.3023046305" calcext:value-type="currency">
            <text:p>29.631,30 €</text:p>
          </table:table-cell>
          <table:table-cell table:formula="of:=1500" office:value-type="float" office:value="1500" calcext:value-type="float">
            <text:p>1500</text:p>
          </table:table-cell>
          <table:table-cell table:formula="of:=[.G9]" office:value-type="float" office:value="230" calcext:value-type="float">
            <text:p>230</text:p>
          </table:table-cell>
          <table:table-cell table:style-name="ce7" table:formula="of:=10%" office:value-type="percentage" office:value="0.1" calcext:value-type="percentage">
            <text:p>10,00 %</text:p>
          </table:table-cell>
          <table:table-cell table:formula="of:=[.I9]" office:value-type="currency" office:currency="EUR" office:value="0.8646" calcext:value-type="currency">
            <text:p>0,86 €</text:p>
          </table:table-cell>
          <table:table-cell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PMT([.H11];5;120000)" office:value-type="currency" office:currency="EUR" office:value="-31655.6976953694" calcext:value-type="currency">
            <text:p>-31.655,70 €</text:p>
          </table:table-cell>
          <table:table-cell table:formula="of:=[.F11]*[.G11]*[.I11]" office:value-type="currency" office:currency="EUR" office:value="298287" calcext:value-type="currency">
            <text:p>298.287,00 €</text:p>
          </table:table-cell>
          <table:table-cell table:formula="of:=-(30000+0.6*[.F11]*[.G11])" office:value-type="currency" office:currency="EUR" office:value="-237000" calcext:value-type="currency">
            <text:p>-237.000,00 €</text:p>
          </table:table-cell>
          <table:table-cell table:formula="of:=SUM([.B11:.D11])" office:value-type="currency" office:currency="EUR" office:value="29631.3023046305" calcext:value-type="currency">
            <text:p>29.631,30 €</text:p>
          </table:table-cell>
          <table:table-cell table:formula="of:=1500" office:value-type="float" office:value="1500" calcext:value-type="float">
            <text:p>1500</text:p>
          </table:table-cell>
          <table:table-cell table:formula="of:=[.G10]" office:value-type="float" office:value="230" calcext:value-type="float">
            <text:p>230</text:p>
          </table:table-cell>
          <table:table-cell table:style-name="ce7" table:formula="of:=10%" office:value-type="percentage" office:value="0.1" calcext:value-type="percentage">
            <text:p>10,00 %</text:p>
          </table:table-cell>
          <table:table-cell table:formula="of:=[.I10]" office:value-type="currency" office:currency="EUR" office:value="0.8646" calcext:value-type="currency">
            <text:p>0,86 €</text:p>
          </table:table-cell>
          <table:table-cell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PMT([.H12];5;120000)" office:value-type="currency" office:currency="EUR" office:value="-31655.6976953694" calcext:value-type="currency">
            <text:p>-31.655,70 €</text:p>
          </table:table-cell>
          <table:table-cell table:formula="of:=[.F12]*[.G12]*[.I12]" office:value-type="currency" office:currency="EUR" office:value="298287" calcext:value-type="currency">
            <text:p>298.287,00 €</text:p>
          </table:table-cell>
          <table:table-cell table:formula="of:=-(30000+0.6*[.F12]*[.G12])" office:value-type="currency" office:currency="EUR" office:value="-237000" calcext:value-type="currency">
            <text:p>-237.000,00 €</text:p>
          </table:table-cell>
          <table:table-cell table:formula="of:=SUM([.B12:.D12])" office:value-type="currency" office:currency="EUR" office:value="29631.3023046305" calcext:value-type="currency">
            <text:p>29.631,30 €</text:p>
          </table:table-cell>
          <table:table-cell table:formula="of:=1500" office:value-type="float" office:value="1500" calcext:value-type="float">
            <text:p>1500</text:p>
          </table:table-cell>
          <table:table-cell table:formula="of:=[.G11]" office:value-type="float" office:value="230" calcext:value-type="float">
            <text:p>230</text:p>
          </table:table-cell>
          <table:table-cell table:style-name="ce7" table:formula="of:=10%" office:value-type="percentage" office:value="0.1" calcext:value-type="percentage">
            <text:p>10,00 %</text:p>
          </table:table-cell>
          <table:table-cell table:formula="of:=[.I11]" office:value-type="currency" office:currency="EUR" office:value="0.8646" calcext:value-type="currency">
            <text:p>0,86 €</text:p>
          </table:table-cell>
          <table:table-cell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PMT([.H13];5;120000)" office:value-type="currency" office:currency="EUR" office:value="-31655.6976953694" calcext:value-type="currency">
            <text:p>-31.655,70 €</text:p>
          </table:table-cell>
          <table:table-cell table:formula="of:=[.F13]*[.G13]*[.I13]" office:value-type="currency" office:currency="EUR" office:value="298287" calcext:value-type="currency">
            <text:p>298.287,00 €</text:p>
          </table:table-cell>
          <table:table-cell table:formula="of:=-(30000+0.6*[.F13]*[.G13])" office:value-type="currency" office:currency="EUR" office:value="-237000" calcext:value-type="currency">
            <text:p>-237.000,00 €</text:p>
          </table:table-cell>
          <table:table-cell table:formula="of:=SUM([.B13:.D13])" office:value-type="currency" office:currency="EUR" office:value="29631.3023046305" calcext:value-type="currency">
            <text:p>29.631,30 €</text:p>
          </table:table-cell>
          <table:table-cell table:formula="of:=1500" office:value-type="float" office:value="1500" calcext:value-type="float">
            <text:p>1500</text:p>
          </table:table-cell>
          <table:table-cell table:formula="of:=[.G12]" office:value-type="float" office:value="230" calcext:value-type="float">
            <text:p>230</text:p>
          </table:table-cell>
          <table:table-cell table:style-name="ce7" table:formula="of:=10%" office:value-type="percentage" office:value="0.1" calcext:value-type="percentage">
            <text:p>10,00 %</text:p>
          </table:table-cell>
          <table:table-cell table:formula="of:=[.I12]" office:value-type="currency" office:currency="EUR" office:value="0.8646" calcext:value-type="currency">
            <text:p>0,86 €</text:p>
          </table:table-cell>
          <table:table-cell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14]*[.G14]*[.I14]" office:value-type="currency" office:currency="EUR" office:value="298287" calcext:value-type="currency">
            <text:p>298.287,00 €</text:p>
          </table:table-cell>
          <table:table-cell table:formula="of:=-(30000+0.6*[.F14]*[.G14])" office:value-type="currency" office:currency="EUR" office:value="-237000" calcext:value-type="currency">
            <text:p>-237.000,00 €</text:p>
          </table:table-cell>
          <table:table-cell table:formula="of:=SUM([.B14:.D14])" office:value-type="currency" office:currency="EUR" office:value="61287" calcext:value-type="currency">
            <text:p>61.287,00 €</text:p>
          </table:table-cell>
          <table:table-cell table:formula="of:=1500" office:value-type="float" office:value="1500" calcext:value-type="float">
            <text:p>1500</text:p>
          </table:table-cell>
          <table:table-cell table:formula="of:=[.G13]" office:value-type="float" office:value="230" calcext:value-type="float">
            <text:p>230</text:p>
          </table:table-cell>
          <table:table-cell table:style-name="ce7"/>
          <table:table-cell table:formula="of:=[.I13]" office:value-type="currency" office:currency="EUR" office:value="0.8646" calcext:value-type="currency">
            <text:p>0,86 €</text:p>
          </table:table-cell>
          <table:table-cell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15]*[.G15]*[.I15]" office:value-type="currency" office:currency="EUR" office:value="298287" calcext:value-type="currency">
            <text:p>298.287,00 €</text:p>
          </table:table-cell>
          <table:table-cell table:formula="of:=-(30000+0.6*[.F15]*[.G15])" office:value-type="currency" office:currency="EUR" office:value="-237000" calcext:value-type="currency">
            <text:p>-237.000,00 €</text:p>
          </table:table-cell>
          <table:table-cell table:formula="of:=SUM([.B15:.D15])" office:value-type="currency" office:currency="EUR" office:value="61287" calcext:value-type="currency">
            <text:p>61.287,00 €</text:p>
          </table:table-cell>
          <table:table-cell table:formula="of:=1500" office:value-type="float" office:value="1500" calcext:value-type="float">
            <text:p>1500</text:p>
          </table:table-cell>
          <table:table-cell table:formula="of:=[.G14]" office:value-type="float" office:value="230" calcext:value-type="float">
            <text:p>230</text:p>
          </table:table-cell>
          <table:table-cell/>
          <table:table-cell table:formula="of:=[.I14]" office:value-type="currency" office:currency="EUR" office:value="0.8646" calcext:value-type="currency">
            <text:p>0,86 €</text:p>
          </table:table-cell>
          <table:table-cell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16]*[.G16]*[.I16]" office:value-type="currency" office:currency="EUR" office:value="298287" calcext:value-type="currency">
            <text:p>298.287,00 €</text:p>
          </table:table-cell>
          <table:table-cell table:formula="of:=-(30000+0.6*[.F16]*[.G16])" office:value-type="currency" office:currency="EUR" office:value="-237000" calcext:value-type="currency">
            <text:p>-237.000,00 €</text:p>
          </table:table-cell>
          <table:table-cell table:formula="of:=SUM([.B16:.D16])" office:value-type="currency" office:currency="EUR" office:value="61287" calcext:value-type="currency">
            <text:p>61.287,00 €</text:p>
          </table:table-cell>
          <table:table-cell table:formula="of:=1500" office:value-type="float" office:value="1500" calcext:value-type="float">
            <text:p>1500</text:p>
          </table:table-cell>
          <table:table-cell table:formula="of:=[.G15]" office:value-type="float" office:value="230" calcext:value-type="float">
            <text:p>230</text:p>
          </table:table-cell>
          <table:table-cell/>
          <table:table-cell table:formula="of:=[.I15]" office:value-type="currency" office:currency="EUR" office:value="0.8646" calcext:value-type="currency">
            <text:p>0,86 €</text:p>
          </table:table-cell>
          <table:table-cell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17]*[.G17]*[.I17]" office:value-type="currency" office:currency="EUR" office:value="298287" calcext:value-type="currency">
            <text:p>298.287,00 €</text:p>
          </table:table-cell>
          <table:table-cell table:formula="of:=-(30000+0.6*[.F17]*[.G17])" office:value-type="currency" office:currency="EUR" office:value="-237000" calcext:value-type="currency">
            <text:p>-237.000,00 €</text:p>
          </table:table-cell>
          <table:table-cell table:formula="of:=SUM([.B17:.D17])" office:value-type="currency" office:currency="EUR" office:value="61287" calcext:value-type="currency">
            <text:p>61.287,00 €</text:p>
          </table:table-cell>
          <table:table-cell table:formula="of:=1500" office:value-type="float" office:value="1500" calcext:value-type="float">
            <text:p>1500</text:p>
          </table:table-cell>
          <table:table-cell table:formula="of:=[.G16]" office:value-type="float" office:value="230" calcext:value-type="float">
            <text:p>230</text:p>
          </table:table-cell>
          <table:table-cell/>
          <table:table-cell table:formula="of:=[.I16]" office:value-type="currency" office:currency="EUR" office:value="0.8646" calcext:value-type="currency">
            <text:p>0,86 €</text:p>
          </table:table-cell>
          <table:table-cell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18]*[.G18]*[.I18]" office:value-type="currency" office:currency="EUR" office:value="298287" calcext:value-type="currency">
            <text:p>298.287,00 €</text:p>
          </table:table-cell>
          <table:table-cell table:formula="of:=-(30000+0.6*[.F18]*[.G18])" office:value-type="currency" office:currency="EUR" office:value="-237000" calcext:value-type="currency">
            <text:p>-237.000,00 €</text:p>
          </table:table-cell>
          <table:table-cell table:formula="of:=SUM([.B18:.D18])" office:value-type="currency" office:currency="EUR" office:value="61287" calcext:value-type="currency">
            <text:p>61.287,00 €</text:p>
          </table:table-cell>
          <table:table-cell table:formula="of:=1500" office:value-type="float" office:value="1500" calcext:value-type="float">
            <text:p>1500</text:p>
          </table:table-cell>
          <table:table-cell table:formula="of:=[.G17]" office:value-type="float" office:value="230" calcext:value-type="float">
            <text:p>230</text:p>
          </table:table-cell>
          <table:table-cell/>
          <table:table-cell table:formula="of:=[.I17]" office:value-type="currency" office:currency="EUR" office:value="0.8646" calcext:value-type="currency">
            <text:p>0,86 €</text:p>
          </table:table-cell>
          <table:table-cell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19]*[.G19]*[.I19]" office:value-type="currency" office:currency="EUR" office:value="298287" calcext:value-type="currency">
            <text:p>298.287,00 €</text:p>
          </table:table-cell>
          <table:table-cell table:formula="of:=-(30000+0.6*[.F19]*[.G19])" office:value-type="currency" office:currency="EUR" office:value="-237000" calcext:value-type="currency">
            <text:p>-237.000,00 €</text:p>
          </table:table-cell>
          <table:table-cell table:formula="of:=SUM([.B19:.D19])" office:value-type="currency" office:currency="EUR" office:value="61287" calcext:value-type="currency">
            <text:p>61.287,00 €</text:p>
          </table:table-cell>
          <table:table-cell table:formula="of:=1500" office:value-type="float" office:value="1500" calcext:value-type="float">
            <text:p>1500</text:p>
          </table:table-cell>
          <table:table-cell table:formula="of:=[.G18]" office:value-type="float" office:value="230" calcext:value-type="float">
            <text:p>230</text:p>
          </table:table-cell>
          <table:table-cell/>
          <table:table-cell table:formula="of:=[.I18]" office:value-type="currency" office:currency="EUR" office:value="0.8646" calcext:value-type="currency">
            <text:p>0,86 €</text:p>
          </table:table-cell>
          <table:table-cell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20]*[.G20]*[.I20]" office:value-type="currency" office:currency="EUR" office:value="298287" calcext:value-type="currency">
            <text:p>298.287,00 €</text:p>
          </table:table-cell>
          <table:table-cell table:formula="of:=-(30000+0.6*[.F20]*[.G20])" office:value-type="currency" office:currency="EUR" office:value="-237000" calcext:value-type="currency">
            <text:p>-237.000,00 €</text:p>
          </table:table-cell>
          <table:table-cell table:formula="of:=SUM([.B20:.D20])" office:value-type="currency" office:currency="EUR" office:value="61287" calcext:value-type="currency">
            <text:p>61.287,00 €</text:p>
          </table:table-cell>
          <table:table-cell table:formula="of:=1500" office:value-type="float" office:value="1500" calcext:value-type="float">
            <text:p>1500</text:p>
          </table:table-cell>
          <table:table-cell table:formula="of:=[.G19]" office:value-type="float" office:value="230" calcext:value-type="float">
            <text:p>230</text:p>
          </table:table-cell>
          <table:table-cell/>
          <table:table-cell table:formula="of:=[.I19]" office:value-type="currency" office:currency="EUR" office:value="0.8646" calcext:value-type="currency">
            <text:p>0,86 €</text:p>
          </table:table-cell>
          <table:table-cell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21]*[.G21]*[.I21]" office:value-type="currency" office:currency="EUR" office:value="298287" calcext:value-type="currency">
            <text:p>298.287,00 €</text:p>
          </table:table-cell>
          <table:table-cell table:formula="of:=-(30000+0.6*[.F21]*[.G21])" office:value-type="currency" office:currency="EUR" office:value="-237000" calcext:value-type="currency">
            <text:p>-237.000,00 €</text:p>
          </table:table-cell>
          <table:table-cell table:formula="of:=SUM([.B21:.D21])" office:value-type="currency" office:currency="EUR" office:value="61287" calcext:value-type="currency">
            <text:p>61.287,00 €</text:p>
          </table:table-cell>
          <table:table-cell table:formula="of:=1500" office:value-type="float" office:value="1500" calcext:value-type="float">
            <text:p>1500</text:p>
          </table:table-cell>
          <table:table-cell table:formula="of:=[.G20]" office:value-type="float" office:value="230" calcext:value-type="float">
            <text:p>230</text:p>
          </table:table-cell>
          <table:table-cell/>
          <table:table-cell table:formula="of:=[.I20]" office:value-type="currency" office:currency="EUR" office:value="0.8646" calcext:value-type="currency">
            <text:p>0,86 €</text:p>
          </table:table-cell>
          <table:table-cell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22]*[.G22]*[.I22]" office:value-type="currency" office:currency="EUR" office:value="298287" calcext:value-type="currency">
            <text:p>298.287,00 €</text:p>
          </table:table-cell>
          <table:table-cell table:formula="of:=-(30000+0.6*[.F22]*[.G22])" office:value-type="currency" office:currency="EUR" office:value="-237000" calcext:value-type="currency">
            <text:p>-237.000,00 €</text:p>
          </table:table-cell>
          <table:table-cell table:formula="of:=SUM([.B22:.D22])" office:value-type="currency" office:currency="EUR" office:value="61287" calcext:value-type="currency">
            <text:p>61.287,00 €</text:p>
          </table:table-cell>
          <table:table-cell table:formula="of:=1500" office:value-type="float" office:value="1500" calcext:value-type="float">
            <text:p>1500</text:p>
          </table:table-cell>
          <table:table-cell table:formula="of:=[.G21]" office:value-type="float" office:value="230" calcext:value-type="float">
            <text:p>230</text:p>
          </table:table-cell>
          <table:table-cell/>
          <table:table-cell table:formula="of:=[.I21]" office:value-type="currency" office:currency="EUR" office:value="0.8646" calcext:value-type="currency">
            <text:p>0,86 €</text:p>
          </table:table-cell>
          <table:table-cell/>
        </table:table-row>
        <table:table-row table:style-name="ro1">
          <table:table-cell table:style-name="ce1" table:number-columns-repeated="9"/>
          <table:table-cell/>
        </table:table-row>
        <table:table-row table:style-name="ro1">
          <table:table-cell/>
          <table:table-cell table:style-name="Default"/>
          <table:table-cell table:style-name="ce1"/>
          <table:table-cell table:style-name="Default" office:value-type="string" calcext:value-type="string">
            <text:p>VAN</text:p>
          </table:table-cell>
          <table:table-cell table:style-name="Default" office:value-type="string" calcext:value-type="string">
            <text:p>VAN Q</text:p>
          </table:table-cell>
          <table:table-cell table:style-name="ce5" office:value-type="string" calcext:value-type="string">
            <text:p>Q</text:p>
          </table:table-cell>
          <table:table-cell office:value-type="string" calcext:value-type="string">
            <text:p>TIR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NTERÉS MERCADO</text:p>
          </table:table-cell>
          <table:table-cell table:style-name="Default"/>
          <table:table-cell table:style-name="ce1"/>
          <table:table-cell table:formula="of:=NPV([.A26];[.E3:.E22])+[.E2]" office:value-type="currency" office:currency="EUR" office:value="6.37152964642155" calcext:value-type="currency">
            <text:p>6,37 €</text:p>
          </table:table-cell>
          <table:table-cell table:formula="of:=NPV([.A26];[.B3:.B22])+[.B2]" office:value-type="currency" office:currency="EUR" office:value="-406414.557556866" calcext:value-type="currency">
            <text:p>-406.414,56 €</text:p>
          </table:table-cell>
          <table:table-cell table:style-name="ce6" table:formula="of:=-([.D25]/[.E25])" office:value-type="percentage" office:value="0.0000156774149152618" calcext:value-type="percentage">
            <text:p>0,00 %</text:p>
          </table:table-cell>
          <table:table-cell table:style-name="ce7" table:formula="of:=IRR([.E2:.E22])" office:value-type="percentage" office:value="0.10000251363479" calcext:value-type="percentage">
            <text:p>10,00 %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2" table:formula="of:=10%" office:value-type="float" office:value="0.1" calcext:value-type="float">
            <text:p>0,1</text:p>
          </table:table-cell>
          <table:table-cell table:style-name="Default"/>
          <table:table-cell table:style-name="ce4"/>
          <table:table-cell table:style-name="Default" table:number-columns-repeated="2"/>
          <table:table-cell table:style-name="ce6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PAGOS FUNCIONAMIENTO</text:p>
          </table:table-cell>
          <table:covered-table-cell table:style-name="Default"/>
          <table:table-cell table:style-name="ce1"/>
          <table:table-cell table:style-name="Default" table:number-columns-repeated="2"/>
          <table:table-cell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30000+0,6*producción</text:p>
          </table:table-cell>
          <table:covered-table-cell table:style-name="Default"/>
          <table:table-cell table:style-name="ce1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 table:number-rows-repeated="2">
          <table:table-cell table:style-name="ce1"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spanned="7" table:number-rows-spanned="1"/>
          <table:covered-table-cell table:number-columns-repeated="4" table:style-name="Default"/>
          <table:covered-table-cell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spanned="9" table:number-rows-spanned="1"/>
          <table:covered-table-cell table:number-columns-repeated="4" table:style-name="Default"/>
          <table:covered-table-cell table:number-columns-repeated="3"/>
          <table:covered-table-cell table:style-name="Default"/>
          <table:table-cell table:style-name="Default"/>
        </table:table-row>
        <table:table-row table:style-name="ro1">
          <table:table-cell table:number-columns-spanned="7" table:number-rows-spanned="1"/>
          <table:covered-table-cell table:number-columns-repeated="4" table:style-name="Default"/>
          <table:covered-table-cell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spanned="4" table:number-rows-spanned="1"/>
          <table:covered-table-cell table:number-columns-repeated="3" table:style-name="Default"/>
          <table:table-cell table:style-name="Default"/>
          <table:table-cell table:number-columns-repeated="3"/>
          <table:table-cell table:style-name="Default" table:number-columns-repeated="2"/>
        </table:table-row>
      </table:table>
      <table:table table:name="ejercicio1c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ce3"/>
        <table:table-column table:style-name="co10" table:default-cell-style-name="ce3"/>
        <table:table-column table:style-name="co3" table:default-cell-style-name="ce1"/>
        <table:table-row table:style-name="ro1">
          <table:table-cell office:value-type="string" calcext:value-type="string">
            <text:p>AÑO</text:p>
          </table:table-cell>
          <table:table-cell table:style-name="Default" office:value-type="string" calcext:value-type="string">
            <text:p>PAGOS INVERSIÓN</text:p>
          </table:table-cell>
          <table:table-cell table:style-name="Default" office:value-type="string" calcext:value-type="string">
            <text:p>COBROS</text:p>
          </table:table-cell>
          <table:table-cell table:style-name="Default" office:value-type="string" calcext:value-type="string">
            <text:p>PAGOS</text:p>
          </table:table-cell>
          <table:table-cell table:style-name="Default" office:value-type="string" calcext:value-type="string">
            <text:p>MOVIMIENTOS FONDOS</text:p>
          </table:table-cell>
          <table:table-cell office:value-type="string" calcext:value-type="string">
            <text:p>PRODUCCIÓN</text:p>
          </table:table-cell>
          <table:table-cell office:value-type="string" calcext:value-type="string">
            <text:p>DÍAS ÚTILES TRABAJO AÑO</text:p>
          </table:table-cell>
          <table:table-cell office:value-type="string" calcext:value-type="string">
            <text:p>INTERÉS</text:p>
          </table:table-cell>
          <table:table-cell table:style-name="Default" office:value-type="string" calcext:value-type="string">
            <text:p>PRECIO VENTA PRODUCTO</text:p>
          </table:table-cell>
          <table:table-cell table:style-name="Default" office:value-type="string" calcext:value-type="string">
            <text:p>RECUPERACIÓ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-180000" office:value-type="currency" office:currency="EUR" office:value="-180000" calcext:value-type="currency">
            <text:p>-180.000,00 €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SUM([.B2:.D2])" office:value-type="currency" office:currency="EUR" office:value="-180000" calcext:value-type="currency">
            <text:p>-180.000,00 €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-120000" office:value-type="currency" office:currency="EUR" office:value="-120000" calcext:value-type="currency">
            <text:p>-120.000,00 €</text:p>
          </table:table-cell>
          <table:table-cell table:formula="of:=[.F3]*[.G3]*[.I3]" office:value-type="currency" office:currency="EUR" office:value="276000" calcext:value-type="currency">
            <text:p>276.000,00 €</text:p>
          </table:table-cell>
          <table:table-cell table:formula="of:=-(30000+0.6*[.F3]*[.G3])" office:value-type="currency" office:currency="EUR" office:value="-168000" calcext:value-type="currency">
            <text:p>-168.000,00 €</text:p>
          </table:table-cell>
          <table:table-cell table:formula="of:=SUM([.B3:.D3])" office:value-type="currency" office:currency="EUR" office:value="-12000" calcext:value-type="currency">
            <text:p>-12.000,00 €</text:p>
          </table:table-cell>
          <table:table-cell table:formula="of:=1000" office:value-type="float" office:value="1000" calcext:value-type="float">
            <text:p>1000</text:p>
          </table:table-cell>
          <table:table-cell table:formula="of:=230" office:value-type="float" office:value="230" calcext:value-type="float">
            <text:p>230</text:p>
          </table:table-cell>
          <table:table-cell/>
          <table:table-cell table:formula="of:=1.2" office:value-type="currency" office:currency="EUR" office:value="1.2" calcext:value-type="currency">
            <text:p>1,20 €</text:p>
          </table:table-cell>
          <table:table-cell table:formula="of:=NPV(10%;[.E$3:.E3])+[.E$2]" office:value-type="currency" office:currency="EUR" office:value="-190909.090909091" calcext:value-type="currency">
            <text:p>-190.909,09 €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-60000" office:value-type="currency" office:currency="EUR" office:value="-60000" calcext:value-type="currency">
            <text:p>-60.000,00 €</text:p>
          </table:table-cell>
          <table:table-cell table:formula="of:=[.F4]*[.G4]*[.I4]" office:value-type="currency" office:currency="EUR" office:value="276000" calcext:value-type="currency">
            <text:p>276.000,00 €</text:p>
          </table:table-cell>
          <table:table-cell table:formula="of:=-(30000+0.6*[.F4]*[.G4])" office:value-type="currency" office:currency="EUR" office:value="-168000" calcext:value-type="currency">
            <text:p>-168.000,00 €</text:p>
          </table:table-cell>
          <table:table-cell table:formula="of:=SUM([.B4:.D4])" office:value-type="currency" office:currency="EUR" office:value="48000" calcext:value-type="currency">
            <text:p>48.000,00 €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G3]" office:value-type="float" office:value="230" calcext:value-type="float">
            <text:p>230</text:p>
          </table:table-cell>
          <table:table-cell/>
          <table:table-cell table:formula="of:=[.I3]" office:value-type="currency" office:currency="EUR" office:value="1.2" calcext:value-type="currency">
            <text:p>1,20 €</text:p>
          </table:table-cell>
          <table:table-cell table:formula="of:=NPV(10%;[.E$3:.E4])+[.E$2]" office:value-type="currency" office:currency="EUR" office:value="-151239.669421488" calcext:value-type="currency">
            <text:p>-151.239,67 €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5]*[.G5]*[.I5]" office:value-type="currency" office:currency="EUR" office:value="276000" calcext:value-type="currency">
            <text:p>276.000,00 €</text:p>
          </table:table-cell>
          <table:table-cell table:formula="of:=-(30000+0.6*[.F5]*[.G5])" office:value-type="currency" office:currency="EUR" office:value="-168000" calcext:value-type="currency">
            <text:p>-168.000,00 €</text:p>
          </table:table-cell>
          <table:table-cell table:formula="of:=SUM([.B5:.D5])" office:value-type="currency" office:currency="EUR" office:value="108000" calcext:value-type="currency">
            <text:p>108.000,00 €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G4]" office:value-type="float" office:value="230" calcext:value-type="float">
            <text:p>230</text:p>
          </table:table-cell>
          <table:table-cell/>
          <table:table-cell table:formula="of:=[.I4]" office:value-type="currency" office:currency="EUR" office:value="1.2" calcext:value-type="currency">
            <text:p>1,20 €</text:p>
          </table:table-cell>
          <table:table-cell table:formula="of:=NPV(10%;[.E$3:.E5])+[.E$2]" office:value-type="currency" office:currency="EUR" office:value="-70097.6709241173" calcext:value-type="currency">
            <text:p>-70.097,67 €</text:p>
          </table:table-cell>
          <table:table-cell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6]*[.G6]*[.I6]" office:value-type="currency" office:currency="EUR" office:value="276000" calcext:value-type="currency">
            <text:p>276.000,00 €</text:p>
          </table:table-cell>
          <table:table-cell table:formula="of:=-(30000+0.6*[.F6]*[.G6])" office:value-type="currency" office:currency="EUR" office:value="-168000" calcext:value-type="currency">
            <text:p>-168.000,00 €</text:p>
          </table:table-cell>
          <table:table-cell table:formula="of:=SUM([.B6:.D6])" office:value-type="currency" office:currency="EUR" office:value="108000" calcext:value-type="currency">
            <text:p>108.000,00 €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G5]" office:value-type="float" office:value="230" calcext:value-type="float">
            <text:p>230</text:p>
          </table:table-cell>
          <table:table-cell/>
          <table:table-cell table:formula="of:=[.I5]" office:value-type="currency" office:currency="EUR" office:value="1.2" calcext:value-type="currency">
            <text:p>1,20 €</text:p>
          </table:table-cell>
          <table:table-cell table:formula="of:=NPV(10%;[.E$3:.E6])+[.E$2]" office:value-type="currency" office:currency="EUR" office:value="3667.7822553103" calcext:value-type="currency">
            <text:p>3.667,78 €</text:p>
          </table:table-cell>
          <table:table-cell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7]*[.G7]*[.I7]" office:value-type="currency" office:currency="EUR" office:value="276000" calcext:value-type="currency">
            <text:p>276.000,00 €</text:p>
          </table:table-cell>
          <table:table-cell table:formula="of:=-(30000+0.6*[.F7]*[.G7])" office:value-type="currency" office:currency="EUR" office:value="-168000" calcext:value-type="currency">
            <text:p>-168.000,00 €</text:p>
          </table:table-cell>
          <table:table-cell table:formula="of:=SUM([.B7:.D7])" office:value-type="currency" office:currency="EUR" office:value="108000" calcext:value-type="currency">
            <text:p>108.000,00 €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G6]" office:value-type="float" office:value="230" calcext:value-type="float">
            <text:p>230</text:p>
          </table:table-cell>
          <table:table-cell/>
          <table:table-cell table:formula="of:=[.I6]" office:value-type="currency" office:currency="EUR" office:value="1.2" calcext:value-type="currency">
            <text:p>1,20 €</text:p>
          </table:table-cell>
          <table:table-cell table:formula="of:=NPV(10%;[.E$3:.E7])+[.E$2]" office:value-type="currency" office:currency="EUR" office:value="70727.285145699" calcext:value-type="currency">
            <text:p>70.727,29 €</text:p>
          </table:table-cell>
          <table:table-cell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8]*[.G8]*[.I8]" office:value-type="currency" office:currency="EUR" office:value="414000" calcext:value-type="currency">
            <text:p>414.000,00 €</text:p>
          </table:table-cell>
          <table:table-cell table:formula="of:=-(30000+0.6*[.F8]*[.G8])" office:value-type="currency" office:currency="EUR" office:value="-237000" calcext:value-type="currency">
            <text:p>-237.000,00 €</text:p>
          </table:table-cell>
          <table:table-cell table:formula="of:=SUM([.B8:.D8])" office:value-type="currency" office:currency="EUR" office:value="177000" calcext:value-type="currency">
            <text:p>177.000,00 €</text:p>
          </table:table-cell>
          <table:table-cell table:formula="of:=1500" office:value-type="float" office:value="1500" calcext:value-type="float">
            <text:p>1500</text:p>
          </table:table-cell>
          <table:table-cell table:formula="of:=[.G7]" office:value-type="float" office:value="230" calcext:value-type="float">
            <text:p>230</text:p>
          </table:table-cell>
          <table:table-cell/>
          <table:table-cell table:formula="of:=[.I7]" office:value-type="currency" office:currency="EUR" office:value="1.2" calcext:value-type="currency">
            <text:p>1,20 €</text:p>
          </table:table-cell>
          <table:table-cell table:formula="of:=NPV(10%;[.E$3:.E8])+[.E$2]" office:value-type="currency" office:currency="EUR" office:value="170639.170765218" calcext:value-type="currency">
            <text:p>170.639,17 €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PMT([.H9];5;120000)" office:value-type="currency" office:currency="EUR" office:value="-31655.6976953694" calcext:value-type="currency">
            <text:p>-31.655,70 €</text:p>
          </table:table-cell>
          <table:table-cell table:formula="of:=[.F9]*[.G9]*[.I9]" office:value-type="currency" office:currency="EUR" office:value="414000" calcext:value-type="currency">
            <text:p>414.000,00 €</text:p>
          </table:table-cell>
          <table:table-cell table:formula="of:=-(30000+0.6*[.F9]*[.G9])" office:value-type="currency" office:currency="EUR" office:value="-237000" calcext:value-type="currency">
            <text:p>-237.000,00 €</text:p>
          </table:table-cell>
          <table:table-cell table:formula="of:=SUM([.B9:.D9])" office:value-type="currency" office:currency="EUR" office:value="145344.302304631" calcext:value-type="currency">
            <text:p>145.344,30 €</text:p>
          </table:table-cell>
          <table:table-cell table:formula="of:=1500" office:value-type="float" office:value="1500" calcext:value-type="float">
            <text:p>1500</text:p>
          </table:table-cell>
          <table:table-cell table:formula="of:=[.G8]" office:value-type="float" office:value="230" calcext:value-type="float">
            <text:p>230</text:p>
          </table:table-cell>
          <table:table-cell table:style-name="ce7" table:formula="of:=10%" office:value-type="percentage" office:value="0.1" calcext:value-type="percentage">
            <text:p>10,00 %</text:p>
          </table:table-cell>
          <table:table-cell table:formula="of:=[.I8]" office:value-type="currency" office:currency="EUR" office:value="1.2" calcext:value-type="currency">
            <text:p>1,20 €</text:p>
          </table:table-cell>
          <table:table-cell table:formula="of:=NPV(10%;[.E$3:.E9])+[.E$2]" office:value-type="currency" office:currency="EUR" office:value="245223.779431417" calcext:value-type="currency">
            <text:p>245.223,78 €</text:p>
          </table:table-cell>
          <table:table-cell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PMT([.H10];5;120000)" office:value-type="currency" office:currency="EUR" office:value="-31655.6976953694" calcext:value-type="currency">
            <text:p>-31.655,70 €</text:p>
          </table:table-cell>
          <table:table-cell table:formula="of:=[.F10]*[.G10]*[.I10]" office:value-type="currency" office:currency="EUR" office:value="414000" calcext:value-type="currency">
            <text:p>414.000,00 €</text:p>
          </table:table-cell>
          <table:table-cell table:formula="of:=-(30000+0.6*[.F10]*[.G10])" office:value-type="currency" office:currency="EUR" office:value="-237000" calcext:value-type="currency">
            <text:p>-237.000,00 €</text:p>
          </table:table-cell>
          <table:table-cell table:formula="of:=SUM([.B10:.D10])" office:value-type="currency" office:currency="EUR" office:value="145344.302304631" calcext:value-type="currency">
            <text:p>145.344,30 €</text:p>
          </table:table-cell>
          <table:table-cell table:formula="of:=1500" office:value-type="float" office:value="1500" calcext:value-type="float">
            <text:p>1500</text:p>
          </table:table-cell>
          <table:table-cell table:formula="of:=[.G9]" office:value-type="float" office:value="230" calcext:value-type="float">
            <text:p>230</text:p>
          </table:table-cell>
          <table:table-cell table:style-name="ce7" table:formula="of:=10%" office:value-type="percentage" office:value="0.1" calcext:value-type="percentage">
            <text:p>10,00 %</text:p>
          </table:table-cell>
          <table:table-cell table:formula="of:=[.I9]" office:value-type="currency" office:currency="EUR" office:value="1.2" calcext:value-type="currency">
            <text:p>1,20 €</text:p>
          </table:table-cell>
          <table:table-cell table:formula="of:=NPV(10%;[.E$3:.E10])+[.E$2]" office:value-type="currency" office:currency="EUR" office:value="313027.969127961" calcext:value-type="currency">
            <text:p>313.027,97 €</text:p>
          </table:table-cell>
          <table:table-cell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PMT([.H11];5;120000)" office:value-type="currency" office:currency="EUR" office:value="-31655.6976953694" calcext:value-type="currency">
            <text:p>-31.655,70 €</text:p>
          </table:table-cell>
          <table:table-cell table:formula="of:=[.F11]*[.G11]*[.I11]" office:value-type="currency" office:currency="EUR" office:value="414000" calcext:value-type="currency">
            <text:p>414.000,00 €</text:p>
          </table:table-cell>
          <table:table-cell table:formula="of:=-(30000+0.6*[.F11]*[.G11])" office:value-type="currency" office:currency="EUR" office:value="-237000" calcext:value-type="currency">
            <text:p>-237.000,00 €</text:p>
          </table:table-cell>
          <table:table-cell table:formula="of:=SUM([.B11:.D11])" office:value-type="currency" office:currency="EUR" office:value="145344.302304631" calcext:value-type="currency">
            <text:p>145.344,30 €</text:p>
          </table:table-cell>
          <table:table-cell table:formula="of:=1500" office:value-type="float" office:value="1500" calcext:value-type="float">
            <text:p>1500</text:p>
          </table:table-cell>
          <table:table-cell table:formula="of:=[.G10]" office:value-type="float" office:value="230" calcext:value-type="float">
            <text:p>230</text:p>
          </table:table-cell>
          <table:table-cell table:style-name="ce7" table:formula="of:=10%" office:value-type="percentage" office:value="0.1" calcext:value-type="percentage">
            <text:p>10,00 %</text:p>
          </table:table-cell>
          <table:table-cell table:formula="of:=[.I10]" office:value-type="currency" office:currency="EUR" office:value="1.2" calcext:value-type="currency">
            <text:p>1,20 €</text:p>
          </table:table-cell>
          <table:table-cell table:formula="of:=NPV(10%;[.E$3:.E11])+[.E$2]" office:value-type="currency" office:currency="EUR" office:value="374668.141579366" calcext:value-type="currency">
            <text:p>374.668,14 €</text:p>
          </table:table-cell>
          <table:table-cell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PMT([.H12];5;120000)" office:value-type="currency" office:currency="EUR" office:value="-31655.6976953694" calcext:value-type="currency">
            <text:p>-31.655,70 €</text:p>
          </table:table-cell>
          <table:table-cell table:formula="of:=[.F12]*[.G12]*[.I12]" office:value-type="currency" office:currency="EUR" office:value="414000" calcext:value-type="currency">
            <text:p>414.000,00 €</text:p>
          </table:table-cell>
          <table:table-cell table:formula="of:=-(30000+0.6*[.F12]*[.G12])" office:value-type="currency" office:currency="EUR" office:value="-237000" calcext:value-type="currency">
            <text:p>-237.000,00 €</text:p>
          </table:table-cell>
          <table:table-cell table:formula="of:=SUM([.B12:.D12])" office:value-type="currency" office:currency="EUR" office:value="145344.302304631" calcext:value-type="currency">
            <text:p>145.344,30 €</text:p>
          </table:table-cell>
          <table:table-cell table:formula="of:=1500" office:value-type="float" office:value="1500" calcext:value-type="float">
            <text:p>1500</text:p>
          </table:table-cell>
          <table:table-cell table:formula="of:=[.G11]" office:value-type="float" office:value="230" calcext:value-type="float">
            <text:p>230</text:p>
          </table:table-cell>
          <table:table-cell table:style-name="ce7" table:formula="of:=10%" office:value-type="percentage" office:value="0.1" calcext:value-type="percentage">
            <text:p>10,00 %</text:p>
          </table:table-cell>
          <table:table-cell table:formula="of:=[.I11]" office:value-type="currency" office:currency="EUR" office:value="1.2" calcext:value-type="currency">
            <text:p>1,20 €</text:p>
          </table:table-cell>
          <table:table-cell table:formula="of:=NPV(10%;[.E$3:.E12])+[.E$2]" office:value-type="currency" office:currency="EUR" office:value="430704.661989733" calcext:value-type="currency">
            <text:p>430.704,66 €</text:p>
          </table:table-cell>
          <table:table-cell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PMT([.H13];5;120000)" office:value-type="currency" office:currency="EUR" office:value="-31655.6976953694" calcext:value-type="currency">
            <text:p>-31.655,70 €</text:p>
          </table:table-cell>
          <table:table-cell table:formula="of:=[.F13]*[.G13]*[.I13]" office:value-type="currency" office:currency="EUR" office:value="414000" calcext:value-type="currency">
            <text:p>414.000,00 €</text:p>
          </table:table-cell>
          <table:table-cell table:formula="of:=-(30000+0.6*[.F13]*[.G13])" office:value-type="currency" office:currency="EUR" office:value="-237000" calcext:value-type="currency">
            <text:p>-237.000,00 €</text:p>
          </table:table-cell>
          <table:table-cell table:formula="of:=SUM([.B13:.D13])" office:value-type="currency" office:currency="EUR" office:value="145344.302304631" calcext:value-type="currency">
            <text:p>145.344,30 €</text:p>
          </table:table-cell>
          <table:table-cell table:formula="of:=1500" office:value-type="float" office:value="1500" calcext:value-type="float">
            <text:p>1500</text:p>
          </table:table-cell>
          <table:table-cell table:formula="of:=[.G12]" office:value-type="float" office:value="230" calcext:value-type="float">
            <text:p>230</text:p>
          </table:table-cell>
          <table:table-cell table:style-name="ce7" table:formula="of:=10%" office:value-type="percentage" office:value="0.1" calcext:value-type="percentage">
            <text:p>10,00 %</text:p>
          </table:table-cell>
          <table:table-cell table:formula="of:=[.I12]" office:value-type="currency" office:currency="EUR" office:value="1.2" calcext:value-type="currency">
            <text:p>1,20 €</text:p>
          </table:table-cell>
          <table:table-cell table:formula="of:=NPV(10%;[.E$3:.E13])+[.E$2]" office:value-type="currency" office:currency="EUR" office:value="481646.953271885" calcext:value-type="currency">
            <text:p>481.646,95 €</text:p>
          </table:table-cell>
          <table:table-cell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14]*[.G14]*[.I14]" office:value-type="currency" office:currency="EUR" office:value="414000" calcext:value-type="currency">
            <text:p>414.000,00 €</text:p>
          </table:table-cell>
          <table:table-cell table:formula="of:=-(30000+0.6*[.F14]*[.G14])" office:value-type="currency" office:currency="EUR" office:value="-237000" calcext:value-type="currency">
            <text:p>-237.000,00 €</text:p>
          </table:table-cell>
          <table:table-cell table:formula="of:=SUM([.B14:.D14])" office:value-type="currency" office:currency="EUR" office:value="177000" calcext:value-type="currency">
            <text:p>177.000,00 €</text:p>
          </table:table-cell>
          <table:table-cell table:formula="of:=1500" office:value-type="float" office:value="1500" calcext:value-type="float">
            <text:p>1500</text:p>
          </table:table-cell>
          <table:table-cell table:formula="of:=[.G13]" office:value-type="float" office:value="230" calcext:value-type="float">
            <text:p>230</text:p>
          </table:table-cell>
          <table:table-cell table:style-name="ce7"/>
          <table:table-cell table:formula="of:=[.I13]" office:value-type="currency" office:currency="EUR" office:value="1.2" calcext:value-type="currency">
            <text:p>1,20 €</text:p>
          </table:table-cell>
          <table:table-cell table:formula="of:=NPV(10%;[.E$3:.E14])+[.E$2]" office:value-type="currency" office:currency="EUR" office:value="538044.608006619" calcext:value-type="currency">
            <text:p>538.044,61 €</text:p>
          </table:table-cell>
          <table:table-cell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15]*[.G15]*[.I15]" office:value-type="currency" office:currency="EUR" office:value="414000" calcext:value-type="currency">
            <text:p>414.000,00 €</text:p>
          </table:table-cell>
          <table:table-cell table:formula="of:=-(30000+0.6*[.F15]*[.G15])" office:value-type="currency" office:currency="EUR" office:value="-237000" calcext:value-type="currency">
            <text:p>-237.000,00 €</text:p>
          </table:table-cell>
          <table:table-cell table:formula="of:=SUM([.B15:.D15])" office:value-type="currency" office:currency="EUR" office:value="177000" calcext:value-type="currency">
            <text:p>177.000,00 €</text:p>
          </table:table-cell>
          <table:table-cell table:formula="of:=1500" office:value-type="float" office:value="1500" calcext:value-type="float">
            <text:p>1500</text:p>
          </table:table-cell>
          <table:table-cell table:formula="of:=[.G14]" office:value-type="float" office:value="230" calcext:value-type="float">
            <text:p>230</text:p>
          </table:table-cell>
          <table:table-cell/>
          <table:table-cell table:formula="of:=[.I14]" office:value-type="currency" office:currency="EUR" office:value="1.2" calcext:value-type="currency">
            <text:p>1,20 €</text:p>
          </table:table-cell>
          <table:table-cell table:formula="of:=NPV(10%;[.E$3:.E15])+[.E$2]" office:value-type="currency" office:currency="EUR" office:value="589315.203220012" calcext:value-type="currency">
            <text:p>589.315,20 €</text:p>
          </table:table-cell>
          <table:table-cell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16]*[.G16]*[.I16]" office:value-type="currency" office:currency="EUR" office:value="414000" calcext:value-type="currency">
            <text:p>414.000,00 €</text:p>
          </table:table-cell>
          <table:table-cell table:formula="of:=-(30000+0.6*[.F16]*[.G16])" office:value-type="currency" office:currency="EUR" office:value="-237000" calcext:value-type="currency">
            <text:p>-237.000,00 €</text:p>
          </table:table-cell>
          <table:table-cell table:formula="of:=SUM([.B16:.D16])" office:value-type="currency" office:currency="EUR" office:value="177000" calcext:value-type="currency">
            <text:p>177.000,00 €</text:p>
          </table:table-cell>
          <table:table-cell table:formula="of:=1500" office:value-type="float" office:value="1500" calcext:value-type="float">
            <text:p>1500</text:p>
          </table:table-cell>
          <table:table-cell table:formula="of:=[.G15]" office:value-type="float" office:value="230" calcext:value-type="float">
            <text:p>230</text:p>
          </table:table-cell>
          <table:table-cell/>
          <table:table-cell table:formula="of:=[.I15]" office:value-type="currency" office:currency="EUR" office:value="1.2" calcext:value-type="currency">
            <text:p>1,20 €</text:p>
          </table:table-cell>
          <table:table-cell table:formula="of:=NPV(10%;[.E$3:.E16])+[.E$2]" office:value-type="currency" office:currency="EUR" office:value="635924.835232188" calcext:value-type="currency">
            <text:p>635.924,84 €</text:p>
          </table:table-cell>
          <table:table-cell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17]*[.G17]*[.I17]" office:value-type="currency" office:currency="EUR" office:value="414000" calcext:value-type="currency">
            <text:p>414.000,00 €</text:p>
          </table:table-cell>
          <table:table-cell table:formula="of:=-(30000+0.6*[.F17]*[.G17])" office:value-type="currency" office:currency="EUR" office:value="-237000" calcext:value-type="currency">
            <text:p>-237.000,00 €</text:p>
          </table:table-cell>
          <table:table-cell table:formula="of:=SUM([.B17:.D17])" office:value-type="currency" office:currency="EUR" office:value="177000" calcext:value-type="currency">
            <text:p>177.000,00 €</text:p>
          </table:table-cell>
          <table:table-cell table:formula="of:=1500" office:value-type="float" office:value="1500" calcext:value-type="float">
            <text:p>1500</text:p>
          </table:table-cell>
          <table:table-cell table:formula="of:=[.G16]" office:value-type="float" office:value="230" calcext:value-type="float">
            <text:p>230</text:p>
          </table:table-cell>
          <table:table-cell/>
          <table:table-cell table:formula="of:=[.I16]" office:value-type="currency" office:currency="EUR" office:value="1.2" calcext:value-type="currency">
            <text:p>1,20 €</text:p>
          </table:table-cell>
          <table:table-cell table:formula="of:=NPV(10%;[.E$3:.E17])+[.E$2]" office:value-type="currency" office:currency="EUR" office:value="678297.22797053" calcext:value-type="currency">
            <text:p>678.297,23 €</text:p>
          </table:table-cell>
          <table:table-cell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18]*[.G18]*[.I18]" office:value-type="currency" office:currency="EUR" office:value="414000" calcext:value-type="currency">
            <text:p>414.000,00 €</text:p>
          </table:table-cell>
          <table:table-cell table:formula="of:=-(30000+0.6*[.F18]*[.G18])" office:value-type="currency" office:currency="EUR" office:value="-237000" calcext:value-type="currency">
            <text:p>-237.000,00 €</text:p>
          </table:table-cell>
          <table:table-cell table:formula="of:=SUM([.B18:.D18])" office:value-type="currency" office:currency="EUR" office:value="177000" calcext:value-type="currency">
            <text:p>177.000,00 €</text:p>
          </table:table-cell>
          <table:table-cell table:formula="of:=1500" office:value-type="float" office:value="1500" calcext:value-type="float">
            <text:p>1500</text:p>
          </table:table-cell>
          <table:table-cell table:formula="of:=[.G17]" office:value-type="float" office:value="230" calcext:value-type="float">
            <text:p>230</text:p>
          </table:table-cell>
          <table:table-cell/>
          <table:table-cell table:formula="of:=[.I17]" office:value-type="currency" office:currency="EUR" office:value="1.2" calcext:value-type="currency">
            <text:p>1,20 €</text:p>
          </table:table-cell>
          <table:table-cell table:formula="of:=NPV(10%;[.E$3:.E18])+[.E$2]" office:value-type="currency" office:currency="EUR" office:value="716817.585005387" calcext:value-type="currency">
            <text:p>716.817,59 €</text:p>
          </table:table-cell>
          <table:table-cell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19]*[.G19]*[.I19]" office:value-type="currency" office:currency="EUR" office:value="414000" calcext:value-type="currency">
            <text:p>414.000,00 €</text:p>
          </table:table-cell>
          <table:table-cell table:formula="of:=-(30000+0.6*[.F19]*[.G19])" office:value-type="currency" office:currency="EUR" office:value="-237000" calcext:value-type="currency">
            <text:p>-237.000,00 €</text:p>
          </table:table-cell>
          <table:table-cell table:formula="of:=SUM([.B19:.D19])" office:value-type="currency" office:currency="EUR" office:value="177000" calcext:value-type="currency">
            <text:p>177.000,00 €</text:p>
          </table:table-cell>
          <table:table-cell table:formula="of:=1500" office:value-type="float" office:value="1500" calcext:value-type="float">
            <text:p>1500</text:p>
          </table:table-cell>
          <table:table-cell table:formula="of:=[.G18]" office:value-type="float" office:value="230" calcext:value-type="float">
            <text:p>230</text:p>
          </table:table-cell>
          <table:table-cell/>
          <table:table-cell table:formula="of:=[.I18]" office:value-type="currency" office:currency="EUR" office:value="1.2" calcext:value-type="currency">
            <text:p>1,20 €</text:p>
          </table:table-cell>
          <table:table-cell table:formula="of:=NPV(10%;[.E$3:.E19])+[.E$2]" office:value-type="currency" office:currency="EUR" office:value="751836.09140071" calcext:value-type="currency">
            <text:p>751.836,09 €</text:p>
          </table:table-cell>
          <table:table-cell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20]*[.G20]*[.I20]" office:value-type="currency" office:currency="EUR" office:value="414000" calcext:value-type="currency">
            <text:p>414.000,00 €</text:p>
          </table:table-cell>
          <table:table-cell table:formula="of:=-(30000+0.6*[.F20]*[.G20])" office:value-type="currency" office:currency="EUR" office:value="-237000" calcext:value-type="currency">
            <text:p>-237.000,00 €</text:p>
          </table:table-cell>
          <table:table-cell table:formula="of:=SUM([.B20:.D20])" office:value-type="currency" office:currency="EUR" office:value="177000" calcext:value-type="currency">
            <text:p>177.000,00 €</text:p>
          </table:table-cell>
          <table:table-cell table:formula="of:=1500" office:value-type="float" office:value="1500" calcext:value-type="float">
            <text:p>1500</text:p>
          </table:table-cell>
          <table:table-cell table:formula="of:=[.G19]" office:value-type="float" office:value="230" calcext:value-type="float">
            <text:p>230</text:p>
          </table:table-cell>
          <table:table-cell/>
          <table:table-cell table:formula="of:=[.I19]" office:value-type="currency" office:currency="EUR" office:value="1.2" calcext:value-type="currency">
            <text:p>1,20 €</text:p>
          </table:table-cell>
          <table:table-cell table:formula="of:=NPV(10%;[.E$3:.E20])+[.E$2]" office:value-type="currency" office:currency="EUR" office:value="783671.097214641" calcext:value-type="currency">
            <text:p>783.671,10 €</text:p>
          </table:table-cell>
          <table:table-cell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21]*[.G21]*[.I21]" office:value-type="currency" office:currency="EUR" office:value="414000" calcext:value-type="currency">
            <text:p>414.000,00 €</text:p>
          </table:table-cell>
          <table:table-cell table:formula="of:=-(30000+0.6*[.F21]*[.G21])" office:value-type="currency" office:currency="EUR" office:value="-237000" calcext:value-type="currency">
            <text:p>-237.000,00 €</text:p>
          </table:table-cell>
          <table:table-cell table:formula="of:=SUM([.B21:.D21])" office:value-type="currency" office:currency="EUR" office:value="177000" calcext:value-type="currency">
            <text:p>177.000,00 €</text:p>
          </table:table-cell>
          <table:table-cell table:formula="of:=1500" office:value-type="float" office:value="1500" calcext:value-type="float">
            <text:p>1500</text:p>
          </table:table-cell>
          <table:table-cell table:formula="of:=[.G20]" office:value-type="float" office:value="230" calcext:value-type="float">
            <text:p>230</text:p>
          </table:table-cell>
          <table:table-cell/>
          <table:table-cell table:formula="of:=[.I20]" office:value-type="currency" office:currency="EUR" office:value="1.2" calcext:value-type="currency">
            <text:p>1,20 €</text:p>
          </table:table-cell>
          <table:table-cell table:formula="of:=NPV(10%;[.E$3:.E21])+[.E$2]" office:value-type="currency" office:currency="EUR" office:value="812612.011590942" calcext:value-type="currency">
            <text:p>812.612,01 €</text:p>
          </table:table-cell>
          <table:table-cell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22]*[.G22]*[.I22]" office:value-type="currency" office:currency="EUR" office:value="414000" calcext:value-type="currency">
            <text:p>414.000,00 €</text:p>
          </table:table-cell>
          <table:table-cell table:formula="of:=-(30000+0.6*[.F22]*[.G22])" office:value-type="currency" office:currency="EUR" office:value="-237000" calcext:value-type="currency">
            <text:p>-237.000,00 €</text:p>
          </table:table-cell>
          <table:table-cell table:formula="of:=SUM([.B22:.D22])" office:value-type="currency" office:currency="EUR" office:value="177000" calcext:value-type="currency">
            <text:p>177.000,00 €</text:p>
          </table:table-cell>
          <table:table-cell table:formula="of:=1500" office:value-type="float" office:value="1500" calcext:value-type="float">
            <text:p>1500</text:p>
          </table:table-cell>
          <table:table-cell table:formula="of:=[.G21]" office:value-type="float" office:value="230" calcext:value-type="float">
            <text:p>230</text:p>
          </table:table-cell>
          <table:table-cell/>
          <table:table-cell table:formula="of:=[.I21]" office:value-type="currency" office:currency="EUR" office:value="1.2" calcext:value-type="currency">
            <text:p>1,20 €</text:p>
          </table:table-cell>
          <table:table-cell table:formula="of:=NPV(10%;[.E$3:.E22])+[.E$2]" office:value-type="currency" office:currency="EUR" office:value="838921.933751215" calcext:value-type="currency">
            <text:p>838.921,93 €</text:p>
          </table:table-cell>
          <table:table-cell/>
        </table:table-row>
        <table:table-row table:style-name="ro1">
          <table:table-cell table:style-name="ce1" table:number-columns-repeated="10"/>
          <table:table-cell/>
        </table:table-row>
        <table:table-row table:style-name="ro1">
          <table:table-cell/>
          <table:table-cell table:style-name="Default"/>
          <table:table-cell table:style-name="ce1"/>
          <table:table-cell table:style-name="Default" office:value-type="string" calcext:value-type="string">
            <text:p>VAN</text:p>
          </table:table-cell>
          <table:table-cell table:style-name="Default" office:value-type="string" calcext:value-type="string">
            <text:p>VAN Q</text:p>
          </table:table-cell>
          <table:table-cell table:style-name="ce5" office:value-type="string" calcext:value-type="string">
            <text:p>Q</text:p>
          </table:table-cell>
          <table:table-cell office:value-type="string" calcext:value-type="string">
            <text:p>TIR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INTERÉS MERCADO</text:p>
          </table:table-cell>
          <table:table-cell table:style-name="Default"/>
          <table:table-cell table:style-name="ce1"/>
          <table:table-cell table:formula="of:=NPV([.A26];[.E3:.E22])+[.E2]" office:value-type="currency" office:currency="EUR" office:value="838921.933751215" calcext:value-type="currency">
            <text:p>838.921,93 €</text:p>
          </table:table-cell>
          <table:table-cell table:formula="of:=NPV([.A26];[.B3:.B22])+[.B2]" office:value-type="currency" office:currency="EUR" office:value="-406414.557556866" calcext:value-type="currency">
            <text:p>-406.414,56 €</text:p>
          </table:table-cell>
          <table:table-cell table:style-name="ce6" table:formula="of:=-([.D25]/[.E25])" office:value-type="percentage" office:value="2.06420247048811" calcext:value-type="percentage">
            <text:p>206,42 %</text:p>
          </table:table-cell>
          <table:table-cell table:style-name="ce7" table:formula="of:=IRR([.E2:.E22])" office:value-type="percentage" office:value="0.395329141045791" calcext:value-type="percentage">
            <text:p>39,53 %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2" table:formula="of:=10%" office:value-type="float" office:value="0.1" calcext:value-type="float">
            <text:p>0,1</text:p>
          </table:table-cell>
          <table:table-cell table:style-name="Default"/>
          <table:table-cell table:style-name="ce4"/>
          <table:table-cell table:style-name="Default" table:number-columns-repeated="2"/>
          <table:table-cell table:style-name="ce6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PAGOS FUNCIONAMIENTO</text:p>
          </table:table-cell>
          <table:covered-table-cell table:style-name="Default"/>
          <table:table-cell table:style-name="ce1"/>
          <table:table-cell table:style-name="Default" table:number-columns-repeated="2"/>
          <table:table-cell table:style-name="ce5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30000+0,6*producción</text:p>
          </table:table-cell>
          <table:covered-table-cell table:style-name="Default"/>
          <table:table-cell table:style-name="ce1"/>
          <table:table-cell table:style-name="Default" table:number-columns-repeated="2"/>
          <table:table-cell table:number-columns-repeated="3"/>
          <table:table-cell table:style-name="Default" table:number-columns-repeated="3"/>
        </table:table-row>
        <table:table-row table:style-name="ro1" table:number-rows-repeated="2">
          <table:table-cell table:style-name="ce1" table:number-columns-repeated="3"/>
          <table:table-cell table:style-name="Default" table:number-columns-repeated="2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¿Período de recuperación?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7" table:number-rows-spanned="1">
            <text:p>El período de recuperación habrá transcurrido en el momento de obtener un valor positivo. Si observamos los datos de recuperación, vemos que dicho período son 4 años.</text:p>
          </table:table-cell>
          <table:covered-table-cell table:number-columns-repeated="4" table:style-name="Default"/>
          <table:covered-table-cell table:number-columns-repeated="2"/>
          <table:table-cell/>
          <table:table-cell table:style-name="Default" table:number-columns-repeated="3"/>
        </table:table-row>
        <table:table-row table:style-name="ro1">
          <table:table-cell table:number-columns-spanned="9" table:number-rows-spanned="1"/>
          <table:covered-table-cell table:number-columns-repeated="4" table:style-name="Default"/>
          <table:covered-table-cell table:number-columns-repeated="3"/>
          <table:covered-table-cell table:style-name="Default"/>
          <table:table-cell table:style-name="Default" table:number-columns-repeated="2"/>
        </table:table-row>
        <table:table-row table:style-name="ro1">
          <table:table-cell table:number-columns-spanned="7" table:number-rows-spanned="1"/>
          <table:covered-table-cell table:number-columns-repeated="4" table:style-name="Default"/>
          <table:covered-table-cell table:number-columns-repeated="2"/>
          <table:table-cell/>
          <table:table-cell table:style-name="Default" table:number-columns-repeated="3"/>
        </table:table-row>
        <table:table-row table:style-name="ro1">
          <table:table-cell table:number-columns-spanned="4" table:number-rows-spanned="1"/>
          <table:covered-table-cell table:number-columns-repeated="3" table:style-name="Default"/>
          <table:table-cell table:style-name="Default"/>
          <table:table-cell table:number-columns-repeated="3"/>
          <table:table-cell table:style-name="Default" table:number-columns-repeated="3"/>
        </table:table-row>
      </table:table>
      <table:table table:name="ejercicio2a" table:style-name="ta1">
        <table:table-column table:style-name="co11" table:default-cell-style-name="Default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3" table:default-cell-style-name="Default"/>
        <table:table-column table:style-name="co16" table:default-cell-style-name="ce3"/>
        <table:table-column table:style-name="co17" table:default-cell-style-name="ce3"/>
        <table:table-column table:style-name="co18" table:default-cell-style-name="ce8"/>
        <table:table-column table:style-name="co19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AÑO</text:p>
          </table:table-cell>
          <table:table-cell table:style-name="Default" office:value-type="string" calcext:value-type="string">
            <text:p>PAGOS INVERSIÓN</text:p>
          </table:table-cell>
          <table:table-cell table:style-name="Default" office:value-type="string" calcext:value-type="string">
            <text:p>COBROS</text:p>
          </table:table-cell>
          <table:table-cell table:style-name="Default" office:value-type="string" calcext:value-type="string">
            <text:p>PAGOS</text:p>
          </table:table-cell>
          <table:table-cell table:style-name="Default" office:value-type="string" calcext:value-type="string">
            <text:p>MOVIMIENTOS FONDOS</text:p>
          </table:table-cell>
          <table:table-cell office:value-type="string" calcext:value-type="string">
            <text:p>Unidades</text:p>
          </table:table-cell>
          <table:table-cell table:style-name="Default" office:value-type="string" calcext:value-type="string">
            <text:p>Precio mínimo venta</text:p>
          </table:table-cell>
          <table:table-cell table:style-name="Default" office:value-type="string" calcext:value-type="string">
            <text:p>Costes Estimados</text:p>
          </table:table-cell>
          <table:table-cell table:style-name="ce5" office:value-type="string" calcext:value-type="string">
            <text:p>Precio Venta TIR=20%</text:p>
          </table:table-cell>
          <table:table-cell office:value-type="string" calcext:value-type="string">
            <text:p>Precio Venta TIR=30%</text:p>
          </table:table-cell>
          <table:table-cell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-[.A13]" office:value-type="currency" office:currency="EUR" office:value="-300000" calcext:value-type="currency">
            <text:p>-300.000,00 €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SUM([.B2:.D2])" office:value-type="currency" office:currency="EUR" office:value="-300000" calcext:value-type="currency">
            <text:p>-300.000,00 €</text:p>
          </table:table-cell>
          <table:table-cell/>
          <table:table-cell table:style-name="Default" table:number-columns-repeated="2"/>
          <table:table-cell table:style-name="ce5"/>
          <table:table-cell table:number-columns-repeated="2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3]*[.J3]" office:value-type="currency" office:currency="EUR" office:value="350550" calcext:value-type="currency">
            <text:p>350.550,00 €</text:p>
          </table:table-cell>
          <table:table-cell table:formula="of:=-([.F3]*[.H3])" office:value-type="currency" office:currency="EUR" office:value="-150000" calcext:value-type="currency">
            <text:p>-150.000,00 €</text:p>
          </table:table-cell>
          <table:table-cell table:formula="of:=SUM([.B3:.D3])" office:value-type="currency" office:currency="EUR" office:value="200550" calcext:value-type="currency">
            <text:p>200.550,00 €</text:p>
          </table:table-cell>
          <table:table-cell table:formula="of:=50" office:value-type="float" office:value="50" calcext:value-type="float">
            <text:p>50</text:p>
          </table:table-cell>
          <table:table-cell table:formula="of:=5609.3" office:value-type="currency" office:currency="EUR" office:value="5609.3" calcext:value-type="currency">
            <text:p>5.609,30 €</text:p>
          </table:table-cell>
          <table:table-cell table:formula="of:=3000" office:value-type="currency" office:currency="EUR" office:value="3000" calcext:value-type="currency">
            <text:p>3.000,00 €</text:p>
          </table:table-cell>
          <table:table-cell table:formula="of:=6380" office:value-type="currency" office:currency="EUR" office:value="6380" calcext:value-type="currency">
            <text:p>6.380,00 €</text:p>
          </table:table-cell>
          <table:table-cell table:style-name="ce8" table:formula="of:=7011" office:value-type="currency" office:currency="EUR" office:value="7011" calcext:value-type="currency">
            <text:p>7.011,00 €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4]*[.J4]" office:value-type="currency" office:currency="EUR" office:value="210330" calcext:value-type="currency">
            <text:p>210.330,00 €</text:p>
          </table:table-cell>
          <table:table-cell table:formula="of:=-([.F4]*[.H4])" office:value-type="currency" office:currency="EUR" office:value="-90000" calcext:value-type="currency">
            <text:p>-90.000,00 €</text:p>
          </table:table-cell>
          <table:table-cell table:formula="of:=SUM([.B4:.D4])" office:value-type="currency" office:currency="EUR" office:value="120330" calcext:value-type="currency">
            <text:p>120.330,00 €</text:p>
          </table:table-cell>
          <table:table-cell table:formula="of:=30" office:value-type="float" office:value="30" calcext:value-type="float">
            <text:p>30</text:p>
          </table:table-cell>
          <table:table-cell table:formula="of:=[.G3]" office:value-type="currency" office:currency="EUR" office:value="5609.3" calcext:value-type="currency">
            <text:p>5.609,30 €</text:p>
          </table:table-cell>
          <table:table-cell table:formula="of:=3000" office:value-type="currency" office:currency="EUR" office:value="3000" calcext:value-type="currency">
            <text:p>3.000,00 €</text:p>
          </table:table-cell>
          <table:table-cell table:formula="of:=[.I3]" office:value-type="currency" office:currency="EUR" office:value="6380" calcext:value-type="currency">
            <text:p>6.380,00 €</text:p>
          </table:table-cell>
          <table:table-cell table:style-name="ce3" table:formula="of:=[.J3]" office:value-type="currency" office:currency="EUR" office:value="7011" calcext:value-type="currency">
            <text:p>7.011,00 €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5]*[.J5]" office:value-type="currency" office:currency="EUR" office:value="140220" calcext:value-type="currency">
            <text:p>140.220,00 €</text:p>
          </table:table-cell>
          <table:table-cell table:formula="of:=-([.F5]*[.H5])" office:value-type="currency" office:currency="EUR" office:value="-60000" calcext:value-type="currency">
            <text:p>-60.000,00 €</text:p>
          </table:table-cell>
          <table:table-cell table:formula="of:=SUM([.B5:.D5])" office:value-type="currency" office:currency="EUR" office:value="80220" calcext:value-type="currency">
            <text:p>80.220,00 €</text:p>
          </table:table-cell>
          <table:table-cell table:formula="of:=20" office:value-type="float" office:value="20" calcext:value-type="float">
            <text:p>20</text:p>
          </table:table-cell>
          <table:table-cell table:formula="of:=[.G4]" office:value-type="currency" office:currency="EUR" office:value="5609.3" calcext:value-type="currency">
            <text:p>5.609,30 €</text:p>
          </table:table-cell>
          <table:table-cell table:formula="of:=3000" office:value-type="currency" office:currency="EUR" office:value="3000" calcext:value-type="currency">
            <text:p>3.000,00 €</text:p>
          </table:table-cell>
          <table:table-cell table:formula="of:=[.I4]" office:value-type="currency" office:currency="EUR" office:value="6380" calcext:value-type="currency">
            <text:p>6.380,00 €</text:p>
          </table:table-cell>
          <table:table-cell table:style-name="ce3" table:formula="of:=[.J4]" office:value-type="currency" office:currency="EUR" office:value="7011" calcext:value-type="currency">
            <text:p>7.011,00 €</text:p>
          </table:table-cell>
          <table:table-cell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6]*[.J6]" office:value-type="currency" office:currency="EUR" office:value="70110" calcext:value-type="currency">
            <text:p>70.110,00 €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SUM([.B6:.D6])" office:value-type="currency" office:currency="EUR" office:value="70110" calcext:value-type="currency">
            <text:p>70.110,00 €</text:p>
          </table:table-cell>
          <table:table-cell table:formula="of:=10" office:value-type="float" office:value="10" calcext:value-type="float">
            <text:p>10</text:p>
          </table:table-cell>
          <table:table-cell table:formula="of:=[.G5]" office:value-type="currency" office:currency="EUR" office:value="5609.3" calcext:value-type="currency">
            <text:p>5.609,30 €</text:p>
          </table:table-cell>
          <table:table-cell table:formula="of:=3000" office:value-type="currency" office:currency="EUR" office:value="3000" calcext:value-type="currency">
            <text:p>3.000,00 €</text:p>
          </table:table-cell>
          <table:table-cell table:formula="of:=[.I5]" office:value-type="currency" office:currency="EUR" office:value="6380" calcext:value-type="currency">
            <text:p>6.380,00 €</text:p>
          </table:table-cell>
          <table:table-cell table:style-name="ce3" table:formula="of:=[.J5]" office:value-type="currency" office:currency="EUR" office:value="7011" calcext:value-type="currency">
            <text:p>7.011,00 €</text:p>
          </table:table-cell>
          <table:table-cell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7]*[.J7]" office:value-type="currency" office:currency="EUR" office:value="35055" calcext:value-type="currency">
            <text:p>35.055,00 €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SUM([.B7:.D7])" office:value-type="currency" office:currency="EUR" office:value="35055" calcext:value-type="currency">
            <text:p>35.055,00 €</text:p>
          </table:table-cell>
          <table:table-cell table:formula="of:=5" office:value-type="float" office:value="5" calcext:value-type="float">
            <text:p>5</text:p>
          </table:table-cell>
          <table:table-cell table:formula="of:=[.G6]" office:value-type="currency" office:currency="EUR" office:value="5609.3" calcext:value-type="currency">
            <text:p>5.609,30 €</text:p>
          </table:table-cell>
          <table:table-cell table:formula="of:=3000" office:value-type="currency" office:currency="EUR" office:value="3000" calcext:value-type="currency">
            <text:p>3.000,00 €</text:p>
          </table:table-cell>
          <table:table-cell table:formula="of:=[.I6]" office:value-type="currency" office:currency="EUR" office:value="6380" calcext:value-type="currency">
            <text:p>6.380,00 €</text:p>
          </table:table-cell>
          <table:table-cell table:style-name="ce3" table:formula="of:=[.J6]" office:value-type="currency" office:currency="EUR" office:value="7011" calcext:value-type="currency">
            <text:p>7.011,00 €</text:p>
          </table:table-cell>
          <table:table-cell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8]*[.J8]" office:value-type="currency" office:currency="EUR" office:value="14022" calcext:value-type="currency">
            <text:p>14.022,00 €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SUM([.B8:.D8])" office:value-type="currency" office:currency="EUR" office:value="14022" calcext:value-type="currency">
            <text:p>14.022,00 €</text:p>
          </table:table-cell>
          <table:table-cell table:formula="of:=2" office:value-type="float" office:value="2" calcext:value-type="float">
            <text:p>2</text:p>
          </table:table-cell>
          <table:table-cell table:formula="of:=[.G7]" office:value-type="currency" office:currency="EUR" office:value="5609.3" calcext:value-type="currency">
            <text:p>5.609,30 €</text:p>
          </table:table-cell>
          <table:table-cell table:formula="of:=3000" office:value-type="currency" office:currency="EUR" office:value="3000" calcext:value-type="currency">
            <text:p>3.000,00 €</text:p>
          </table:table-cell>
          <table:table-cell table:formula="of:=[.I7]" office:value-type="currency" office:currency="EUR" office:value="6380" calcext:value-type="currency">
            <text:p>6.380,00 €</text:p>
          </table:table-cell>
          <table:table-cell table:style-name="ce3" table:formula="of:=[.J7]" office:value-type="currency" office:currency="EUR" office:value="7011" calcext:value-type="currency">
            <text:p>7.011,00 €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9]*[.J9]" office:value-type="currency" office:currency="EUR" office:value="7011" calcext:value-type="currency">
            <text:p>7.011,00 €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SUM([.B9:.D9])" office:value-type="currency" office:currency="EUR" office:value="7011" calcext:value-type="currency">
            <text:p>7.011,00 €</text:p>
          </table:table-cell>
          <table:table-cell table:formula="of:=1" office:value-type="float" office:value="1" calcext:value-type="float">
            <text:p>1</text:p>
          </table:table-cell>
          <table:table-cell table:formula="of:=[.G8]" office:value-type="currency" office:currency="EUR" office:value="5609.3" calcext:value-type="currency">
            <text:p>5.609,30 €</text:p>
          </table:table-cell>
          <table:table-cell table:formula="of:=3000" office:value-type="currency" office:currency="EUR" office:value="3000" calcext:value-type="currency">
            <text:p>3.000,00 €</text:p>
          </table:table-cell>
          <table:table-cell table:formula="of:=[.I8]" office:value-type="currency" office:currency="EUR" office:value="6380" calcext:value-type="currency">
            <text:p>6.380,00 €</text:p>
          </table:table-cell>
          <table:table-cell table:style-name="ce3" table:formula="of:=[.J8]" office:value-type="currency" office:currency="EUR" office:value="7011" calcext:value-type="currency">
            <text:p>7.011,00 €</text:p>
          </table:table-cell>
          <table:table-cell/>
        </table:table-row>
        <table:table-row table:style-name="ro1">
          <table:table-cell table:style-name="ce1" table:number-columns-repeated="10"/>
          <table:table-cell/>
        </table:table-row>
        <table:table-row table:style-name="ro1">
          <table:table-cell/>
          <table:table-cell table:style-name="Default"/>
          <table:table-cell table:style-name="ce1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office:value-type="string" calcext:value-type="string">
            <text:p>Costes Desarrollo Producto</text:p>
          </table:table-cell>
          <table:table-cell table:style-name="Default" office:value-type="string" calcext:value-type="string">
            <text:p>Interés mercado</text:p>
          </table:table-cell>
          <table:table-cell table:style-name="ce1"/>
          <table:table-cell table:style-name="Default" office:value-type="string" calcext:value-type="string">
            <text:p>VAN</text:p>
          </table:table-cell>
          <table:table-cell table:style-name="Default" office:value-type="string" calcext:value-type="string">
            <text:p>TIR</text:p>
          </table:table-cell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style-name="ce3" table:formula="of:=300000" office:value-type="currency" office:currency="EUR" office:value="300000" calcext:value-type="currency">
            <text:p>300.000,00 €</text:p>
          </table:table-cell>
          <table:table-cell table:style-name="ce7" table:formula="of:=8%" office:value-type="percentage" office:value="0.08" calcext:value-type="percentage">
            <text:p>8,00 %</text:p>
          </table:table-cell>
          <table:table-cell table:style-name="ce1"/>
          <table:table-cell table:formula="of:=NPV([.B13];[.E3:.E9])+[.E2]" office:value-type="currency" office:currency="EUR" office:value="140857.123686911" calcext:value-type="currency">
            <text:p>140.857,12 €</text:p>
          </table:table-cell>
          <table:table-cell table:style-name="ce7" table:formula="of:=IRR([.E2:.E9])" office:value-type="percentage" office:value="0.299988674136246" calcext:value-type="percentage">
            <text:p>30,00 %</text:p>
          </table:table-cell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style-name="ce1" table:number-columns-repeated="3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</table:table-row>
      </table:table>
      <table:table table:name="ejercicio2b" table:style-name="ta1">
        <table:table-column table:style-name="co20" table:default-cell-style-name="Default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AÑO</text:p>
          </table:table-cell>
          <table:table-cell table:style-name="Default" office:value-type="string" calcext:value-type="string">
            <text:p>PAGOS INVERSIÓN</text:p>
          </table:table-cell>
          <table:table-cell table:style-name="Default" office:value-type="string" calcext:value-type="string">
            <text:p>COBROS</text:p>
          </table:table-cell>
          <table:table-cell table:style-name="Default" office:value-type="string" calcext:value-type="string">
            <text:p>PAGOS</text:p>
          </table:table-cell>
          <table:table-cell table:style-name="Default" office:value-type="string" calcext:value-type="string">
            <text:p>MOVIMIENTOS FONDOS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recio mínimo venta</text:p>
          </table:table-cell>
          <table:table-cell office:value-type="string" calcext:value-type="string">
            <text:p>Costes Estimados</text:p>
          </table:table-cell>
          <table:table-cell table:style-name="ce5" office:value-type="string" calcext:value-type="string">
            <text:p>Precio Venta TIR=20%</text:p>
          </table:table-cell>
          <table:table-cell office:value-type="string" calcext:value-type="string">
            <text:p>Precio Venta TIR=30%</text:p>
          </table:table-cell>
          <table:table-cell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-[.A13]" office:value-type="currency" office:currency="EUR" office:value="-440000" calcext:value-type="currency">
            <text:p>-440.000,00 €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SUM([.B2:.D2])" office:value-type="currency" office:currency="EUR" office:value="-440000" calcext:value-type="currency">
            <text:p>-440.000,00 €</text:p>
          </table:table-cell>
          <table:table-cell table:number-columns-repeated="3"/>
          <table:table-cell table:style-name="ce5"/>
          <table:table-cell table:number-columns-repeated="2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3]*[.G3]" office:value-type="currency" office:currency="EUR" office:value="300000" calcext:value-type="currency">
            <text:p>300.000,00 €</text:p>
          </table:table-cell>
          <table:table-cell table:formula="of:=-([.F3]*[.H3])" office:value-type="currency" office:currency="EUR" office:value="-75000" calcext:value-type="currency">
            <text:p>-75.000,00 €</text:p>
          </table:table-cell>
          <table:table-cell table:formula="of:=SUM([.B3:.D3])" office:value-type="currency" office:currency="EUR" office:value="225000" calcext:value-type="currency">
            <text:p>225.000,00 €</text:p>
          </table:table-cell>
          <table:table-cell table:formula="of:=50" office:value-type="float" office:value="50" calcext:value-type="float">
            <text:p>50</text:p>
          </table:table-cell>
          <table:table-cell table:style-name="ce3" table:formula="of:=6000" office:value-type="currency" office:currency="EUR" office:value="6000" calcext:value-type="currency">
            <text:p>6.000,00 €</text:p>
          </table:table-cell>
          <table:table-cell table:style-name="ce3" table:formula="of:=1500" office:value-type="currency" office:currency="EUR" office:value="1500" calcext:value-type="currency">
            <text:p>1.500,00 €</text:p>
          </table:table-cell>
          <table:table-cell table:style-name="ce8" table:formula="of:=6380" office:value-type="currency" office:currency="EUR" office:value="6380" calcext:value-type="currency">
            <text:p>6.380,00 €</text:p>
          </table:table-cell>
          <table:table-cell table:style-name="ce8" table:formula="of:=7011" office:value-type="currency" office:currency="EUR" office:value="7011" calcext:value-type="currency">
            <text:p>7.011,00 €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4]*[.G4]" office:value-type="currency" office:currency="EUR" office:value="180000" calcext:value-type="currency">
            <text:p>180.000,00 €</text:p>
          </table:table-cell>
          <table:table-cell table:formula="of:=-([.F4]*[.H4])" office:value-type="currency" office:currency="EUR" office:value="-45000" calcext:value-type="currency">
            <text:p>-45.000,00 €</text:p>
          </table:table-cell>
          <table:table-cell table:formula="of:=SUM([.B4:.D4])" office:value-type="currency" office:currency="EUR" office:value="135000" calcext:value-type="currency">
            <text:p>135.000,00 €</text:p>
          </table:table-cell>
          <table:table-cell table:formula="of:=30" office:value-type="float" office:value="30" calcext:value-type="float">
            <text:p>30</text:p>
          </table:table-cell>
          <table:table-cell table:style-name="ce3" table:formula="of:=[.G3]" office:value-type="currency" office:currency="EUR" office:value="6000" calcext:value-type="currency">
            <text:p>6.000,00 €</text:p>
          </table:table-cell>
          <table:table-cell table:style-name="ce3" table:formula="of:=[.H3]" office:value-type="currency" office:currency="EUR" office:value="1500" calcext:value-type="currency">
            <text:p>1.500,00 €</text:p>
          </table:table-cell>
          <table:table-cell table:style-name="ce8" table:formula="of:=[.I3]" office:value-type="currency" office:currency="EUR" office:value="6380" calcext:value-type="currency">
            <text:p>6.380,00 €</text:p>
          </table:table-cell>
          <table:table-cell table:style-name="ce3" table:formula="of:=[.J3]" office:value-type="currency" office:currency="EUR" office:value="7011" calcext:value-type="currency">
            <text:p>7.011,00 €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5]*[.G5]" office:value-type="currency" office:currency="EUR" office:value="120000" calcext:value-type="currency">
            <text:p>120.000,00 €</text:p>
          </table:table-cell>
          <table:table-cell table:formula="of:=-([.F5]*[.H5])" office:value-type="currency" office:currency="EUR" office:value="-30000" calcext:value-type="currency">
            <text:p>-30.000,00 €</text:p>
          </table:table-cell>
          <table:table-cell table:formula="of:=SUM([.B5:.D5])" office:value-type="currency" office:currency="EUR" office:value="90000" calcext:value-type="currency">
            <text:p>90.000,00 €</text:p>
          </table:table-cell>
          <table:table-cell table:formula="of:=20" office:value-type="float" office:value="20" calcext:value-type="float">
            <text:p>20</text:p>
          </table:table-cell>
          <table:table-cell table:style-name="ce3" table:formula="of:=[.G4]" office:value-type="currency" office:currency="EUR" office:value="6000" calcext:value-type="currency">
            <text:p>6.000,00 €</text:p>
          </table:table-cell>
          <table:table-cell table:style-name="ce3" table:formula="of:=[.H4]" office:value-type="currency" office:currency="EUR" office:value="1500" calcext:value-type="currency">
            <text:p>1.500,00 €</text:p>
          </table:table-cell>
          <table:table-cell table:style-name="ce8" table:formula="of:=[.I4]" office:value-type="currency" office:currency="EUR" office:value="6380" calcext:value-type="currency">
            <text:p>6.380,00 €</text:p>
          </table:table-cell>
          <table:table-cell table:style-name="ce3" table:formula="of:=[.J4]" office:value-type="currency" office:currency="EUR" office:value="7011" calcext:value-type="currency">
            <text:p>7.011,00 €</text:p>
          </table:table-cell>
          <table:table-cell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6]*[.G6]" office:value-type="currency" office:currency="EUR" office:value="60000" calcext:value-type="currency">
            <text:p>60.000,00 €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SUM([.B6:.D6])" office:value-type="currency" office:currency="EUR" office:value="60000" calcext:value-type="currency">
            <text:p>60.000,00 €</text:p>
          </table:table-cell>
          <table:table-cell table:formula="of:=10" office:value-type="float" office:value="10" calcext:value-type="float">
            <text:p>10</text:p>
          </table:table-cell>
          <table:table-cell table:style-name="ce3" table:formula="of:=[.G5]" office:value-type="currency" office:currency="EUR" office:value="6000" calcext:value-type="currency">
            <text:p>6.000,00 €</text:p>
          </table:table-cell>
          <table:table-cell table:style-name="ce3" table:formula="of:=[.H5]" office:value-type="currency" office:currency="EUR" office:value="1500" calcext:value-type="currency">
            <text:p>1.500,00 €</text:p>
          </table:table-cell>
          <table:table-cell table:style-name="ce8" table:formula="of:=[.I5]" office:value-type="currency" office:currency="EUR" office:value="6380" calcext:value-type="currency">
            <text:p>6.380,00 €</text:p>
          </table:table-cell>
          <table:table-cell table:style-name="ce3" table:formula="of:=[.J5]" office:value-type="currency" office:currency="EUR" office:value="7011" calcext:value-type="currency">
            <text:p>7.011,00 €</text:p>
          </table:table-cell>
          <table:table-cell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7]*[.G7]" office:value-type="currency" office:currency="EUR" office:value="30000" calcext:value-type="currency">
            <text:p>30.000,00 €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SUM([.B7:.D7])" office:value-type="currency" office:currency="EUR" office:value="30000" calcext:value-type="currency">
            <text:p>30.000,00 €</text:p>
          </table:table-cell>
          <table:table-cell table:formula="of:=5" office:value-type="float" office:value="5" calcext:value-type="float">
            <text:p>5</text:p>
          </table:table-cell>
          <table:table-cell table:style-name="ce3" table:formula="of:=[.G6]" office:value-type="currency" office:currency="EUR" office:value="6000" calcext:value-type="currency">
            <text:p>6.000,00 €</text:p>
          </table:table-cell>
          <table:table-cell table:style-name="ce3" table:formula="of:=[.H6]" office:value-type="currency" office:currency="EUR" office:value="1500" calcext:value-type="currency">
            <text:p>1.500,00 €</text:p>
          </table:table-cell>
          <table:table-cell table:style-name="ce8" table:formula="of:=[.I6]" office:value-type="currency" office:currency="EUR" office:value="6380" calcext:value-type="currency">
            <text:p>6.380,00 €</text:p>
          </table:table-cell>
          <table:table-cell table:style-name="ce3" table:formula="of:=[.J6]" office:value-type="currency" office:currency="EUR" office:value="7011" calcext:value-type="currency">
            <text:p>7.011,00 €</text:p>
          </table:table-cell>
          <table:table-cell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8]*[.G8]" office:value-type="currency" office:currency="EUR" office:value="12000" calcext:value-type="currency">
            <text:p>12.000,00 €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SUM([.B8:.D8])" office:value-type="currency" office:currency="EUR" office:value="12000" calcext:value-type="currency">
            <text:p>12.000,00 €</text:p>
          </table:table-cell>
          <table:table-cell table:formula="of:=2" office:value-type="float" office:value="2" calcext:value-type="float">
            <text:p>2</text:p>
          </table:table-cell>
          <table:table-cell table:style-name="ce3" table:formula="of:=[.G7]" office:value-type="currency" office:currency="EUR" office:value="6000" calcext:value-type="currency">
            <text:p>6.000,00 €</text:p>
          </table:table-cell>
          <table:table-cell table:style-name="ce3" table:formula="of:=[.H7]" office:value-type="currency" office:currency="EUR" office:value="1500" calcext:value-type="currency">
            <text:p>1.500,00 €</text:p>
          </table:table-cell>
          <table:table-cell table:style-name="ce8" table:formula="of:=[.I7]" office:value-type="currency" office:currency="EUR" office:value="6380" calcext:value-type="currency">
            <text:p>6.380,00 €</text:p>
          </table:table-cell>
          <table:table-cell table:style-name="ce3" table:formula="of:=[.J7]" office:value-type="currency" office:currency="EUR" office:value="7011" calcext:value-type="currency">
            <text:p>7.011,00 €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9]*[.G9]" office:value-type="currency" office:currency="EUR" office:value="6000" calcext:value-type="currency">
            <text:p>6.000,00 €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SUM([.B9:.D9])" office:value-type="currency" office:currency="EUR" office:value="6000" calcext:value-type="currency">
            <text:p>6.000,00 €</text:p>
          </table:table-cell>
          <table:table-cell table:formula="of:=1" office:value-type="float" office:value="1" calcext:value-type="float">
            <text:p>1</text:p>
          </table:table-cell>
          <table:table-cell table:style-name="ce3" table:formula="of:=[.G8]" office:value-type="currency" office:currency="EUR" office:value="6000" calcext:value-type="currency">
            <text:p>6.000,00 €</text:p>
          </table:table-cell>
          <table:table-cell table:style-name="ce3" table:formula="of:=[.H8]" office:value-type="currency" office:currency="EUR" office:value="1500" calcext:value-type="currency">
            <text:p>1.500,00 €</text:p>
          </table:table-cell>
          <table:table-cell table:style-name="ce8" table:formula="of:=[.I8]" office:value-type="currency" office:currency="EUR" office:value="6380" calcext:value-type="currency">
            <text:p>6.380,00 €</text:p>
          </table:table-cell>
          <table:table-cell table:style-name="ce3" table:formula="of:=[.J8]" office:value-type="currency" office:currency="EUR" office:value="7011" calcext:value-type="currency">
            <text:p>7.011,00 €</text:p>
          </table:table-cell>
          <table:table-cell/>
        </table:table-row>
        <table:table-row table:style-name="ro1">
          <table:table-cell table:style-name="ce1" table:number-columns-repeated="10"/>
          <table:table-cell/>
        </table:table-row>
        <table:table-row table:style-name="ro1">
          <table:table-cell/>
          <table:table-cell table:style-name="Default"/>
          <table:table-cell table:style-name="ce1"/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Costes Desarrollo Producto</text:p>
          </table:table-cell>
          <table:table-cell table:style-name="Default" office:value-type="string" calcext:value-type="string">
            <text:p>Interés mercado</text:p>
          </table:table-cell>
          <table:table-cell table:style-name="ce1"/>
          <table:table-cell table:style-name="Default" office:value-type="string" calcext:value-type="string">
            <text:p>VAN</text:p>
          </table:table-cell>
          <table:table-cell table:style-name="Default" office:value-type="string" calcext:value-type="string">
            <text:p>TIR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" office:value-type="currency" office:currency="EUR" office:value="440000" calcext:value-type="currency">
            <text:p>440.000,00 €</text:p>
          </table:table-cell>
          <table:table-cell table:style-name="ce7" table:formula="of:=8%" office:value-type="percentage" office:value="0.08" calcext:value-type="percentage">
            <text:p>8,00 %</text:p>
          </table:table-cell>
          <table:table-cell table:style-name="ce1"/>
          <table:table-cell table:formula="of:=NPV([.B13];[.E3:.E9])+[.E2]" office:value-type="currency" office:currency="EUR" office:value="31101.2407388591" calcext:value-type="currency">
            <text:p>31.101,24 €</text:p>
          </table:table-cell>
          <table:table-cell table:style-name="ce7" table:formula="of:=IRR([.E2:.E9])" office:value-type="percentage" office:value="0.115710545448586" calcext:value-type="percentage">
            <text:p>11,57 %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" table:number-columns-repeated="3"/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¿Es interesante esta opción?</text:p>
          </table:table-cell>
          <table:table-cell table:style-name="Default" table:number-columns-repeated="4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 table:number-columns-spanned="6" table:number-rows-spanned="1">
            <text:p>Si aplicamos esta opción, tanto el VAN como el TIR son menores que en el proyecto inicial. Por tanto, no resulta interesante esta opción</text:p>
          </table:table-cell>
          <table:covered-table-cell table:number-columns-repeated="4" table:style-name="Default"/>
          <table:covered-table-cell/>
          <table:table-cell table:number-columns-repeated="4"/>
          <table:table-cell table:style-name="Default"/>
        </table:table-row>
      </table:table>
      <table:table table:name="ejercicio2c" table:style-name="ta1">
        <table:table-column table:style-name="co11" table:default-cell-style-name="Default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3" table:default-cell-style-name="Default"/>
        <table:table-column table:style-name="co16" table:default-cell-style-name="ce3"/>
        <table:table-column table:style-name="co17" table:default-cell-style-name="ce3"/>
        <table:table-column table:style-name="co18" table:default-cell-style-name="ce8"/>
        <table:table-column table:style-name="co19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AÑO</text:p>
          </table:table-cell>
          <table:table-cell table:style-name="Default" office:value-type="string" calcext:value-type="string">
            <text:p>PAGOS INVERSIÓN</text:p>
          </table:table-cell>
          <table:table-cell table:style-name="Default" office:value-type="string" calcext:value-type="string">
            <text:p>COBROS</text:p>
          </table:table-cell>
          <table:table-cell table:style-name="Default" office:value-type="string" calcext:value-type="string">
            <text:p>PAGOS</text:p>
          </table:table-cell>
          <table:table-cell table:style-name="Default" office:value-type="string" calcext:value-type="string">
            <text:p>MOVIMIENTOS FONDOS</text:p>
          </table:table-cell>
          <table:table-cell office:value-type="string" calcext:value-type="string">
            <text:p>Unidades</text:p>
          </table:table-cell>
          <table:table-cell table:style-name="Default" office:value-type="string" calcext:value-type="string">
            <text:p>Precio mínimo venta</text:p>
          </table:table-cell>
          <table:table-cell table:style-name="Default" office:value-type="string" calcext:value-type="string">
            <text:p>Costes Estimados</text:p>
          </table:table-cell>
          <table:table-cell table:style-name="ce5" office:value-type="string" calcext:value-type="string">
            <text:p>Precio Venta TIR=20%</text:p>
          </table:table-cell>
          <table:table-cell office:value-type="string" calcext:value-type="string">
            <text:p>Precio Venta TIR=30%</text:p>
          </table:table-cell>
          <table:table-cell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-[.A13]" office:value-type="currency" office:currency="EUR" office:value="-300000" calcext:value-type="currency">
            <text:p>-300.000,00 €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SUM([.B2:.D2])" office:value-type="currency" office:currency="EUR" office:value="-300000" calcext:value-type="currency">
            <text:p>-300.000,00 €</text:p>
          </table:table-cell>
          <table:table-cell/>
          <table:table-cell table:style-name="Default" table:number-columns-repeated="2"/>
          <table:table-cell table:style-name="ce5"/>
          <table:table-cell table:number-columns-repeated="2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3]*[.J3]" office:value-type="currency" office:currency="EUR" office:value="112176" calcext:value-type="currency">
            <text:p>112.176,00 €</text:p>
          </table:table-cell>
          <table:table-cell table:formula="of:=-([.F3]*[.H3])" office:value-type="currency" office:currency="EUR" office:value="-48000" calcext:value-type="currency">
            <text:p>-48.000,00 €</text:p>
          </table:table-cell>
          <table:table-cell table:formula="of:=SUM([.B3:.D3])" office:value-type="currency" office:currency="EUR" office:value="64176" calcext:value-type="currency">
            <text:p>64.176,00 €</text:p>
          </table:table-cell>
          <table:table-cell table:formula="of:=16" office:value-type="float" office:value="16" calcext:value-type="float">
            <text:p>16</text:p>
          </table:table-cell>
          <table:table-cell office:value-type="currency" office:currency="EUR" office:value="6000" calcext:value-type="currency">
            <text:p>6.000,00 €</text:p>
          </table:table-cell>
          <table:table-cell table:formula="of:=3000" office:value-type="currency" office:currency="EUR" office:value="3000" calcext:value-type="currency">
            <text:p>3.000,00 €</text:p>
          </table:table-cell>
          <table:table-cell table:formula="of:=6380" office:value-type="currency" office:currency="EUR" office:value="6380" calcext:value-type="currency">
            <text:p>6.380,00 €</text:p>
          </table:table-cell>
          <table:table-cell table:style-name="ce8" table:formula="of:=7011" office:value-type="currency" office:currency="EUR" office:value="7011" calcext:value-type="currency">
            <text:p>7.011,00 €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4]*[.J4]" office:value-type="currency" office:currency="EUR" office:value="112176" calcext:value-type="currency">
            <text:p>112.176,00 €</text:p>
          </table:table-cell>
          <table:table-cell table:formula="of:=-([.F4]*[.H4])" office:value-type="currency" office:currency="EUR" office:value="-48000" calcext:value-type="currency">
            <text:p>-48.000,00 €</text:p>
          </table:table-cell>
          <table:table-cell table:formula="of:=SUM([.B4:.D4])" office:value-type="currency" office:currency="EUR" office:value="64176" calcext:value-type="currency">
            <text:p>64.176,00 €</text:p>
          </table:table-cell>
          <table:table-cell table:formula="of:=[.F3]" office:value-type="float" office:value="16" calcext:value-type="float">
            <text:p>16</text:p>
          </table:table-cell>
          <table:table-cell table:formula="of:=[.G3]" office:value-type="currency" office:currency="EUR" office:value="6000" calcext:value-type="currency">
            <text:p>6.000,00 €</text:p>
          </table:table-cell>
          <table:table-cell table:formula="of:=3000" office:value-type="currency" office:currency="EUR" office:value="3000" calcext:value-type="currency">
            <text:p>3.000,00 €</text:p>
          </table:table-cell>
          <table:table-cell table:formula="of:=[.I3]" office:value-type="currency" office:currency="EUR" office:value="6380" calcext:value-type="currency">
            <text:p>6.380,00 €</text:p>
          </table:table-cell>
          <table:table-cell table:style-name="ce3" table:formula="of:=[.J3]" office:value-type="currency" office:currency="EUR" office:value="7011" calcext:value-type="currency">
            <text:p>7.011,00 €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5]*[.J5]" office:value-type="currency" office:currency="EUR" office:value="112176" calcext:value-type="currency">
            <text:p>112.176,00 €</text:p>
          </table:table-cell>
          <table:table-cell table:formula="of:=-([.F5]*[.H5])" office:value-type="currency" office:currency="EUR" office:value="-48000" calcext:value-type="currency">
            <text:p>-48.000,00 €</text:p>
          </table:table-cell>
          <table:table-cell table:formula="of:=SUM([.B5:.D5])" office:value-type="currency" office:currency="EUR" office:value="64176" calcext:value-type="currency">
            <text:p>64.176,00 €</text:p>
          </table:table-cell>
          <table:table-cell table:formula="of:=[.F4]" office:value-type="float" office:value="16" calcext:value-type="float">
            <text:p>16</text:p>
          </table:table-cell>
          <table:table-cell table:formula="of:=[.G4]" office:value-type="currency" office:currency="EUR" office:value="6000" calcext:value-type="currency">
            <text:p>6.000,00 €</text:p>
          </table:table-cell>
          <table:table-cell table:formula="of:=3000" office:value-type="currency" office:currency="EUR" office:value="3000" calcext:value-type="currency">
            <text:p>3.000,00 €</text:p>
          </table:table-cell>
          <table:table-cell table:formula="of:=[.I4]" office:value-type="currency" office:currency="EUR" office:value="6380" calcext:value-type="currency">
            <text:p>6.380,00 €</text:p>
          </table:table-cell>
          <table:table-cell table:style-name="ce3" table:formula="of:=[.J4]" office:value-type="currency" office:currency="EUR" office:value="7011" calcext:value-type="currency">
            <text:p>7.011,00 €</text:p>
          </table:table-cell>
          <table:table-cell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6]*[.J6]" office:value-type="currency" office:currency="EUR" office:value="112176" calcext:value-type="currency">
            <text:p>112.176,00 €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SUM([.B6:.D6])" office:value-type="currency" office:currency="EUR" office:value="112176" calcext:value-type="currency">
            <text:p>112.176,00 €</text:p>
          </table:table-cell>
          <table:table-cell table:formula="of:=[.F5]" office:value-type="float" office:value="16" calcext:value-type="float">
            <text:p>16</text:p>
          </table:table-cell>
          <table:table-cell table:formula="of:=[.G5]" office:value-type="currency" office:currency="EUR" office:value="6000" calcext:value-type="currency">
            <text:p>6.000,00 €</text:p>
          </table:table-cell>
          <table:table-cell table:formula="of:=3000" office:value-type="currency" office:currency="EUR" office:value="3000" calcext:value-type="currency">
            <text:p>3.000,00 €</text:p>
          </table:table-cell>
          <table:table-cell table:formula="of:=[.I5]" office:value-type="currency" office:currency="EUR" office:value="6380" calcext:value-type="currency">
            <text:p>6.380,00 €</text:p>
          </table:table-cell>
          <table:table-cell table:style-name="ce3" table:formula="of:=[.J5]" office:value-type="currency" office:currency="EUR" office:value="7011" calcext:value-type="currency">
            <text:p>7.011,00 €</text:p>
          </table:table-cell>
          <table:table-cell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7]*[.J7]" office:value-type="currency" office:currency="EUR" office:value="112176" calcext:value-type="currency">
            <text:p>112.176,00 €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SUM([.B7:.D7])" office:value-type="currency" office:currency="EUR" office:value="112176" calcext:value-type="currency">
            <text:p>112.176,00 €</text:p>
          </table:table-cell>
          <table:table-cell table:formula="of:=[.F6]" office:value-type="float" office:value="16" calcext:value-type="float">
            <text:p>16</text:p>
          </table:table-cell>
          <table:table-cell table:formula="of:=[.G6]" office:value-type="currency" office:currency="EUR" office:value="6000" calcext:value-type="currency">
            <text:p>6.000,00 €</text:p>
          </table:table-cell>
          <table:table-cell table:formula="of:=3000" office:value-type="currency" office:currency="EUR" office:value="3000" calcext:value-type="currency">
            <text:p>3.000,00 €</text:p>
          </table:table-cell>
          <table:table-cell table:formula="of:=[.I6]" office:value-type="currency" office:currency="EUR" office:value="6380" calcext:value-type="currency">
            <text:p>6.380,00 €</text:p>
          </table:table-cell>
          <table:table-cell table:style-name="ce3" table:formula="of:=[.J6]" office:value-type="currency" office:currency="EUR" office:value="7011" calcext:value-type="currency">
            <text:p>7.011,00 €</text:p>
          </table:table-cell>
          <table:table-cell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8]*[.J8]" office:value-type="currency" office:currency="EUR" office:value="112176" calcext:value-type="currency">
            <text:p>112.176,00 €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SUM([.B8:.D8])" office:value-type="currency" office:currency="EUR" office:value="112176" calcext:value-type="currency">
            <text:p>112.176,00 €</text:p>
          </table:table-cell>
          <table:table-cell table:formula="of:=[.F7]" office:value-type="float" office:value="16" calcext:value-type="float">
            <text:p>16</text:p>
          </table:table-cell>
          <table:table-cell table:formula="of:=[.G7]" office:value-type="currency" office:currency="EUR" office:value="6000" calcext:value-type="currency">
            <text:p>6.000,00 €</text:p>
          </table:table-cell>
          <table:table-cell table:formula="of:=3000" office:value-type="currency" office:currency="EUR" office:value="3000" calcext:value-type="currency">
            <text:p>3.000,00 €</text:p>
          </table:table-cell>
          <table:table-cell table:formula="of:=[.I7]" office:value-type="currency" office:currency="EUR" office:value="6380" calcext:value-type="currency">
            <text:p>6.380,00 €</text:p>
          </table:table-cell>
          <table:table-cell table:style-name="ce3" table:formula="of:=[.J7]" office:value-type="currency" office:currency="EUR" office:value="7011" calcext:value-type="currency">
            <text:p>7.011,00 €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9]*[.J9]" office:value-type="currency" office:currency="EUR" office:value="112176" calcext:value-type="currency">
            <text:p>112.176,00 €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SUM([.B9:.D9])" office:value-type="currency" office:currency="EUR" office:value="112176" calcext:value-type="currency">
            <text:p>112.176,00 €</text:p>
          </table:table-cell>
          <table:table-cell table:formula="of:=[.F8]" office:value-type="float" office:value="16" calcext:value-type="float">
            <text:p>16</text:p>
          </table:table-cell>
          <table:table-cell table:formula="of:=[.G8]" office:value-type="currency" office:currency="EUR" office:value="6000" calcext:value-type="currency">
            <text:p>6.000,00 €</text:p>
          </table:table-cell>
          <table:table-cell table:formula="of:=3000" office:value-type="currency" office:currency="EUR" office:value="3000" calcext:value-type="currency">
            <text:p>3.000,00 €</text:p>
          </table:table-cell>
          <table:table-cell table:formula="of:=[.I8]" office:value-type="currency" office:currency="EUR" office:value="6380" calcext:value-type="currency">
            <text:p>6.380,00 €</text:p>
          </table:table-cell>
          <table:table-cell table:style-name="ce3" table:formula="of:=[.J8]" office:value-type="currency" office:currency="EUR" office:value="7011" calcext:value-type="currency">
            <text:p>7.011,00 €</text:p>
          </table:table-cell>
          <table:table-cell/>
        </table:table-row>
        <table:table-row table:style-name="ro1">
          <table:table-cell table:style-name="ce1" table:number-columns-repeated="10"/>
          <table:table-cell/>
        </table:table-row>
        <table:table-row table:style-name="ro1">
          <table:table-cell/>
          <table:table-cell table:style-name="Default"/>
          <table:table-cell table:style-name="ce1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office:value-type="string" calcext:value-type="string">
            <text:p>Costes Desarrollo Producto</text:p>
          </table:table-cell>
          <table:table-cell table:style-name="Default" office:value-type="string" calcext:value-type="string">
            <text:p>Interés mercado</text:p>
          </table:table-cell>
          <table:table-cell table:style-name="ce1"/>
          <table:table-cell table:style-name="Default" office:value-type="string" calcext:value-type="string">
            <text:p>VAN</text:p>
          </table:table-cell>
          <table:table-cell table:style-name="Default" office:value-type="string" calcext:value-type="string">
            <text:p>TIR</text:p>
          </table:table-cell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style-name="ce3" table:formula="of:=300000" office:value-type="currency" office:currency="EUR" office:value="300000" calcext:value-type="currency">
            <text:p>300.000,00 €</text:p>
          </table:table-cell>
          <table:table-cell table:style-name="ce7" table:formula="of:=8%" office:value-type="percentage" office:value="0.08" calcext:value-type="percentage">
            <text:p>8,00 %</text:p>
          </table:table-cell>
          <table:table-cell table:style-name="ce1"/>
          <table:table-cell table:formula="of:=NPV([.B13];[.E3:.E9])+[.E2]" office:value-type="currency" office:currency="EUR" office:value="160329.112375537" calcext:value-type="currency">
            <text:p>160.329,11 €</text:p>
          </table:table-cell>
          <table:table-cell table:style-name="ce7" table:formula="of:=IRR([.E2:.E9])" office:value-type="percentage" office:value="0.203435054280141" calcext:value-type="percentage">
            <text:p>20,34 %</text:p>
          </table:table-cell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style-name="ce1" table:number-columns-repeated="3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</table:table-row>
      </table:table>
      <table:table table:name="ejercicio2d" table:style-name="ta1">
        <table:table-column table:style-name="co11" table:default-cell-style-name="Default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22" table:default-cell-style-name="Default"/>
        <table:table-column table:style-name="co16" table:default-cell-style-name="ce3"/>
        <table:table-column table:style-name="co23" table:default-cell-style-name="ce3"/>
        <table:table-column table:style-name="co18" table:default-cell-style-name="ce8"/>
        <table:table-column table:style-name="co24" table:default-cell-style-name="Default"/>
        <table:table-column table:style-name="co25" table:default-cell-style-name="ce4"/>
        <table:table-row table:style-name="ro1">
          <table:table-cell office:value-type="string" calcext:value-type="string">
            <text:p>AÑO</text:p>
          </table:table-cell>
          <table:table-cell table:style-name="Default" office:value-type="string" calcext:value-type="string">
            <text:p>PAGOS INVERSIÓN</text:p>
          </table:table-cell>
          <table:table-cell table:style-name="Default" office:value-type="string" calcext:value-type="string">
            <text:p>COBROS</text:p>
          </table:table-cell>
          <table:table-cell table:style-name="Default" office:value-type="string" calcext:value-type="string">
            <text:p>PAGOS</text:p>
          </table:table-cell>
          <table:table-cell table:style-name="Default" office:value-type="string" calcext:value-type="string">
            <text:p>MOVIMIENTOS FONDOS</text:p>
          </table:table-cell>
          <table:table-cell office:value-type="string" calcext:value-type="string">
            <text:p>Unidades</text:p>
          </table:table-cell>
          <table:table-cell table:style-name="Default" office:value-type="string" calcext:value-type="string">
            <text:p>Precio mínimo venta</text:p>
          </table:table-cell>
          <table:table-cell table:style-name="Default" office:value-type="string" calcext:value-type="string">
            <text:p>Costes Estimados</text:p>
          </table:table-cell>
          <table:table-cell table:style-name="ce5" office:value-type="string" calcext:value-type="string">
            <text:p>Precio Venta TIR=20%</text:p>
          </table:table-cell>
          <table:table-cell office:value-type="string" calcext:value-type="string">
            <text:p>Precio Venta TIR=30%</text:p>
          </table:table-cell>
          <table:table-cell table:style-name="ce1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-[.A13]" office:value-type="currency" office:currency="EUR" office:value="-300000" calcext:value-type="currency">
            <text:p>-300.000,00 €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SUM([.B2:.D2])" office:value-type="currency" office:currency="EUR" office:value="-300000" calcext:value-type="currency">
            <text:p>-300.000,00 €</text:p>
          </table:table-cell>
          <table:table-cell/>
          <table:table-cell table:style-name="Default" table:number-columns-repeated="2"/>
          <table:table-cell table:style-name="ce5"/>
          <table:table-cell table:number-columns-repeated="2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3]*[.J3]" office:value-type="currency" office:currency="EUR" office:value="596355.66" calcext:value-type="currency">
            <text:p>596.355,66 €</text:p>
          </table:table-cell>
          <table:table-cell table:formula="of:=-([.F3]*[.H3])" office:value-type="currency" office:currency="EUR" office:value="-255180" calcext:value-type="currency">
            <text:p>-255.180,00 €</text:p>
          </table:table-cell>
          <table:table-cell table:formula="of:=SUM([.B3:.D3])" office:value-type="currency" office:currency="EUR" office:value="341175.66" calcext:value-type="currency">
            <text:p>341.175,66 €</text:p>
          </table:table-cell>
          <table:table-cell table:formula="of:=50*[.H13]" office:value-type="float" office:value="85.06" calcext:value-type="float">
            <text:p>85,06</text:p>
          </table:table-cell>
          <table:table-cell office:value-type="currency" office:currency="EUR" office:value="6000" calcext:value-type="currency">
            <text:p>6.000,00 €</text:p>
          </table:table-cell>
          <table:table-cell table:formula="of:=3000" office:value-type="currency" office:currency="EUR" office:value="3000" calcext:value-type="currency">
            <text:p>3.000,00 €</text:p>
          </table:table-cell>
          <table:table-cell table:formula="of:=6380" office:value-type="currency" office:currency="EUR" office:value="6380" calcext:value-type="currency">
            <text:p>6.380,00 €</text:p>
          </table:table-cell>
          <table:table-cell table:style-name="ce8" table:formula="of:=7011" office:value-type="currency" office:currency="EUR" office:value="7011" calcext:value-type="currency">
            <text:p>7.011,00 €</text:p>
          </table:table-cell>
          <table:table-cell table:style-name="ce1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4]*[.J4]" office:value-type="currency" office:currency="EUR" office:value="357813.396" calcext:value-type="currency">
            <text:p>357.813,40 €</text:p>
          </table:table-cell>
          <table:table-cell table:formula="of:=-([.F4]*[.H4])" office:value-type="currency" office:currency="EUR" office:value="-153108" calcext:value-type="currency">
            <text:p>-153.108,00 €</text:p>
          </table:table-cell>
          <table:table-cell table:formula="of:=SUM([.B4:.D4])" office:value-type="currency" office:currency="EUR" office:value="204705.396" calcext:value-type="currency">
            <text:p>204.705,40 €</text:p>
          </table:table-cell>
          <table:table-cell table:formula="of:=30*[.H13]" office:value-type="float" office:value="51.036" calcext:value-type="float">
            <text:p>51,036</text:p>
          </table:table-cell>
          <table:table-cell table:formula="of:=[.G3]" office:value-type="currency" office:currency="EUR" office:value="6000" calcext:value-type="currency">
            <text:p>6.000,00 €</text:p>
          </table:table-cell>
          <table:table-cell table:formula="of:=3000" office:value-type="currency" office:currency="EUR" office:value="3000" calcext:value-type="currency">
            <text:p>3.000,00 €</text:p>
          </table:table-cell>
          <table:table-cell table:formula="of:=[.I3]" office:value-type="currency" office:currency="EUR" office:value="6380" calcext:value-type="currency">
            <text:p>6.380,00 €</text:p>
          </table:table-cell>
          <table:table-cell table:style-name="ce3" table:formula="of:=[.J3]" office:value-type="currency" office:currency="EUR" office:value="7011" calcext:value-type="currency">
            <text:p>7.011,00 €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5]*[.J5]" office:value-type="currency" office:currency="EUR" office:value="238542.264" calcext:value-type="currency">
            <text:p>238.542,26 €</text:p>
          </table:table-cell>
          <table:table-cell table:formula="of:=-([.F5]*[.H5])" office:value-type="currency" office:currency="EUR" office:value="-102072" calcext:value-type="currency">
            <text:p>-102.072,00 €</text:p>
          </table:table-cell>
          <table:table-cell table:formula="of:=SUM([.B5:.D5])" office:value-type="currency" office:currency="EUR" office:value="136470.264" calcext:value-type="currency">
            <text:p>136.470,26 €</text:p>
          </table:table-cell>
          <table:table-cell table:formula="of:=20*[.H13]" office:value-type="float" office:value="34.024" calcext:value-type="float">
            <text:p>34,024</text:p>
          </table:table-cell>
          <table:table-cell table:formula="of:=[.G4]" office:value-type="currency" office:currency="EUR" office:value="6000" calcext:value-type="currency">
            <text:p>6.000,00 €</text:p>
          </table:table-cell>
          <table:table-cell table:formula="of:=3000" office:value-type="currency" office:currency="EUR" office:value="3000" calcext:value-type="currency">
            <text:p>3.000,00 €</text:p>
          </table:table-cell>
          <table:table-cell table:formula="of:=[.I4]" office:value-type="currency" office:currency="EUR" office:value="6380" calcext:value-type="currency">
            <text:p>6.380,00 €</text:p>
          </table:table-cell>
          <table:table-cell table:style-name="ce3" table:formula="of:=[.J4]" office:value-type="currency" office:currency="EUR" office:value="7011" calcext:value-type="currency">
            <text:p>7.011,00 €</text:p>
          </table:table-cell>
          <table:table-cell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6]*[.J6]" office:value-type="currency" office:currency="EUR" office:value="119271.132" calcext:value-type="currency">
            <text:p>119.271,13 €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SUM([.B6:.D6])" office:value-type="currency" office:currency="EUR" office:value="119271.132" calcext:value-type="currency">
            <text:p>119.271,13 €</text:p>
          </table:table-cell>
          <table:table-cell table:formula="of:=10*[.H13]" office:value-type="float" office:value="17.012" calcext:value-type="float">
            <text:p>17,012</text:p>
          </table:table-cell>
          <table:table-cell table:formula="of:=[.G5]" office:value-type="currency" office:currency="EUR" office:value="6000" calcext:value-type="currency">
            <text:p>6.000,00 €</text:p>
          </table:table-cell>
          <table:table-cell table:formula="of:=3000" office:value-type="currency" office:currency="EUR" office:value="3000" calcext:value-type="currency">
            <text:p>3.000,00 €</text:p>
          </table:table-cell>
          <table:table-cell table:formula="of:=[.I5]" office:value-type="currency" office:currency="EUR" office:value="6380" calcext:value-type="currency">
            <text:p>6.380,00 €</text:p>
          </table:table-cell>
          <table:table-cell table:style-name="ce3" table:formula="of:=[.J5]" office:value-type="currency" office:currency="EUR" office:value="7011" calcext:value-type="currency">
            <text:p>7.011,00 €</text:p>
          </table:table-cell>
          <table:table-cell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7]*[.J7]" office:value-type="currency" office:currency="EUR" office:value="59635.566" calcext:value-type="currency">
            <text:p>59.635,57 €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SUM([.B7:.D7])" office:value-type="currency" office:currency="EUR" office:value="59635.566" calcext:value-type="currency">
            <text:p>59.635,57 €</text:p>
          </table:table-cell>
          <table:table-cell table:formula="of:=5*[.H13]" office:value-type="float" office:value="8.506" calcext:value-type="float">
            <text:p>8,506</text:p>
          </table:table-cell>
          <table:table-cell table:formula="of:=[.G6]" office:value-type="currency" office:currency="EUR" office:value="6000" calcext:value-type="currency">
            <text:p>6.000,00 €</text:p>
          </table:table-cell>
          <table:table-cell table:formula="of:=3000" office:value-type="currency" office:currency="EUR" office:value="3000" calcext:value-type="currency">
            <text:p>3.000,00 €</text:p>
          </table:table-cell>
          <table:table-cell table:formula="of:=[.I6]" office:value-type="currency" office:currency="EUR" office:value="6380" calcext:value-type="currency">
            <text:p>6.380,00 €</text:p>
          </table:table-cell>
          <table:table-cell table:style-name="ce3" table:formula="of:=[.J6]" office:value-type="currency" office:currency="EUR" office:value="7011" calcext:value-type="currency">
            <text:p>7.011,00 €</text:p>
          </table:table-cell>
          <table:table-cell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8]*[.J8]" office:value-type="currency" office:currency="EUR" office:value="23854.2264" calcext:value-type="currency">
            <text:p>23.854,23 €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SUM([.B8:.D8])" office:value-type="currency" office:currency="EUR" office:value="23854.2264" calcext:value-type="currency">
            <text:p>23.854,23 €</text:p>
          </table:table-cell>
          <table:table-cell table:formula="of:=2*[.H13]" office:value-type="float" office:value="3.4024" calcext:value-type="float">
            <text:p>3,4024</text:p>
          </table:table-cell>
          <table:table-cell table:formula="of:=[.G7]" office:value-type="currency" office:currency="EUR" office:value="6000" calcext:value-type="currency">
            <text:p>6.000,00 €</text:p>
          </table:table-cell>
          <table:table-cell table:formula="of:=3000" office:value-type="currency" office:currency="EUR" office:value="3000" calcext:value-type="currency">
            <text:p>3.000,00 €</text:p>
          </table:table-cell>
          <table:table-cell table:formula="of:=[.I7]" office:value-type="currency" office:currency="EUR" office:value="6380" calcext:value-type="currency">
            <text:p>6.380,00 €</text:p>
          </table:table-cell>
          <table:table-cell table:style-name="ce3" table:formula="of:=[.J7]" office:value-type="currency" office:currency="EUR" office:value="7011" calcext:value-type="currency">
            <text:p>7.011,00 €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F9]*[.J9]" office:value-type="currency" office:currency="EUR" office:value="11927.1132" calcext:value-type="currency">
            <text:p>11.927,11 €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SUM([.B9:.D9])" office:value-type="currency" office:currency="EUR" office:value="11927.1132" calcext:value-type="currency">
            <text:p>11.927,11 €</text:p>
          </table:table-cell>
          <table:table-cell table:formula="of:=1*[.H13]" office:value-type="float" office:value="1.7012" calcext:value-type="float">
            <text:p>1,7012</text:p>
          </table:table-cell>
          <table:table-cell table:formula="of:=[.G8]" office:value-type="currency" office:currency="EUR" office:value="6000" calcext:value-type="currency">
            <text:p>6.000,00 €</text:p>
          </table:table-cell>
          <table:table-cell table:formula="of:=3000" office:value-type="currency" office:currency="EUR" office:value="3000" calcext:value-type="currency">
            <text:p>3.000,00 €</text:p>
          </table:table-cell>
          <table:table-cell table:formula="of:=[.I8]" office:value-type="currency" office:currency="EUR" office:value="6380" calcext:value-type="currency">
            <text:p>6.380,00 €</text:p>
          </table:table-cell>
          <table:table-cell table:style-name="ce3" table:formula="of:=[.J8]" office:value-type="currency" office:currency="EUR" office:value="7011" calcext:value-type="currency">
            <text:p>7.011,00 €</text:p>
          </table:table-cell>
          <table:table-cell/>
        </table:table-row>
        <table:table-row table:style-name="ro1">
          <table:table-cell table:style-name="ce1" table:number-columns-repeated="11"/>
        </table:table-row>
        <table:table-row table:style-name="ro1">
          <table:table-cell/>
          <table:table-cell table:style-name="Default"/>
          <table:table-cell table:style-name="ce1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office:value-type="string" calcext:value-type="string">
            <text:p>Costes Desarrollo Producto</text:p>
          </table:table-cell>
          <table:table-cell table:style-name="Default" office:value-type="string" calcext:value-type="string">
            <text:p>Interés mercado</text:p>
          </table:table-cell>
          <table:table-cell table:style-name="ce1"/>
          <table:table-cell table:style-name="Default" office:value-type="string" calcext:value-type="string">
            <text:p>VAN</text:p>
          </table:table-cell>
          <table:table-cell table:style-name="Default" office:value-type="string" calcext:value-type="string">
            <text:p>TIR</text:p>
          </table:table-cell>
          <table:table-cell office:value-type="string" calcext:value-type="string">
            <text:p>VAN Q</text:p>
          </table:table-cell>
          <table:table-cell table:style-name="Default" office:value-type="string" calcext:value-type="string">
            <text:p>Q</text:p>
          </table:table-cell>
          <table:table-cell table:style-name="Default" office:value-type="string" calcext:value-type="string">
            <text:p>Cambio unidades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ce3" table:formula="of:=300000" office:value-type="currency" office:currency="EUR" office:value="300000" calcext:value-type="currency">
            <text:p>300.000,00 €</text:p>
          </table:table-cell>
          <table:table-cell table:style-name="ce7" table:formula="of:=8%" office:value-type="percentage" office:value="0.08" calcext:value-type="percentage">
            <text:p>8,00 %</text:p>
          </table:table-cell>
          <table:table-cell table:style-name="ce1"/>
          <table:table-cell table:formula="of:=NPV([.B13];[.E3:.E9])+[.E2]" office:value-type="currency" office:currency="EUR" office:value="449986.138816173" calcext:value-type="currency">
            <text:p>449.986,14 €</text:p>
          </table:table-cell>
          <table:table-cell table:style-name="ce7" table:formula="of:=IRR([.E2:.E9])" office:value-type="percentage" office:value="0.767309295989203" calcext:value-type="percentage">
            <text:p>76,73 %</text:p>
          </table:table-cell>
          <table:table-cell table:style-name="ce3" table:formula="of:=NPV([.B13];[.B3:.B9])+[.B2]" office:value-type="currency" office:currency="EUR" office:value="-300000" calcext:value-type="currency">
            <text:p>-300.000,00 €</text:p>
          </table:table-cell>
          <table:table-cell table:style-name="ce7" table:formula="of:=-([.D13]/[.F13])" office:value-type="percentage" office:value="1.49995379605391" calcext:value-type="percentage">
            <text:p>150,00 %</text:p>
          </table:table-cell>
          <table:table-cell table:style-name="ce6" table:formula="of:=1.7012" office:value-type="percentage" office:value="1.7012" calcext:value-type="percentage">
            <text:p>170,12 %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ce1" table:number-columns-repeated="3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</table:table-row>
      </table:table>
      <table:table table:name="ejercicio3a" table:style-name="ta1">
        <table:table-column table:style-name="co26" table:default-cell-style-name="Default"/>
        <table:table-column table:style-name="co5" table:default-cell-style-name="ce3"/>
        <table:table-column table:style-name="co3" table:default-cell-style-name="ce3"/>
        <table:table-column table:style-name="co27" table:default-cell-style-name="ce3"/>
        <table:table-column table:style-name="co28" table:default-cell-style-name="ce7"/>
        <table:table-column table:style-name="co29" table:default-cell-style-name="ce3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ÑO</text:p>
          </table:table-cell>
          <table:table-cell table:style-name="Default" office:value-type="string" calcext:value-type="string">
            <text:p>PAGOS DE INVERSION</text:p>
          </table:table-cell>
          <table:table-cell table:style-name="Default" office:value-type="string" calcext:value-type="string">
            <text:p>COBROS</text:p>
          </table:table-cell>
          <table:table-cell table:style-name="Default" office:value-type="string" calcext:value-type="string">
            <text:p>PAGOS</text:p>
          </table:table-cell>
          <table:table-cell table:style-name="Default" office:value-type="string" calcext:value-type="string">
            <text:p>Interes estimado mercado monetario</text:p>
          </table:table-cell>
          <table:table-cell table:style-name="Default" office:value-type="string" calcext:value-type="string">
            <text:p>Movimientos de fondo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currency" office:currency="EUR" office:value="-300000" calcext:value-type="currency">
            <text:p>-300.000,0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Default"/>
          <table:table-cell table:formula="of:=SUM([.B2];[.C2];[.D2])" office:value-type="currency" office:currency="EUR" office:value="-300000" calcext:value-type="currency">
            <text:p>-300.000,00 €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currency" office:currency="EUR" office:value="-300000" calcext:value-type="currency">
            <text:p>-300.000,00 €</text:p>
          </table:table-cell>
          <table:table-cell office:value-type="currency" office:currency="EUR" office:value="420000" calcext:value-type="currency">
            <text:p>420.000,00 €</text:p>
          </table:table-cell>
          <table:table-cell office:value-type="currency" office:currency="EUR" office:value="-300000" calcext:value-type="currency">
            <text:p>-300.000,00 €</text:p>
          </table:table-cell>
          <table:table-cell office:value-type="percentage" office:value="0.12" calcext:value-type="percentage">
            <text:p>12,00 %</text:p>
          </table:table-cell>
          <table:table-cell table:formula="of:=SUM([.B3];[.C3];[.D3])" office:value-type="currency" office:currency="EUR" office:value="-180000" calcext:value-type="currency">
            <text:p>-180.000,00 €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20000" calcext:value-type="currency">
            <text:p>420.000,00 €</text:p>
          </table:table-cell>
          <table:table-cell office:value-type="currency" office:currency="EUR" office:value="-300000" calcext:value-type="currency">
            <text:p>-300.000,00 €</text:p>
          </table:table-cell>
          <table:table-cell office:value-type="percentage" office:value="0.12" calcext:value-type="percentage">
            <text:p>12,00 %</text:p>
          </table:table-cell>
          <table:table-cell table:formula="of:=SUM([.B4];[.C4];[.D4])" office:value-type="currency" office:currency="EUR" office:value="120000" calcext:value-type="currency">
            <text:p>120.000,00 €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20000" calcext:value-type="currency">
            <text:p>420.000,00 €</text:p>
          </table:table-cell>
          <table:table-cell office:value-type="currency" office:currency="EUR" office:value="-300000" calcext:value-type="currency">
            <text:p>-300.000,00 €</text:p>
          </table:table-cell>
          <table:table-cell office:value-type="percentage" office:value="0.12" calcext:value-type="percentage">
            <text:p>12,00 %</text:p>
          </table:table-cell>
          <table:table-cell table:formula="of:=SUM([.B5];[.C5];[.D5])" office:value-type="currency" office:currency="EUR" office:value="120000" calcext:value-type="currency">
            <text:p>120.000,00 €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20000" calcext:value-type="currency">
            <text:p>420.000,00 €</text:p>
          </table:table-cell>
          <table:table-cell office:value-type="currency" office:currency="EUR" office:value="-300000" calcext:value-type="currency">
            <text:p>-300.000,00 €</text:p>
          </table:table-cell>
          <table:table-cell office:value-type="percentage" office:value="0.1" calcext:value-type="percentage">
            <text:p>10,00 %</text:p>
          </table:table-cell>
          <table:table-cell table:formula="of:=SUM([.B6];[.C6];[.D6])" office:value-type="currency" office:currency="EUR" office:value="120000" calcext:value-type="currency">
            <text:p>120.000,00 €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20000" calcext:value-type="currency">
            <text:p>420.000,00 €</text:p>
          </table:table-cell>
          <table:table-cell office:value-type="currency" office:currency="EUR" office:value="-300000" calcext:value-type="currency">
            <text:p>-300.000,00 €</text:p>
          </table:table-cell>
          <table:table-cell office:value-type="percentage" office:value="0.1" calcext:value-type="percentage">
            <text:p>10,00 %</text:p>
          </table:table-cell>
          <table:table-cell table:formula="of:=SUM([.B7];[.C7];[.D7])" office:value-type="currency" office:currency="EUR" office:value="120000" calcext:value-type="currency">
            <text:p>120.000,00 €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=PMT(10%;3;120000)" office:value-type="currency" office:currency="EUR" office:value="-48253.7764350453" calcext:value-type="currency">
            <text:p>-48.253,78 €</text:p>
          </table:table-cell>
          <table:table-cell office:value-type="currency" office:currency="EUR" office:value="540000" calcext:value-type="currency">
            <text:p>540.000,00 €</text:p>
          </table:table-cell>
          <table:table-cell office:value-type="currency" office:currency="EUR" office:value="-360000" calcext:value-type="currency">
            <text:p>-360.000,00 €</text:p>
          </table:table-cell>
          <table:table-cell office:value-type="percentage" office:value="0.08" calcext:value-type="percentage">
            <text:p>8,00 %</text:p>
          </table:table-cell>
          <table:table-cell table:formula="of:=SUM([.B8];[.C8];[.D8])" office:value-type="currency" office:currency="EUR" office:value="131746.223564955" calcext:value-type="currency">
            <text:p>131.746,22 €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=PMT(10%;3;120000)" office:value-type="currency" office:currency="EUR" office:value="-48253.7764350453" calcext:value-type="currency">
            <text:p>-48.253,78 €</text:p>
          </table:table-cell>
          <table:table-cell office:value-type="currency" office:currency="EUR" office:value="540000" calcext:value-type="currency">
            <text:p>540.000,00 €</text:p>
          </table:table-cell>
          <table:table-cell office:value-type="currency" office:currency="EUR" office:value="-360000" calcext:value-type="currency">
            <text:p>-360.000,00 €</text:p>
          </table:table-cell>
          <table:table-cell office:value-type="percentage" office:value="0.08" calcext:value-type="percentage">
            <text:p>8,00 %</text:p>
          </table:table-cell>
          <table:table-cell table:formula="of:=SUM([.B9];[.C9];[.D9])" office:value-type="currency" office:currency="EUR" office:value="131746.223564955" calcext:value-type="currency">
            <text:p>131.746,22 €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=PMT(10%;3;120000)" office:value-type="currency" office:currency="EUR" office:value="-48253.7764350453" calcext:value-type="currency">
            <text:p>-48.253,78 €</text:p>
          </table:table-cell>
          <table:table-cell office:value-type="currency" office:currency="EUR" office:value="540000" calcext:value-type="currency">
            <text:p>540.000,00 €</text:p>
          </table:table-cell>
          <table:table-cell office:value-type="currency" office:currency="EUR" office:value="-360000" calcext:value-type="currency">
            <text:p>-360.000,00 €</text:p>
          </table:table-cell>
          <table:table-cell office:value-type="percentage" office:value="0.08" calcext:value-type="percentage">
            <text:p>8,00 %</text:p>
          </table:table-cell>
          <table:table-cell table:formula="of:=SUM([.B10];[.C10];[.D10])" office:value-type="currency" office:currency="EUR" office:value="131746.223564955" calcext:value-type="currency">
            <text:p>131.746,22 €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540000" calcext:value-type="currency">
            <text:p>540.000,00 €</text:p>
          </table:table-cell>
          <table:table-cell office:value-type="currency" office:currency="EUR" office:value="-360000" calcext:value-type="currency">
            <text:p>-360.000,00 €</text:p>
          </table:table-cell>
          <table:table-cell office:value-type="percentage" office:value="0.08" calcext:value-type="percentage">
            <text:p>8,00 %</text:p>
          </table:table-cell>
          <table:table-cell table:formula="of:=SUM([.B11];[.C11];[.D11])" office:value-type="currency" office:currency="EUR" office:value="180000" calcext:value-type="currency">
            <text:p>180.000,00 €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540000" calcext:value-type="currency">
            <text:p>540.000,00 €</text:p>
          </table:table-cell>
          <table:table-cell office:value-type="currency" office:currency="EUR" office:value="-360000" calcext:value-type="currency">
            <text:p>-360.000,00 €</text:p>
          </table:table-cell>
          <table:table-cell office:value-type="percentage" office:value="0.08" calcext:value-type="percentage">
            <text:p>8,00 %</text:p>
          </table:table-cell>
          <table:table-cell table:formula="of:=SUM([.B12];[.C12];[.D12])" office:value-type="currency" office:currency="EUR" office:value="180000" calcext:value-type="currency">
            <text:p>180.000,00 €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540000" calcext:value-type="currency">
            <text:p>540.000,00 €</text:p>
          </table:table-cell>
          <table:table-cell office:value-type="currency" office:currency="EUR" office:value="-360000" calcext:value-type="currency">
            <text:p>-360.000,00 €</text:p>
          </table:table-cell>
          <table:table-cell office:value-type="percentage" office:value="0.08" calcext:value-type="percentage">
            <text:p>8,00 %</text:p>
          </table:table-cell>
          <table:table-cell table:formula="of:=SUM([.B13];[.C13];[.D13])" office:value-type="currency" office:currency="EUR" office:value="180000" calcext:value-type="currency">
            <text:p>180.000,00 €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540000" calcext:value-type="currency">
            <text:p>540.000,00 €</text:p>
          </table:table-cell>
          <table:table-cell office:value-type="currency" office:currency="EUR" office:value="-360000" calcext:value-type="currency">
            <text:p>-360.000,00 €</text:p>
          </table:table-cell>
          <table:table-cell office:value-type="percentage" office:value="0.08" calcext:value-type="percentage">
            <text:p>8,00 %</text:p>
          </table:table-cell>
          <table:table-cell table:formula="of:=SUM([.B14];[.C14];[.D14])" office:value-type="currency" office:currency="EUR" office:value="180000" calcext:value-type="currency">
            <text:p>180.000,00 €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VAN</text:p>
          </table:table-cell>
          <table:table-cell table:style-name="Default" office:value-type="string" calcext:value-type="string">
            <text:p>VAN Q</text:p>
          </table:table-cell>
          <table:table-cell table:style-name="Default" office:value-type="string" calcext:value-type="string">
            <text:p>Q</text:p>
          </table:table-cell>
          <table:table-cell table:style-name="Default" office:value-type="string" calcext:value-type="string">
            <text:p>TIR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" table:formula="of:=(NPV([.E3];[.F3:.F5]))+(NPV([.E6];[.F6:.F7]))+(NPV([.E8];[.F8:.F14]))+[.F2]" office:value-type="currency" office:currency="EUR" office:value="741419.020925474" calcext:value-type="currency">
            <text:p>741.419,02 €</text:p>
          </table:table-cell>
          <table:table-cell table:formula="of:=NPV([.E3];[.B3:.B5])+NPV([.E6];[.B6:.B7])+NPV([.E8];[.B8:.B14])+[.B2]" office:value-type="currency" office:currency="EUR" office:value="-692211.804731231" calcext:value-type="currency">
            <text:p>-692.211,80 €</text:p>
          </table:table-cell>
          <table:table-cell table:style-name="ce7" table:formula="of:=-([.A17]/[.B17])" office:value-type="percentage" office:value="1.07108693590302" calcext:value-type="percentage">
            <text:p>107,11 %</text:p>
          </table:table-cell>
          <table:table-cell table:style-name="ce7" table:formula="of:=IRR([.F2:.F14])" office:value-type="percentage" office:value="0.214082543627351" calcext:value-type="percentage">
            <text:p>21,41 %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¿Es rentable?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Para el tipo de interés elegido, tenemos un VAN (Valor Actual Neto) positivo, luego se dice que es rentable desde un punto de vista financiero.</text:p>
          </table:table-cell>
          <table:covered-table-cell table:number-columns-repeated="6" table:style-name="Default"/>
          <table:table-cell table:number-columns-repeated="2"/>
        </table:table-row>
        <table:table-row table:style-name="ro1">
          <table:table-cell office:value-type="string" calcext:value-type="string" table:number-columns-spanned="9" table:number-rows-spanned="1">
            <text:p>Si estudiamos el valor de Q (relación beneficio/inversión), tenemos una inversión del 107,11 %. </text:p>
          </table:table-cell>
          <table:covered-table-cell table:number-columns-repeated="6" table:style-name="Default"/>
          <table:covered-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Si estudiamos la tasa interna de rendimiento (TIR), tenemos una rentabilidad relativa del proyecto del 21,41 %.</text:p>
          </table:table-cell>
          <table:covered-table-cell table:number-columns-repeated="6" table:style-name="Default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En conclusión, podemos decir que con los cálculos obtenidos, el proyecto es rentable.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</table:table>
      <table:table table:name="ejercicio3b" table:style-name="ta1">
        <table:table-column table:style-name="co26" table:default-cell-style-name="Default"/>
        <table:table-column table:style-name="co5" table:default-cell-style-name="ce3"/>
        <table:table-column table:style-name="co3" table:default-cell-style-name="ce3"/>
        <table:table-column table:style-name="co27" table:default-cell-style-name="ce3"/>
        <table:table-column table:style-name="co28" table:default-cell-style-name="ce7"/>
        <table:table-column table:style-name="co29" table:default-cell-style-name="ce3"/>
        <table:table-column table:style-name="co3" table:default-cell-style-name="ce1"/>
        <table:table-column table:style-name="co3" table:number-columns-repeated="1017" table:default-cell-style-name="Default"/>
        <table:table-row table:style-name="ro1">
          <table:table-cell office:value-type="string" calcext:value-type="string">
            <text:p>AÑO</text:p>
          </table:table-cell>
          <table:table-cell table:style-name="Default" office:value-type="string" calcext:value-type="string">
            <text:p>PAGOS DE INVERSION</text:p>
          </table:table-cell>
          <table:table-cell table:style-name="Default" office:value-type="string" calcext:value-type="string">
            <text:p>COBROS</text:p>
          </table:table-cell>
          <table:table-cell table:style-name="Default" office:value-type="string" calcext:value-type="string">
            <text:p>PAGOS</text:p>
          </table:table-cell>
          <table:table-cell table:style-name="Default" office:value-type="string" calcext:value-type="string">
            <text:p>Interes estimado mercado monetario</text:p>
          </table:table-cell>
          <table:table-cell table:style-name="Default" office:value-type="string" calcext:value-type="string">
            <text:p>Movimientos de fondo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currency" office:currency="EUR" office:value="-300000" calcext:value-type="currency">
            <text:p>-300.000,0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Default"/>
          <table:table-cell table:formula="of:=SUM([.B2];[.C2];[.D2])" office:value-type="currency" office:currency="EUR" office:value="-300000" calcext:value-type="currency">
            <text:p>-300.000,0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currency" office:currency="EUR" office:value="-300000" calcext:value-type="currency">
            <text:p>-300.000,00 €</text:p>
          </table:table-cell>
          <table:table-cell office:value-type="currency" office:currency="EUR" office:value="420000" calcext:value-type="currency">
            <text:p>420.000,00 €</text:p>
          </table:table-cell>
          <table:table-cell office:value-type="currency" office:currency="EUR" office:value="-300000" calcext:value-type="currency">
            <text:p>-300.000,00 €</text:p>
          </table:table-cell>
          <table:table-cell office:value-type="percentage" office:value="0.12" calcext:value-type="percentage">
            <text:p>12,00 %</text:p>
          </table:table-cell>
          <table:table-cell table:formula="of:=SUM([.B3];[.C3];[.D3])" office:value-type="currency" office:currency="EUR" office:value="-180000" calcext:value-type="currency">
            <text:p>-180.000,00 €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20000" calcext:value-type="currency">
            <text:p>420.000,00 €</text:p>
          </table:table-cell>
          <table:table-cell office:value-type="currency" office:currency="EUR" office:value="-300000" calcext:value-type="currency">
            <text:p>-300.000,00 €</text:p>
          </table:table-cell>
          <table:table-cell office:value-type="percentage" office:value="0.12" calcext:value-type="percentage">
            <text:p>12,00 %</text:p>
          </table:table-cell>
          <table:table-cell table:formula="of:=SUM([.B4];[.C4];[.D4])" office:value-type="currency" office:currency="EUR" office:value="120000" calcext:value-type="currency">
            <text:p>120.000,00 €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20000" calcext:value-type="currency">
            <text:p>420.000,00 €</text:p>
          </table:table-cell>
          <table:table-cell office:value-type="currency" office:currency="EUR" office:value="-300000" calcext:value-type="currency">
            <text:p>-300.000,00 €</text:p>
          </table:table-cell>
          <table:table-cell office:value-type="percentage" office:value="0.12" calcext:value-type="percentage">
            <text:p>12,00 %</text:p>
          </table:table-cell>
          <table:table-cell table:formula="of:=SUM([.B5];[.C5];[.D5])" office:value-type="currency" office:currency="EUR" office:value="120000" calcext:value-type="currency">
            <text:p>120.000,00 €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20000" calcext:value-type="currency">
            <text:p>420.000,00 €</text:p>
          </table:table-cell>
          <table:table-cell office:value-type="currency" office:currency="EUR" office:value="-300000" calcext:value-type="currency">
            <text:p>-300.000,00 €</text:p>
          </table:table-cell>
          <table:table-cell office:value-type="percentage" office:value="0.1" calcext:value-type="percentage">
            <text:p>10,00 %</text:p>
          </table:table-cell>
          <table:table-cell table:formula="of:=SUM([.B6];[.C6];[.D6])" office:value-type="currency" office:currency="EUR" office:value="120000" calcext:value-type="currency">
            <text:p>120.000,00 €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20000" calcext:value-type="currency">
            <text:p>420.000,00 €</text:p>
          </table:table-cell>
          <table:table-cell office:value-type="currency" office:currency="EUR" office:value="-300000" calcext:value-type="currency">
            <text:p>-300.000,00 €</text:p>
          </table:table-cell>
          <table:table-cell office:value-type="percentage" office:value="0.1" calcext:value-type="percentage">
            <text:p>10,00 %</text:p>
          </table:table-cell>
          <table:table-cell table:formula="of:=SUM([.B7];[.C7];[.D7])" office:value-type="currency" office:currency="EUR" office:value="120000" calcext:value-type="currency">
            <text:p>120.000,00 €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=PMT(10%;3;120000)" office:value-type="currency" office:currency="EUR" office:value="-48253.7764350453" calcext:value-type="currency">
            <text:p>-48.253,78 €</text:p>
          </table:table-cell>
          <table:table-cell office:value-type="currency" office:currency="EUR" office:value="540000" calcext:value-type="currency">
            <text:p>540.000,00 €</text:p>
          </table:table-cell>
          <table:table-cell office:value-type="currency" office:currency="EUR" office:value="-360000" calcext:value-type="currency">
            <text:p>-360.000,00 €</text:p>
          </table:table-cell>
          <table:table-cell office:value-type="percentage" office:value="0.08" calcext:value-type="percentage">
            <text:p>8,00 %</text:p>
          </table:table-cell>
          <table:table-cell table:formula="of:=SUM([.B8];[.C8];[.D8])*0.1" office:value-type="currency" office:currency="EUR" office:value="13174.6223564955" calcext:value-type="currency">
            <text:p>13.174,62 €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=PMT(10%;3;120000)" office:value-type="currency" office:currency="EUR" office:value="-48253.7764350453" calcext:value-type="currency">
            <text:p>-48.253,78 €</text:p>
          </table:table-cell>
          <table:table-cell office:value-type="currency" office:currency="EUR" office:value="540000" calcext:value-type="currency">
            <text:p>540.000,00 €</text:p>
          </table:table-cell>
          <table:table-cell office:value-type="currency" office:currency="EUR" office:value="-360000" calcext:value-type="currency">
            <text:p>-360.000,00 €</text:p>
          </table:table-cell>
          <table:table-cell office:value-type="percentage" office:value="0.08" calcext:value-type="percentage">
            <text:p>8,00 %</text:p>
          </table:table-cell>
          <table:table-cell table:formula="of:=SUM([.B9];[.C9];[.D9])*0.1" office:value-type="currency" office:currency="EUR" office:value="13174.6223564955" calcext:value-type="currency">
            <text:p>13.174,62 €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=PMT(10%;3;120000)" office:value-type="currency" office:currency="EUR" office:value="-48253.7764350453" calcext:value-type="currency">
            <text:p>-48.253,78 €</text:p>
          </table:table-cell>
          <table:table-cell office:value-type="currency" office:currency="EUR" office:value="540000" calcext:value-type="currency">
            <text:p>540.000,00 €</text:p>
          </table:table-cell>
          <table:table-cell office:value-type="currency" office:currency="EUR" office:value="-360000" calcext:value-type="currency">
            <text:p>-360.000,00 €</text:p>
          </table:table-cell>
          <table:table-cell office:value-type="percentage" office:value="0.08" calcext:value-type="percentage">
            <text:p>8,00 %</text:p>
          </table:table-cell>
          <table:table-cell table:formula="of:=SUM([.B10];[.C10];[.D10])*0.1" office:value-type="currency" office:currency="EUR" office:value="13174.6223564955" calcext:value-type="currency">
            <text:p>13.174,62 €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540000" calcext:value-type="currency">
            <text:p>540.000,00 €</text:p>
          </table:table-cell>
          <table:table-cell office:value-type="currency" office:currency="EUR" office:value="-360000" calcext:value-type="currency">
            <text:p>-360.000,00 €</text:p>
          </table:table-cell>
          <table:table-cell office:value-type="percentage" office:value="0.08" calcext:value-type="percentage">
            <text:p>8,00 %</text:p>
          </table:table-cell>
          <table:table-cell table:formula="of:=SUM([.B11];[.C11];[.D11])*0.1" office:value-type="currency" office:currency="EUR" office:value="18000" calcext:value-type="currency">
            <text:p>18.000,00 €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540000" calcext:value-type="currency">
            <text:p>540.000,00 €</text:p>
          </table:table-cell>
          <table:table-cell office:value-type="currency" office:currency="EUR" office:value="-360000" calcext:value-type="currency">
            <text:p>-360.000,00 €</text:p>
          </table:table-cell>
          <table:table-cell office:value-type="percentage" office:value="0.08" calcext:value-type="percentage">
            <text:p>8,00 %</text:p>
          </table:table-cell>
          <table:table-cell table:formula="of:=SUM([.B12];[.C12];[.D12])*0.1" office:value-type="currency" office:currency="EUR" office:value="18000" calcext:value-type="currency">
            <text:p>18.000,00 €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540000" calcext:value-type="currency">
            <text:p>540.000,00 €</text:p>
          </table:table-cell>
          <table:table-cell office:value-type="currency" office:currency="EUR" office:value="-360000" calcext:value-type="currency">
            <text:p>-360.000,00 €</text:p>
          </table:table-cell>
          <table:table-cell office:value-type="percentage" office:value="0.08" calcext:value-type="percentage">
            <text:p>8,00 %</text:p>
          </table:table-cell>
          <table:table-cell table:formula="of:=SUM([.B13];[.C13];[.D13])*0.1" office:value-type="currency" office:currency="EUR" office:value="18000" calcext:value-type="currency">
            <text:p>18.000,00 €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540000" calcext:value-type="currency">
            <text:p>540.000,00 €</text:p>
          </table:table-cell>
          <table:table-cell office:value-type="currency" office:currency="EUR" office:value="-360000" calcext:value-type="currency">
            <text:p>-360.000,00 €</text:p>
          </table:table-cell>
          <table:table-cell office:value-type="percentage" office:value="0.08" calcext:value-type="percentage">
            <text:p>8,00 %</text:p>
          </table:table-cell>
          <table:table-cell table:formula="of:=SUM([.B14];[.C14];[.D14])*0.1" office:value-type="currency" office:currency="EUR" office:value="18000" calcext:value-type="currency">
            <text:p>18.000,00 €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VAN</text:p>
          </table:table-cell>
          <table:table-cell table:style-name="Default" office:value-type="string" calcext:value-type="string">
            <text:p>VAN Q</text:p>
          </table:table-cell>
          <table:table-cell table:style-name="Default" office:value-type="string" calcext:value-type="string">
            <text:p>Q</text:p>
          </table:table-cell>
          <table:table-cell table:style-name="Default" office:value-type="string" calcext:value-type="string">
            <text:p>TIR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table:formula="of:=(NPV([.E3];[.F3:.F5]))+(NPV([.E6];[.F6:.F7]))+(NPV([.E8];[.F8:.F14]))+[.F2]" office:value-type="currency" office:currency="EUR" office:value="9906.2670179744" calcext:value-type="currency">
            <text:p>9.906,27 €</text:p>
          </table:table-cell>
          <table:table-cell table:formula="of:=NPV([.E3];[.B3:.B5])+NPV([.E6];[.B6:.B7])+NPV([.E8];[.B8:.B14])+[.B2]" office:value-type="currency" office:currency="EUR" office:value="-692211.804731231" calcext:value-type="currency">
            <text:p>-692.211,80 €</text:p>
          </table:table-cell>
          <table:table-cell table:style-name="ce7" table:formula="of:=-([.A17]/[.B17])" office:value-type="percentage" office:value="0.0143110344987843" calcext:value-type="percentage">
            <text:p>1,43 %</text:p>
          </table:table-cell>
          <table:table-cell table:style-name="ce7" table:formula="of:=IRR([.F2:.F14])" office:value-type="percentage" office:value="0.052912734347849" calcext:value-type="percentage">
            <text:p>5,29 %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1"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string" calcext:value-type="string" table:number-columns-spanned="2" table:number-rows-spanned="1">
            <text:p>¿Es rentable la re-inversión?</text:p>
          </table:table-cell>
          <table:covered-table-cell table:style-name="Default"/>
          <table:table-cell table:style-name="Default" table:number-columns-repeated="5"/>
          <table:table-cell table:number-columns-repeated="1017"/>
        </table:table-row>
        <table:table-row table:style-name="ro1">
          <table:table-cell office:value-type="string" calcext:value-type="string" table:number-columns-spanned="6" table:number-rows-spanned="1">
            <text:p>Si no realizamos la re-inversión, el valor actual neto es menor <text:s/>pero la relación beneficio/inversión es mayor.</text:p>
          </table:table-cell>
          <table:covered-table-cell table:number-columns-repeated="5" table:style-name="Default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 table:number-columns-spanned="1024" table:number-rows-spanned="1">
            <text:p>Por tanto, para hacer un correcto análisis de la rentabilidad de re-inversión, hemos calculado el interés de rentabilidad relativa del proyecto si no realizamos la re-inversión.</text:p>
          </table:table-cell>
          <table:covered-table-cell table:number-columns-repeated="6" table:style-name="Default"/>
          <table:covered-table-cell table:number-columns-repeated="1017"/>
        </table:table-row>
        <table:table-row table:style-name="ro1">
          <table:table-cell office:value-type="string" calcext:value-type="string" table:number-columns-spanned="1024" table:number-rows-spanned="1">
            <text:p>Si realizamos la re-inversión, el interés de rentabilidad relativa del proyecto es superior que si no realizamos la re-inversión.</text:p>
          </table:table-cell>
          <table:covered-table-cell table:number-columns-repeated="6" table:style-name="Default"/>
          <table:covered-table-cell table:number-columns-repeated="1017"/>
        </table:table-row>
        <table:table-row table:style-name="ro1">
          <table:table-cell office:value-type="string" calcext:value-type="string" table:number-columns-spanned="1024" table:number-rows-spanned="1">
            <text:p>Por tanto, es rentable la re-inversión del proyecto.</text:p>
          </table:table-cell>
          <table:covered-table-cell table:number-columns-repeated="6" table:style-name="Default"/>
          <table:covered-table-cell table:number-columns-repeated="1017"/>
        </table:table-row>
      </table:table>
      <table:table table:name="ejercicio4a" table:style-name="ta1">
        <table:table-column table:style-name="co30" table:default-cell-style-name="Default"/>
        <table:table-column table:style-name="co31" table:default-cell-style-name="ce3"/>
        <table:table-column table:style-name="co13" table:default-cell-style-name="ce3"/>
        <table:table-column table:style-name="co27" table:default-cell-style-name="ce3"/>
        <table:table-column table:style-name="co32" table:default-cell-style-name="ce3"/>
        <table:table-column table:style-name="co33" table:default-cell-style-name="ce1"/>
        <table:table-column table:style-name="co10" table:default-cell-style-name="ce7"/>
        <table:table-column table:style-name="co3" table:number-columns-repeated="2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AÑO</text:p>
          </table:table-cell>
          <table:table-cell table:style-name="Default" office:value-type="string" calcext:value-type="string">
            <text:p>PAGOS INVERSIÓN</text:p>
          </table:table-cell>
          <table:table-cell table:style-name="Default" office:value-type="string" calcext:value-type="string">
            <text:p>COBROS</text:p>
          </table:table-cell>
          <table:table-cell table:style-name="Default" office:value-type="string" calcext:value-type="string">
            <text:p>PAGOS</text:p>
          </table:table-cell>
          <table:table-cell table:style-name="Default" office:value-type="string" calcext:value-type="string">
            <text:p>MOVIMIENTOS FONDOS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currency" office:currency="EUR" office:value="-600000" calcext:value-type="currency">
            <text:p>-600.000,00 €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SUM([.B2:.D2])" office:value-type="currency" office:currency="EUR" office:value="-600000" calcext:value-type="currency">
            <text:p>-600.000,00 €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currency" office:currency="EUR" office:value="-300000" calcext:value-type="currency">
            <text:p>-300.000,00 €</text:p>
          </table:table-cell>
          <table:table-cell table:formula="of:=[.A24]*[.A26]" office:value-type="currency" office:currency="EUR" office:value="150000" calcext:value-type="currency">
            <text:p>150.000,00 €</text:p>
          </table:table-cell>
          <table:table-cell table:formula="of:=-(30000+3*[.A26])" office:value-type="currency" office:currency="EUR" office:value="-60000" calcext:value-type="currency">
            <text:p>-60.000,00 €</text:p>
          </table:table-cell>
          <table:table-cell table:formula="of:=SUM([.B3:.D3])" office:value-type="currency" office:currency="EUR" office:value="-210000" calcext:value-type="currency">
            <text:p>-210.000,00 €</text:p>
          </table:table-cell>
          <table:table-cell table:number-columns-repeated="5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B26]*[.A24]" office:value-type="currency" office:currency="EUR" office:value="225000" calcext:value-type="currency">
            <text:p>225.000,00 €</text:p>
          </table:table-cell>
          <table:table-cell table:formula="of:=-(30000+3*[.B26])" office:value-type="currency" office:currency="EUR" office:value="-75000" calcext:value-type="currency">
            <text:p>-75.000,00 €</text:p>
          </table:table-cell>
          <table:table-cell table:formula="of:=SUM([.B4:.D4])" office:value-type="currency" office:currency="EUR" office:value="150000" calcext:value-type="currency">
            <text:p>150.000,00 €</text:p>
          </table:table-cell>
          <table:table-cell table:number-columns-repeated="5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PMT(12%;4;150000)" office:value-type="currency" office:currency="EUR" office:value="-49385.1654458535" calcext:value-type="currency">
            <text:p>-49.385,17 €</text:p>
          </table:table-cell>
          <table:table-cell table:formula="of:=[.D26]*[.A24]" office:value-type="currency" office:currency="EUR" office:value="300000" calcext:value-type="currency">
            <text:p>300.000,00 €</text:p>
          </table:table-cell>
          <table:table-cell table:formula="of:=-(30000+3*[.D26])" office:value-type="currency" office:currency="EUR" office:value="-90000" calcext:value-type="currency">
            <text:p>-90.000,00 €</text:p>
          </table:table-cell>
          <table:table-cell table:formula="of:=SUM([.B5:.D5])" office:value-type="currency" office:currency="EUR" office:value="160614.834554147" calcext:value-type="currency">
            <text:p>160.614,83 €</text:p>
          </table:table-cell>
          <table:table-cell table:number-columns-repeated="5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PMT(12%;4;150000)" office:value-type="currency" office:currency="EUR" office:value="-49385.1654458535" calcext:value-type="currency">
            <text:p>-49.385,17 €</text:p>
          </table:table-cell>
          <table:table-cell table:formula="of:=[.D26]*[.A24]" office:value-type="currency" office:currency="EUR" office:value="300000" calcext:value-type="currency">
            <text:p>300.000,00 €</text:p>
          </table:table-cell>
          <table:table-cell table:formula="of:=-(30000+3*[.D26])" office:value-type="currency" office:currency="EUR" office:value="-90000" calcext:value-type="currency">
            <text:p>-90.000,00 €</text:p>
          </table:table-cell>
          <table:table-cell table:formula="of:=SUM([.B6:.D6])" office:value-type="currency" office:currency="EUR" office:value="160614.834554147" calcext:value-type="currency">
            <text:p>160.614,83 €</text:p>
          </table:table-cell>
          <table:table-cell table:number-columns-repeated="5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PMT(12%;4;150000)" office:value-type="currency" office:currency="EUR" office:value="-49385.1654458535" calcext:value-type="currency">
            <text:p>-49.385,17 €</text:p>
          </table:table-cell>
          <table:table-cell table:formula="of:=[.D26]*[.A24]" office:value-type="currency" office:currency="EUR" office:value="300000" calcext:value-type="currency">
            <text:p>300.000,00 €</text:p>
          </table:table-cell>
          <table:table-cell table:formula="of:=-(30000+3*[.D26])" office:value-type="currency" office:currency="EUR" office:value="-90000" calcext:value-type="currency">
            <text:p>-90.000,00 €</text:p>
          </table:table-cell>
          <table:table-cell table:formula="of:=SUM([.B7:.D7])" office:value-type="currency" office:currency="EUR" office:value="160614.834554147" calcext:value-type="currency">
            <text:p>160.614,83 €</text:p>
          </table:table-cell>
          <table:table-cell table:number-columns-repeated="5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PMT(12%;4;150000)" office:value-type="currency" office:currency="EUR" office:value="-49385.1654458535" calcext:value-type="currency">
            <text:p>-49.385,17 €</text:p>
          </table:table-cell>
          <table:table-cell table:formula="of:=[.D26]*[.A24]" office:value-type="currency" office:currency="EUR" office:value="300000" calcext:value-type="currency">
            <text:p>300.000,00 €</text:p>
          </table:table-cell>
          <table:table-cell table:formula="of:=-(30000+3*[.D26])" office:value-type="currency" office:currency="EUR" office:value="-90000" calcext:value-type="currency">
            <text:p>-90.000,00 €</text:p>
          </table:table-cell>
          <table:table-cell table:formula="of:=SUM([.B8:.D8])" office:value-type="currency" office:currency="EUR" office:value="160614.834554147" calcext:value-type="currency">
            <text:p>160.614,83 €</text:p>
          </table:table-cell>
          <table:table-cell table:number-columns-repeated="5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-330000" office:value-type="currency" office:currency="EUR" office:value="-330000" calcext:value-type="currency">
            <text:p>-330.000,00 €</text:p>
          </table:table-cell>
          <table:table-cell table:formula="of:=[.D26]*[.A24]" office:value-type="currency" office:currency="EUR" office:value="300000" calcext:value-type="currency">
            <text:p>300.000,00 €</text:p>
          </table:table-cell>
          <table:table-cell table:formula="of:=-(30000+3*[.D26])" office:value-type="currency" office:currency="EUR" office:value="-90000" calcext:value-type="currency">
            <text:p>-90.000,00 €</text:p>
          </table:table-cell>
          <table:table-cell table:formula="of:=SUM([.B9:.D9])" office:value-type="currency" office:currency="EUR" office:value="-120000" calcext:value-type="currency">
            <text:p>-120.000,00 €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D26]*[.A24]" office:value-type="currency" office:currency="EUR" office:value="300000" calcext:value-type="currency">
            <text:p>300.000,00 €</text:p>
          </table:table-cell>
          <table:table-cell table:formula="of:=-(30000+3*[.D26])" office:value-type="currency" office:currency="EUR" office:value="-90000" calcext:value-type="currency">
            <text:p>-90.000,00 €</text:p>
          </table:table-cell>
          <table:table-cell table:formula="of:=SUM([.B10:.D10])" office:value-type="currency" office:currency="EUR" office:value="210000" calcext:value-type="currency">
            <text:p>210.000,00 €</text:p>
          </table:table-cell>
          <table:table-cell table:number-columns-repeated="5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D26]*[.A24]" office:value-type="currency" office:currency="EUR" office:value="300000" calcext:value-type="currency">
            <text:p>300.000,00 €</text:p>
          </table:table-cell>
          <table:table-cell table:formula="of:=-(30000+3*[.D26])" office:value-type="currency" office:currency="EUR" office:value="-90000" calcext:value-type="currency">
            <text:p>-90.000,00 €</text:p>
          </table:table-cell>
          <table:table-cell table:formula="of:=SUM([.B11:.D11])" office:value-type="currency" office:currency="EUR" office:value="210000" calcext:value-type="currency">
            <text:p>210.000,00 €</text:p>
          </table:table-cell>
          <table:table-cell table:number-columns-repeated="5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D26]*[.A24]" office:value-type="currency" office:currency="EUR" office:value="300000" calcext:value-type="currency">
            <text:p>300.000,00 €</text:p>
          </table:table-cell>
          <table:table-cell table:formula="of:=-(30000+3*[.D26])" office:value-type="currency" office:currency="EUR" office:value="-90000" calcext:value-type="currency">
            <text:p>-90.000,00 €</text:p>
          </table:table-cell>
          <table:table-cell table:formula="of:=SUM([.B12:.D12])" office:value-type="currency" office:currency="EUR" office:value="210000" calcext:value-type="currency">
            <text:p>210.000,00 €</text:p>
          </table:table-cell>
          <table:table-cell table:number-columns-repeated="5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D26]*[.A24]" office:value-type="currency" office:currency="EUR" office:value="300000" calcext:value-type="currency">
            <text:p>300.000,00 €</text:p>
          </table:table-cell>
          <table:table-cell table:formula="of:=-(30000+3*[.D26])" office:value-type="currency" office:currency="EUR" office:value="-90000" calcext:value-type="currency">
            <text:p>-90.000,00 €</text:p>
          </table:table-cell>
          <table:table-cell table:formula="of:=SUM([.B13:.D13])" office:value-type="currency" office:currency="EUR" office:value="210000" calcext:value-type="currency">
            <text:p>210.000,00 €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D26]*[.A24]" office:value-type="currency" office:currency="EUR" office:value="300000" calcext:value-type="currency">
            <text:p>300.000,00 €</text:p>
          </table:table-cell>
          <table:table-cell table:formula="of:=-(30000+3*[.D26])" office:value-type="currency" office:currency="EUR" office:value="-90000" calcext:value-type="currency">
            <text:p>-90.000,00 €</text:p>
          </table:table-cell>
          <table:table-cell table:formula="of:=SUM([.B14:.D14])" office:value-type="currency" office:currency="EUR" office:value="210000" calcext:value-type="currency">
            <text:p>210.000,00 €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D26]*[.A24]" office:value-type="currency" office:currency="EUR" office:value="300000" calcext:value-type="currency">
            <text:p>300.000,00 €</text:p>
          </table:table-cell>
          <table:table-cell table:formula="of:=-(30000+3*[.D26])" office:value-type="currency" office:currency="EUR" office:value="-90000" calcext:value-type="currency">
            <text:p>-90.000,00 €</text:p>
          </table:table-cell>
          <table:table-cell table:formula="of:=SUM([.B15:.D15])" office:value-type="currency" office:currency="EUR" office:value="210000" calcext:value-type="currency">
            <text:p>210.000,00 €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D26]*[.A24]" office:value-type="currency" office:currency="EUR" office:value="300000" calcext:value-type="currency">
            <text:p>300.000,00 €</text:p>
          </table:table-cell>
          <table:table-cell table:formula="of:=-(30000+3*[.D26])" office:value-type="currency" office:currency="EUR" office:value="-90000" calcext:value-type="currency">
            <text:p>-90.000,00 €</text:p>
          </table:table-cell>
          <table:table-cell table:formula="of:=SUM([.B16:.D16])" office:value-type="currency" office:currency="EUR" office:value="210000" calcext:value-type="currency">
            <text:p>210.000,00 €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D26]*[.A24]" office:value-type="currency" office:currency="EUR" office:value="300000" calcext:value-type="currency">
            <text:p>300.000,00 €</text:p>
          </table:table-cell>
          <table:table-cell table:formula="of:=-(30000+3*[.D26])" office:value-type="currency" office:currency="EUR" office:value="-90000" calcext:value-type="currency">
            <text:p>-90.000,00 €</text:p>
          </table:table-cell>
          <table:table-cell table:formula="of:=SUM([.B17:.D17])" office:value-type="currency" office:currency="EUR" office:value="210000" calcext:value-type="currency">
            <text:p>210.000,00 €</text:p>
          </table:table-cell>
          <table:table-cell table:number-columns-repeated="5"/>
        </table:table-row>
        <table:table-row table:style-name="ro1">
          <table:table-cell table:style-name="ce1" table:number-columns-repeated="5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AN</text:p>
          </table:table-cell>
          <table:table-cell table:style-name="Default" office:value-type="string" calcext:value-type="string">
            <text:p>VAN Q</text:p>
          </table:table-cell>
          <table:table-cell table:style-name="Default" office:value-type="string" calcext:value-type="string">
            <text:p>Q</text:p>
          </table:table-cell>
          <table:table-cell table:style-name="Default" table:number-columns-repeated="3"/>
          <table:table-cell table:style-name="ce1"/>
          <table:table-cell table:number-columns-repeated="3"/>
        </table:table-row>
        <table:table-row table:style-name="ro1">
          <table:table-cell table:style-name="ce3" table:formula="of:=NPV([.F24];[.E3:.E7])+NPV([.F26];[.E8:.E17])+[.E2]" office:value-type="currency" office:currency="EUR" office:value="743629.70042622" calcext:value-type="currency">
            <text:p>743.629,70 €</text:p>
          </table:table-cell>
          <table:table-cell table:formula="of:=NPV([.F24];[.B3:.B7])+NPV([.F26];[.B8:.B17])+[.B2]" office:value-type="currency" office:currency="EUR" office:value="-1302874.92897684" calcext:value-type="currency">
            <text:p>-1.302.874,93 €</text:p>
          </table:table-cell>
          <table:table-cell table:style-name="ce7" table:formula="of:=-([.A20]/[.B20])" office:value-type="percentage" office:value="0.570760618603811" calcext:value-type="percentage">
            <text:p>57,08 %</text:p>
          </table:table-cell>
          <table:table-cell table:style-name="Default" table:number-columns-repeated="3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¿Es rentable?</text:p>
          </table:table-cell>
          <table:table-cell table:style-name="Default" office:value-type="string" calcext:value-type="string">
            <text:p>VAN positivo → Sí es rentable</text:p>
          </table:table-cell>
          <table:table-cell table:style-name="Default" office:value-type="string" calcext:value-type="string" table:number-columns-spanned="3" table:number-rows-spanned="1">
            <text:p>Relación beneficio/inversión (Q) positiva → Sí es rentable</text:p>
          </table:table-cell>
          <table:covered-table-cell table:number-columns-repeated="2" table:style-name="Default"/>
          <table:table-cell table:style-name="Default" office:value-type="string" calcext:value-type="string">
            <text:p>Conclusión: Sí es rentable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table:number-columns-repeated="5"/>
          <table:table-cell/>
          <table:table-cell table:style-name="ce1"/>
          <table:table-cell table:style-name="ce5"/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Beneficio esperado por venta del producto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Costes producción</text:p>
          </table:table-cell>
          <table:covered-table-cell table:style-name="Default"/>
          <table:table-cell table:style-name="Default" office:value-type="string" calcext:value-type="string">
            <text:p>Inflación</text:p>
          </table:table-cell>
          <table:table-cell table:style-name="Default" office:value-type="string" calcext:value-type="string">
            <text:p>Interés Años 1-5</text:p>
          </table:table-cell>
          <table:table-cell table:style-name="ce1"/>
          <table:table-cell table:style-name="ce5"/>
          <table:table-cell table:number-columns-repeated="2"/>
        </table:table-row>
        <table:table-row table:style-name="ro1">
          <table:table-cell table:style-name="ce3" table:formula="of:=15" office:value-type="currency" office:currency="EUR" office:value="15" calcext:value-type="currency" table:number-columns-spanned="2" table:number-rows-spanned="1">
            <text:p>15,00 €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30000+3*Producción Anual</text:p>
          </table:table-cell>
          <table:covered-table-cell table:style-name="Default"/>
          <table:table-cell table:style-name="ce7" table:formula="of:=3%" office:value-type="percentage" office:value="0.03" calcext:value-type="percentage">
            <text:p>3,00 %</text:p>
          </table:table-cell>
          <table:table-cell table:style-name="ce7" table:formula="of:=10%" office:value-type="percentage" office:value="0.1" calcext:value-type="percentage">
            <text:p>10,00 %</text:p>
          </table:table-cell>
          <table:table-cell table:style-name="ce1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Producción prevista Año 1</text:p>
          </table:table-cell>
          <table:table-cell table:style-name="Default" office:value-type="string" calcext:value-type="string" table:number-columns-spanned="2" table:number-rows-spanned="1">
            <text:p>Producción Prevista Año 2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Producción Años restantes</text:p>
          </table:table-cell>
          <table:covered-table-cell table:style-name="Default"/>
          <table:table-cell table:style-name="Default" office:value-type="string" calcext:value-type="string">
            <text:p>Interés años 6-15</text:p>
          </table:table-cell>
          <table:table-cell table:style-name="ce1"/>
          <table:table-cell table:style-name="ce5"/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Default" table:formula="of:=15000" office:value-type="float" office:value="15000" calcext:value-type="float" table:number-columns-spanned="2" table:number-rows-spanned="1">
            <text:p>15000</text:p>
          </table:table-cell>
          <table:covered-table-cell table:style-name="Default"/>
          <table:table-cell table:style-name="Default" office:value-type="float" office:value="20000" calcext:value-type="float" table:number-columns-spanned="2" table:number-rows-spanned="1">
            <text:p>20000</text:p>
          </table:table-cell>
          <table:covered-table-cell table:style-name="Default"/>
          <table:table-cell table:style-name="ce7" table:formula="of:=8%" office:value-type="percentage" office:value="0.08" calcext:value-type="percentage">
            <text:p>8,00 %</text:p>
          </table:table-cell>
          <table:table-cell table:style-name="ce1"/>
          <table:table-cell table:style-name="ce5"/>
          <table:table-cell table:number-columns-repeated="2"/>
        </table:table-row>
        <table:table-row table:style-name="ro1">
          <table:table-cell table:style-name="ce1" table:number-columns-repeated="5"/>
          <table:table-cell/>
          <table:table-cell table:style-name="ce1"/>
          <table:table-cell table:style-name="ce5"/>
          <table:table-cell table:number-columns-repeated="2"/>
        </table:table-row>
      </table:table>
      <table:table table:name="ejercicio4b" table:style-name="ta1">
        <table:table-column table:style-name="co30" table:default-cell-style-name="Default"/>
        <table:table-column table:style-name="co31" table:default-cell-style-name="ce3"/>
        <table:table-column table:style-name="co13" table:default-cell-style-name="ce3"/>
        <table:table-column table:style-name="co27" table:default-cell-style-name="ce3"/>
        <table:table-column table:style-name="co32" table:default-cell-style-name="ce3"/>
        <table:table-column table:style-name="co33" table:default-cell-style-name="ce1"/>
        <table:table-column table:style-name="co10" table:default-cell-style-name="ce7"/>
        <table:table-row table:style-name="ro1">
          <table:table-cell office:value-type="string" calcext:value-type="string">
            <text:p>AÑO</text:p>
          </table:table-cell>
          <table:table-cell table:style-name="Default" office:value-type="string" calcext:value-type="string">
            <text:p>PAGOS INVERSIÓN</text:p>
          </table:table-cell>
          <table:table-cell table:style-name="Default" office:value-type="string" calcext:value-type="string">
            <text:p>COBROS</text:p>
          </table:table-cell>
          <table:table-cell table:style-name="Default" office:value-type="string" calcext:value-type="string">
            <text:p>PAGOS</text:p>
          </table:table-cell>
          <table:table-cell table:style-name="Default" office:value-type="string" calcext:value-type="string">
            <text:p>MOVIMIENTOS FONDOS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currency" office:currency="EUR" office:value="-600000" calcext:value-type="currency">
            <text:p>-600.000,00 €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SUM([.B2:.D2])" office:value-type="currency" office:currency="EUR" office:value="-600000" calcext:value-type="currency">
            <text:p>-600.000,00 €</text:p>
          </table:table-cell>
          <table:table-cell table:number-columns-repeated="2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currency" office:currency="EUR" office:value="-300000" calcext:value-type="currency">
            <text:p>-300.000,00 €</text:p>
          </table:table-cell>
          <table:table-cell table:formula="of:=[.A24]*[.A26]" office:value-type="currency" office:currency="EUR" office:value="150000" calcext:value-type="currency">
            <text:p>150.000,00 €</text:p>
          </table:table-cell>
          <table:table-cell table:formula="of:=-(30000+3*[.A26])" office:value-type="currency" office:currency="EUR" office:value="-60000" calcext:value-type="currency">
            <text:p>-60.000,00 €</text:p>
          </table:table-cell>
          <table:table-cell table:formula="of:=SUM([.B3:.D3])" office:value-type="currency" office:currency="EUR" office:value="-210000" calcext:value-type="currency">
            <text:p>-210.000,00 €</text:p>
          </table:table-cell>
          <table:table-cell table:number-columns-repeated="2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B26]*[.A24]" office:value-type="currency" office:currency="EUR" office:value="225000" calcext:value-type="currency">
            <text:p>225.000,00 €</text:p>
          </table:table-cell>
          <table:table-cell table:formula="of:=-(30000+3*[.B26])" office:value-type="currency" office:currency="EUR" office:value="-75000" calcext:value-type="currency">
            <text:p>-75.000,00 €</text:p>
          </table:table-cell>
          <table:table-cell table:formula="of:=SUM([.B4:.D4])" office:value-type="currency" office:currency="EUR" office:value="150000" calcext:value-type="currency">
            <text:p>150.000,00 €</text:p>
          </table:table-cell>
          <table:table-cell table:number-columns-repeated="2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PMT(12%;4;150000)" office:value-type="currency" office:currency="EUR" office:value="-49385.1654458535" calcext:value-type="currency">
            <text:p>-49.385,17 €</text:p>
          </table:table-cell>
          <table:table-cell table:formula="of:=[.D26]*[.A24]" office:value-type="currency" office:currency="EUR" office:value="300000" calcext:value-type="currency">
            <text:p>300.000,00 €</text:p>
          </table:table-cell>
          <table:table-cell table:formula="of:=-(30000+3*[.D26])" office:value-type="currency" office:currency="EUR" office:value="-90000" calcext:value-type="currency">
            <text:p>-90.000,00 €</text:p>
          </table:table-cell>
          <table:table-cell table:formula="of:=SUM([.B5:.D5])" office:value-type="currency" office:currency="EUR" office:value="160614.834554147" calcext:value-type="currency">
            <text:p>160.614,83 €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PMT(12%;4;150000)" office:value-type="currency" office:currency="EUR" office:value="-49385.1654458535" calcext:value-type="currency">
            <text:p>-49.385,17 €</text:p>
          </table:table-cell>
          <table:table-cell table:formula="of:=[.D26]*[.A24]" office:value-type="currency" office:currency="EUR" office:value="300000" calcext:value-type="currency">
            <text:p>300.000,00 €</text:p>
          </table:table-cell>
          <table:table-cell table:formula="of:=-(30000+3*[.D26])" office:value-type="currency" office:currency="EUR" office:value="-90000" calcext:value-type="currency">
            <text:p>-90.000,00 €</text:p>
          </table:table-cell>
          <table:table-cell table:formula="of:=SUM([.B6:.D6])" office:value-type="currency" office:currency="EUR" office:value="160614.834554147" calcext:value-type="currency">
            <text:p>160.614,83 €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PMT(12%;4;150000)" office:value-type="currency" office:currency="EUR" office:value="-49385.1654458535" calcext:value-type="currency">
            <text:p>-49.385,17 €</text:p>
          </table:table-cell>
          <table:table-cell table:formula="of:=[.D26]*[.A24]" office:value-type="currency" office:currency="EUR" office:value="300000" calcext:value-type="currency">
            <text:p>300.000,00 €</text:p>
          </table:table-cell>
          <table:table-cell table:formula="of:=-(30000+3*[.D26])" office:value-type="currency" office:currency="EUR" office:value="-90000" calcext:value-type="currency">
            <text:p>-90.000,00 €</text:p>
          </table:table-cell>
          <table:table-cell table:formula="of:=SUM([.B7:.D7])" office:value-type="currency" office:currency="EUR" office:value="160614.834554147" calcext:value-type="currency">
            <text:p>160.614,83 €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PMT(12%;4;150000)" office:value-type="currency" office:currency="EUR" office:value="-49385.1654458535" calcext:value-type="currency">
            <text:p>-49.385,17 €</text:p>
          </table:table-cell>
          <table:table-cell table:formula="of:=[.D26]*[.A24]" office:value-type="currency" office:currency="EUR" office:value="300000" calcext:value-type="currency">
            <text:p>300.000,00 €</text:p>
          </table:table-cell>
          <table:table-cell table:formula="of:=-(30000+3*[.D26])" office:value-type="currency" office:currency="EUR" office:value="-90000" calcext:value-type="currency">
            <text:p>-90.000,00 €</text:p>
          </table:table-cell>
          <table:table-cell table:formula="of:=SUM([.B8:.D8])" office:value-type="currency" office:currency="EUR" office:value="160614.834554147" calcext:value-type="currency">
            <text:p>160.614,83 €</text:p>
          </table:table-cell>
          <table:table-cell table:number-columns-repeated="2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-330000" office:value-type="currency" office:currency="EUR" office:value="-330000" calcext:value-type="currency">
            <text:p>-330.000,00 €</text:p>
          </table:table-cell>
          <table:table-cell table:formula="of:=[.D26]*[.A24]" office:value-type="currency" office:currency="EUR" office:value="300000" calcext:value-type="currency">
            <text:p>300.000,00 €</text:p>
          </table:table-cell>
          <table:table-cell table:formula="of:=-(30000+3*[.D26])" office:value-type="currency" office:currency="EUR" office:value="-90000" calcext:value-type="currency">
            <text:p>-90.000,00 €</text:p>
          </table:table-cell>
          <table:table-cell table:formula="of:=SUM([.B9:.D9])" office:value-type="currency" office:currency="EUR" office:value="-120000" calcext:value-type="currency">
            <text:p>-120.000,00 €</text:p>
          </table:table-cell>
          <table:table-cell table:number-columns-repeated="2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D26]*[.A24]" office:value-type="currency" office:currency="EUR" office:value="300000" calcext:value-type="currency">
            <text:p>300.000,00 €</text:p>
          </table:table-cell>
          <table:table-cell table:formula="of:=-(30000+3*[.D26])" office:value-type="currency" office:currency="EUR" office:value="-90000" calcext:value-type="currency">
            <text:p>-90.000,00 €</text:p>
          </table:table-cell>
          <table:table-cell table:formula="of:=SUM([.B10:.D10])" office:value-type="currency" office:currency="EUR" office:value="210000" calcext:value-type="currency">
            <text:p>210.000,00 €</text:p>
          </table:table-cell>
          <table:table-cell table:number-columns-repeated="2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D26]*[.A24]" office:value-type="currency" office:currency="EUR" office:value="300000" calcext:value-type="currency">
            <text:p>300.000,00 €</text:p>
          </table:table-cell>
          <table:table-cell table:formula="of:=-(30000+3*[.D26])" office:value-type="currency" office:currency="EUR" office:value="-90000" calcext:value-type="currency">
            <text:p>-90.000,00 €</text:p>
          </table:table-cell>
          <table:table-cell table:formula="of:=SUM([.B11:.D11])" office:value-type="currency" office:currency="EUR" office:value="210000" calcext:value-type="currency">
            <text:p>210.000,00 €</text:p>
          </table:table-cell>
          <table:table-cell table:number-columns-repeated="2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D26]*[.A24]" office:value-type="currency" office:currency="EUR" office:value="300000" calcext:value-type="currency">
            <text:p>300.000,00 €</text:p>
          </table:table-cell>
          <table:table-cell table:formula="of:=-(30000+3*[.D26])" office:value-type="currency" office:currency="EUR" office:value="-90000" calcext:value-type="currency">
            <text:p>-90.000,00 €</text:p>
          </table:table-cell>
          <table:table-cell table:formula="of:=SUM([.B12:.D12])" office:value-type="currency" office:currency="EUR" office:value="210000" calcext:value-type="currency">
            <text:p>210.000,00 €</text:p>
          </table:table-cell>
          <table:table-cell table:number-columns-repeated="2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D26]*[.A24]" office:value-type="currency" office:currency="EUR" office:value="300000" calcext:value-type="currency">
            <text:p>300.000,00 €</text:p>
          </table:table-cell>
          <table:table-cell table:formula="of:=-(30000+3*[.D26])" office:value-type="currency" office:currency="EUR" office:value="-90000" calcext:value-type="currency">
            <text:p>-90.000,00 €</text:p>
          </table:table-cell>
          <table:table-cell table:formula="of:=SUM([.B13:.D13])" office:value-type="currency" office:currency="EUR" office:value="210000" calcext:value-type="currency">
            <text:p>210.000,00 €</text:p>
          </table:table-cell>
          <table:table-cell table:number-columns-repeated="2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D26]*[.A24]" office:value-type="currency" office:currency="EUR" office:value="300000" calcext:value-type="currency">
            <text:p>300.000,00 €</text:p>
          </table:table-cell>
          <table:table-cell table:formula="of:=-(30000+3*[.D26])" office:value-type="currency" office:currency="EUR" office:value="-90000" calcext:value-type="currency">
            <text:p>-90.000,00 €</text:p>
          </table:table-cell>
          <table:table-cell table:formula="of:=SUM([.B14:.D14])" office:value-type="currency" office:currency="EUR" office:value="210000" calcext:value-type="currency">
            <text:p>210.000,00 €</text:p>
          </table:table-cell>
          <table:table-cell table:number-columns-repeated="2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D26]*[.A24]" office:value-type="currency" office:currency="EUR" office:value="300000" calcext:value-type="currency">
            <text:p>300.000,00 €</text:p>
          </table:table-cell>
          <table:table-cell table:formula="of:=-(30000+3*[.D26])" office:value-type="currency" office:currency="EUR" office:value="-90000" calcext:value-type="currency">
            <text:p>-90.000,00 €</text:p>
          </table:table-cell>
          <table:table-cell table:formula="of:=SUM([.B15:.D15])" office:value-type="currency" office:currency="EUR" office:value="210000" calcext:value-type="currency">
            <text:p>210.000,00 €</text:p>
          </table:table-cell>
          <table:table-cell table:number-columns-repeated="2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D26]*[.A24]" office:value-type="currency" office:currency="EUR" office:value="300000" calcext:value-type="currency">
            <text:p>300.000,00 €</text:p>
          </table:table-cell>
          <table:table-cell table:formula="of:=-(30000+3*[.D26])" office:value-type="currency" office:currency="EUR" office:value="-90000" calcext:value-type="currency">
            <text:p>-90.000,00 €</text:p>
          </table:table-cell>
          <table:table-cell table:formula="of:=SUM([.B16:.D16])" office:value-type="currency" office:currency="EUR" office:value="210000" calcext:value-type="currency">
            <text:p>210.000,00 €</text:p>
          </table:table-cell>
          <table:table-cell table:number-columns-repeated="2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D26]*[.A24]" office:value-type="currency" office:currency="EUR" office:value="300000" calcext:value-type="currency">
            <text:p>300.000,00 €</text:p>
          </table:table-cell>
          <table:table-cell table:formula="of:=-(30000+3*[.D26])" office:value-type="currency" office:currency="EUR" office:value="-90000" calcext:value-type="currency">
            <text:p>-90.000,00 €</text:p>
          </table:table-cell>
          <table:table-cell table:formula="of:=SUM([.B17:.D17])" office:value-type="currency" office:currency="EUR" office:value="210000" calcext:value-type="currency">
            <text:p>210.000,00 €</text:p>
          </table:table-cell>
          <table:table-cell table:number-columns-repeated="2"/>
        </table:table-row>
        <table:table-row table:style-name="ro1">
          <table:table-cell table:style-name="ce1" table:number-columns-repeated="5"/>
          <table:table-cell/>
          <table:table-cell table:style-name="Default"/>
        </table:table-row>
        <table:table-row table:style-name="ro1">
          <table:table-cell office:value-type="string" calcext:value-type="string">
            <text:p>TIR</text:p>
          </table:table-cell>
          <table:table-cell table:style-name="ce7" table:formula="of:=IRR([.E2:.E17])" office:value-type="percentage" office:value="0.147009235049748" calcext:value-type="percentage">
            <text:p>14,70 %</text:p>
          </table:table-cell>
          <table:table-cell table:style-name="ce1"/>
          <table:table-cell table:style-name="Default" table:number-columns-repeated="3"/>
          <table:table-cell table:style-name="ce5"/>
        </table:table-row>
        <table:table-row table:style-name="ro1">
          <table:table-cell table:style-name="ce9" table:number-columns-repeated="2"/>
          <table:table-cell table:style-name="ce4"/>
          <table:table-cell table:style-name="Default" table:number-columns-repeated="3"/>
          <table:table-cell table:style-name="ce5"/>
        </table:table-row>
        <table:table-row table:style-name="ro1">
          <table:table-cell/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style-name="Default"/>
          <table:table-cell table:style-name="ce5"/>
        </table:table-row>
        <table:table-row table:style-name="ro1">
          <table:table-cell table:style-name="ce1" table:number-columns-repeated="5"/>
          <table:table-cell/>
          <table:table-cell table:style-name="ce1"/>
        </table:table-row>
        <table:table-row table:style-name="ro1">
          <table:table-cell office:value-type="string" calcext:value-type="string" table:number-columns-spanned="2" table:number-rows-spanned="1">
            <text:p>Beneficio esperado por venta del producto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Costes producción</text:p>
          </table:table-cell>
          <table:covered-table-cell table:style-name="Default"/>
          <table:table-cell table:style-name="Default" office:value-type="string" calcext:value-type="string">
            <text:p>Inflación</text:p>
          </table:table-cell>
          <table:table-cell table:style-name="Default" office:value-type="string" calcext:value-type="string">
            <text:p>Interés Años 1-5</text:p>
          </table:table-cell>
          <table:table-cell table:style-name="ce1"/>
        </table:table-row>
        <table:table-row table:style-name="ro1">
          <table:table-cell table:style-name="ce3" table:formula="of:=15" office:value-type="currency" office:currency="EUR" office:value="15" calcext:value-type="currency" table:number-columns-spanned="2" table:number-rows-spanned="1">
            <text:p>15,00 €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30000+3*Producción Anual</text:p>
          </table:table-cell>
          <table:covered-table-cell table:style-name="Default"/>
          <table:table-cell table:style-name="ce7" table:formula="of:=3%" office:value-type="percentage" office:value="0.03" calcext:value-type="percentage">
            <text:p>3,00 %</text:p>
          </table:table-cell>
          <table:table-cell table:style-name="ce7" table:formula="of:=10%" office:value-type="percentage" office:value="0.1" calcext:value-type="percentage">
            <text:p>10,00 %</text:p>
          </table:table-cell>
          <table:table-cell table:style-name="ce1"/>
        </table:table-row>
        <table:table-row table:style-name="ro1">
          <table:table-cell office:value-type="string" calcext:value-type="string">
            <text:p>Producción prevista Año 1</text:p>
          </table:table-cell>
          <table:table-cell table:style-name="Default" office:value-type="string" calcext:value-type="string" table:number-columns-spanned="2" table:number-rows-spanned="1">
            <text:p>Producción Prevista Año 2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Producción Años restantes</text:p>
          </table:table-cell>
          <table:covered-table-cell table:style-name="Default"/>
          <table:table-cell table:style-name="Default" office:value-type="string" calcext:value-type="string">
            <text:p>Interés años 6-15</text:p>
          </table:table-cell>
          <table:table-cell table:style-name="ce1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Default" table:formula="of:=15000" office:value-type="float" office:value="15000" calcext:value-type="float" table:number-columns-spanned="2" table:number-rows-spanned="1">
            <text:p>15000</text:p>
          </table:table-cell>
          <table:covered-table-cell table:style-name="Default"/>
          <table:table-cell table:style-name="Default" office:value-type="float" office:value="20000" calcext:value-type="float" table:number-columns-spanned="2" table:number-rows-spanned="1">
            <text:p>20000</text:p>
          </table:table-cell>
          <table:covered-table-cell table:style-name="Default"/>
          <table:table-cell table:style-name="ce7" table:formula="of:=8%" office:value-type="percentage" office:value="0.08" calcext:value-type="percentage">
            <text:p>8,00 %</text:p>
          </table:table-cell>
          <table:table-cell table:style-name="ce1"/>
        </table:table-row>
        <table:table-row table:style-name="ro1">
          <table:table-cell table:style-name="ce1" table:number-columns-repeated="5"/>
          <table:table-cell/>
          <table:table-cell table:style-name="ce1"/>
        </table:table-row>
      </table:table>
      <table:table table:name="ejercicio4c" table:style-name="ta1">
        <table:table-column table:style-name="co35" table:default-cell-style-name="Default"/>
        <table:table-column table:style-name="co31" table:default-cell-style-name="ce3"/>
        <table:table-column table:style-name="co36" table:default-cell-style-name="ce3"/>
        <table:table-column table:style-name="co27" table:default-cell-style-name="ce3"/>
        <table:table-column table:style-name="co32" table:default-cell-style-name="ce3"/>
        <table:table-column table:style-name="co37" table:default-cell-style-name="ce1"/>
        <table:table-column table:style-name="co38" table:default-cell-style-name="ce3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AÑO</text:p>
          </table:table-cell>
          <table:table-cell table:style-name="Default" office:value-type="string" calcext:value-type="string">
            <text:p>PAGOS INVERSIÓN</text:p>
          </table:table-cell>
          <table:table-cell table:style-name="Default" office:value-type="string" calcext:value-type="string">
            <text:p>COBROS</text:p>
          </table:table-cell>
          <table:table-cell table:style-name="Default" office:value-type="string" calcext:value-type="string">
            <text:p>PAGOS</text:p>
          </table:table-cell>
          <table:table-cell table:style-name="Default" office:value-type="string" calcext:value-type="string">
            <text:p>MOVIMIENTOS FONDOS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-600000*2" office:value-type="currency" office:currency="EUR" office:value="-1200000" calcext:value-type="currency">
            <text:p>-1.200.000,00 €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SUM([.B2:.D2])" office:value-type="currency" office:currency="EUR" office:value="-1200000" calcext:value-type="currency">
            <text:p>-1.200.000,00 €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currency" office:currency="EUR" office:value="-300000" calcext:value-type="currency">
            <text:p>-300.000,00 €</text:p>
          </table:table-cell>
          <table:table-cell table:formula="of:=[.A24]*[.A26]" office:value-type="currency" office:currency="EUR" office:value="150000" calcext:value-type="currency">
            <text:p>150.000,00 €</text:p>
          </table:table-cell>
          <table:table-cell table:formula="of:=-(30000+3*[.A26])" office:value-type="currency" office:currency="EUR" office:value="-60000" calcext:value-type="currency">
            <text:p>-60.000,00 €</text:p>
          </table:table-cell>
          <table:table-cell table:formula="of:=SUM([.B3:.D3])" office:value-type="currency" office:currency="EUR" office:value="-210000" calcext:value-type="currency">
            <text:p>-210.000,00 €</text:p>
          </table:table-cell>
          <table:table-cell table:number-columns-repeated="5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B26]*[.A24]" office:value-type="currency" office:currency="EUR" office:value="225000" calcext:value-type="currency">
            <text:p>225.000,00 €</text:p>
          </table:table-cell>
          <table:table-cell table:formula="of:=-(30000+3*[.B26])" office:value-type="currency" office:currency="EUR" office:value="-75000" calcext:value-type="currency">
            <text:p>-75.000,00 €</text:p>
          </table:table-cell>
          <table:table-cell table:formula="of:=SUM([.B4:.D4])" office:value-type="currency" office:currency="EUR" office:value="150000" calcext:value-type="currency">
            <text:p>150.000,00 €</text:p>
          </table:table-cell>
          <table:table-cell table:number-columns-repeated="5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PMT(12%;4;150000)" office:value-type="currency" office:currency="EUR" office:value="-49385.1654458535" calcext:value-type="currency">
            <text:p>-49.385,17 €</text:p>
          </table:table-cell>
          <table:table-cell table:formula="of:=[.D26]*[.A24]" office:value-type="currency" office:currency="EUR" office:value="300000" calcext:value-type="currency">
            <text:p>300.000,00 €</text:p>
          </table:table-cell>
          <table:table-cell table:formula="of:=-(30000+3*[.D26])" office:value-type="currency" office:currency="EUR" office:value="-90000" calcext:value-type="currency">
            <text:p>-90.000,00 €</text:p>
          </table:table-cell>
          <table:table-cell table:formula="of:=SUM([.B5:.D5])" office:value-type="currency" office:currency="EUR" office:value="160614.834554147" calcext:value-type="currency">
            <text:p>160.614,83 €</text:p>
          </table:table-cell>
          <table:table-cell table:number-columns-repeated="5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PMT(12%;4;150000)" office:value-type="currency" office:currency="EUR" office:value="-49385.1654458535" calcext:value-type="currency">
            <text:p>-49.385,17 €</text:p>
          </table:table-cell>
          <table:table-cell table:formula="of:=[.D26]*[.A24]" office:value-type="currency" office:currency="EUR" office:value="300000" calcext:value-type="currency">
            <text:p>300.000,00 €</text:p>
          </table:table-cell>
          <table:table-cell table:formula="of:=-(30000+3*[.D26])" office:value-type="currency" office:currency="EUR" office:value="-90000" calcext:value-type="currency">
            <text:p>-90.000,00 €</text:p>
          </table:table-cell>
          <table:table-cell table:formula="of:=SUM([.B6:.D6])" office:value-type="currency" office:currency="EUR" office:value="160614.834554147" calcext:value-type="currency">
            <text:p>160.614,83 €</text:p>
          </table:table-cell>
          <table:table-cell table:number-columns-repeated="5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PMT(12%;4;150000)" office:value-type="currency" office:currency="EUR" office:value="-49385.1654458535" calcext:value-type="currency">
            <text:p>-49.385,17 €</text:p>
          </table:table-cell>
          <table:table-cell table:formula="of:=[.D26]*[.A24]" office:value-type="currency" office:currency="EUR" office:value="300000" calcext:value-type="currency">
            <text:p>300.000,00 €</text:p>
          </table:table-cell>
          <table:table-cell table:formula="of:=-(30000+3*[.D26])" office:value-type="currency" office:currency="EUR" office:value="-90000" calcext:value-type="currency">
            <text:p>-90.000,00 €</text:p>
          </table:table-cell>
          <table:table-cell table:formula="of:=SUM([.B7:.D7])" office:value-type="currency" office:currency="EUR" office:value="160614.834554147" calcext:value-type="currency">
            <text:p>160.614,83 €</text:p>
          </table:table-cell>
          <table:table-cell table:number-columns-repeated="5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PMT(12%;4;150000)" office:value-type="currency" office:currency="EUR" office:value="-49385.1654458535" calcext:value-type="currency">
            <text:p>-49.385,17 €</text:p>
          </table:table-cell>
          <table:table-cell table:formula="of:=[.D26]*[.A24]" office:value-type="currency" office:currency="EUR" office:value="300000" calcext:value-type="currency">
            <text:p>300.000,00 €</text:p>
          </table:table-cell>
          <table:table-cell table:formula="of:=-(30000+3*[.D26])" office:value-type="currency" office:currency="EUR" office:value="-90000" calcext:value-type="currency">
            <text:p>-90.000,00 €</text:p>
          </table:table-cell>
          <table:table-cell table:formula="of:=SUM([.B8:.D8])" office:value-type="currency" office:currency="EUR" office:value="160614.834554147" calcext:value-type="currency">
            <text:p>160.614,83 €</text:p>
          </table:table-cell>
          <table:table-cell table:number-columns-repeated="5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-330000" office:value-type="currency" office:currency="EUR" office:value="-330000" calcext:value-type="currency">
            <text:p>-330.000,00 €</text:p>
          </table:table-cell>
          <table:table-cell table:formula="of:=[.D26]*[.A24]" office:value-type="currency" office:currency="EUR" office:value="300000" calcext:value-type="currency">
            <text:p>300.000,00 €</text:p>
          </table:table-cell>
          <table:table-cell table:formula="of:=-(30000+3*[.D26])" office:value-type="currency" office:currency="EUR" office:value="-90000" calcext:value-type="currency">
            <text:p>-90.000,00 €</text:p>
          </table:table-cell>
          <table:table-cell table:formula="of:=SUM([.B9:.D9])" office:value-type="currency" office:currency="EUR" office:value="-120000" calcext:value-type="currency">
            <text:p>-120.000,00 €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D26]*[.A24]" office:value-type="currency" office:currency="EUR" office:value="300000" calcext:value-type="currency">
            <text:p>300.000,00 €</text:p>
          </table:table-cell>
          <table:table-cell table:formula="of:=-(30000+3*[.D26])" office:value-type="currency" office:currency="EUR" office:value="-90000" calcext:value-type="currency">
            <text:p>-90.000,00 €</text:p>
          </table:table-cell>
          <table:table-cell table:formula="of:=SUM([.B10:.D10])" office:value-type="currency" office:currency="EUR" office:value="210000" calcext:value-type="currency">
            <text:p>210.000,00 €</text:p>
          </table:table-cell>
          <table:table-cell table:number-columns-repeated="5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D26]*[.A24]" office:value-type="currency" office:currency="EUR" office:value="300000" calcext:value-type="currency">
            <text:p>300.000,00 €</text:p>
          </table:table-cell>
          <table:table-cell table:formula="of:=-(30000+3*[.D26])" office:value-type="currency" office:currency="EUR" office:value="-90000" calcext:value-type="currency">
            <text:p>-90.000,00 €</text:p>
          </table:table-cell>
          <table:table-cell table:formula="of:=SUM([.B11:.D11])" office:value-type="currency" office:currency="EUR" office:value="210000" calcext:value-type="currency">
            <text:p>210.000,00 €</text:p>
          </table:table-cell>
          <table:table-cell table:number-columns-repeated="5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D26]*[.A24]" office:value-type="currency" office:currency="EUR" office:value="300000" calcext:value-type="currency">
            <text:p>300.000,00 €</text:p>
          </table:table-cell>
          <table:table-cell table:formula="of:=-(30000+3*[.D26])" office:value-type="currency" office:currency="EUR" office:value="-90000" calcext:value-type="currency">
            <text:p>-90.000,00 €</text:p>
          </table:table-cell>
          <table:table-cell table:formula="of:=SUM([.B12:.D12])" office:value-type="currency" office:currency="EUR" office:value="210000" calcext:value-type="currency">
            <text:p>210.000,00 €</text:p>
          </table:table-cell>
          <table:table-cell table:number-columns-repeated="5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D26]*[.A24]" office:value-type="currency" office:currency="EUR" office:value="300000" calcext:value-type="currency">
            <text:p>300.000,00 €</text:p>
          </table:table-cell>
          <table:table-cell table:formula="of:=-(30000+3*[.D26])" office:value-type="currency" office:currency="EUR" office:value="-90000" calcext:value-type="currency">
            <text:p>-90.000,00 €</text:p>
          </table:table-cell>
          <table:table-cell table:formula="of:=SUM([.B13:.D13])" office:value-type="currency" office:currency="EUR" office:value="210000" calcext:value-type="currency">
            <text:p>210.000,00 €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D26]*[.A24]" office:value-type="currency" office:currency="EUR" office:value="300000" calcext:value-type="currency">
            <text:p>300.000,00 €</text:p>
          </table:table-cell>
          <table:table-cell table:formula="of:=-(30000+3*[.D26])" office:value-type="currency" office:currency="EUR" office:value="-90000" calcext:value-type="currency">
            <text:p>-90.000,00 €</text:p>
          </table:table-cell>
          <table:table-cell table:formula="of:=SUM([.B14:.D14])" office:value-type="currency" office:currency="EUR" office:value="210000" calcext:value-type="currency">
            <text:p>210.000,00 €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D26]*[.A24]" office:value-type="currency" office:currency="EUR" office:value="300000" calcext:value-type="currency">
            <text:p>300.000,00 €</text:p>
          </table:table-cell>
          <table:table-cell table:formula="of:=-(30000+3*[.D26])" office:value-type="currency" office:currency="EUR" office:value="-90000" calcext:value-type="currency">
            <text:p>-90.000,00 €</text:p>
          </table:table-cell>
          <table:table-cell table:formula="of:=SUM([.B15:.D15])" office:value-type="currency" office:currency="EUR" office:value="210000" calcext:value-type="currency">
            <text:p>210.000,00 €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D26]*[.A24]" office:value-type="currency" office:currency="EUR" office:value="300000" calcext:value-type="currency">
            <text:p>300.000,00 €</text:p>
          </table:table-cell>
          <table:table-cell table:formula="of:=-(30000+3*[.D26])" office:value-type="currency" office:currency="EUR" office:value="-90000" calcext:value-type="currency">
            <text:p>-90.000,00 €</text:p>
          </table:table-cell>
          <table:table-cell table:formula="of:=SUM([.B16:.D16])" office:value-type="currency" office:currency="EUR" office:value="210000" calcext:value-type="currency">
            <text:p>210.000,00 €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0" office:value-type="currency" office:currency="EUR" office:value="0" calcext:value-type="currency">
            <text:p>0,00 €</text:p>
          </table:table-cell>
          <table:table-cell table:formula="of:=[.D26]*[.A24]" office:value-type="currency" office:currency="EUR" office:value="300000" calcext:value-type="currency">
            <text:p>300.000,00 €</text:p>
          </table:table-cell>
          <table:table-cell table:formula="of:=-(30000+3*[.D26])" office:value-type="currency" office:currency="EUR" office:value="-90000" calcext:value-type="currency">
            <text:p>-90.000,00 €</text:p>
          </table:table-cell>
          <table:table-cell table:formula="of:=SUM([.B17:.D17])" office:value-type="currency" office:currency="EUR" office:value="210000" calcext:value-type="currency">
            <text:p>210.000,00 €</text:p>
          </table:table-cell>
          <table:table-cell table:number-columns-repeated="5"/>
        </table:table-row>
        <table:table-row table:style-name="ro1">
          <table:table-cell table:style-name="ce1" table:number-columns-repeated="5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AN</text:p>
          </table:table-cell>
          <table:table-cell table:style-name="Default" office:value-type="string" calcext:value-type="string">
            <text:p>VAN Q</text:p>
          </table:table-cell>
          <table:table-cell table:style-name="Default" office:value-type="string" calcext:value-type="string">
            <text:p>Q</text:p>
          </table:table-cell>
          <table:table-cell table:style-name="Default" office:value-type="string" calcext:value-type="string">
            <text:p>TIR</text:p>
          </table:table-cell>
          <table:table-cell table:style-name="Default" table:number-columns-repeated="2"/>
          <table:table-cell table:style-name="ce1"/>
          <table:table-cell table:number-columns-repeated="3"/>
        </table:table-row>
        <table:table-row table:style-name="ro1">
          <table:table-cell table:style-name="ce3" table:formula="of:=NPV([.F24];[.E3:.E7])+NPV([.F26];[.E8:.E17])+[.E2]" office:value-type="currency" office:currency="EUR" office:value="143629.70042622" calcext:value-type="currency">
            <text:p>143.629,70 €</text:p>
          </table:table-cell>
          <table:table-cell table:formula="of:=NPV([.F24];[.B3:.B7])+NPV([.F26];[.B8:.B17])+[.B2]" office:value-type="currency" office:currency="EUR" office:value="-1902874.92897684" calcext:value-type="currency">
            <text:p>-1.902.874,93 €</text:p>
          </table:table-cell>
          <table:table-cell table:style-name="ce7" table:formula="of:=-([.A20]/[.B20])" office:value-type="percentage" office:value="0.0754803682780393" calcext:value-type="percentage">
            <text:p>7,55 %</text:p>
          </table:table-cell>
          <table:table-cell table:style-name="ce7" table:formula="of:=IRR([.E2:.E17])" office:value-type="percentage" office:value="0.0617039266485678" calcext:value-type="percentage">
            <text:p>6,17 %</text:p>
          </table:table-cell>
          <table:table-cell table:style-name="Default" table:number-columns-repeated="2"/>
          <table:table-cell table:style-name="ce1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style-name="Default"/>
          <table:table-cell table:style-name="ce1"/>
          <table:table-cell table:number-columns-repeated="3"/>
        </table:table-row>
        <table:table-row table:style-name="ro1">
          <table:table-cell table:style-name="ce1" table:number-columns-repeated="5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Beneficio esperado por venta del producto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Costes producción</text:p>
          </table:table-cell>
          <table:covered-table-cell table:style-name="Default"/>
          <table:table-cell table:style-name="Default" office:value-type="string" calcext:value-type="string">
            <text:p>Inflación</text:p>
          </table:table-cell>
          <table:table-cell table:style-name="Default" office:value-type="string" calcext:value-type="string">
            <text:p>Interés Años 1-5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3" table:formula="of:=15" office:value-type="currency" office:currency="EUR" office:value="15" calcext:value-type="currency" table:number-columns-spanned="2" table:number-rows-spanned="1">
            <text:p>15,00 €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30000+3*Producción Anual</text:p>
          </table:table-cell>
          <table:covered-table-cell table:style-name="Default"/>
          <table:table-cell table:style-name="ce7" table:formula="of:=3%" office:value-type="percentage" office:value="0.03" calcext:value-type="percentage">
            <text:p>3,00 %</text:p>
          </table:table-cell>
          <table:table-cell table:style-name="ce7" table:formula="of:=10%" office:value-type="percentage" office:value="0.1" calcext:value-type="percentage">
            <text:p>10,00 %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roducción prevista Año 1</text:p>
          </table:table-cell>
          <table:table-cell table:style-name="Default" office:value-type="string" calcext:value-type="string" table:number-columns-spanned="2" table:number-rows-spanned="1">
            <text:p>Producción Prevista Año 2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Producción Años restantes</text:p>
          </table:table-cell>
          <table:covered-table-cell table:style-name="Default"/>
          <table:table-cell table:style-name="Default" office:value-type="string" calcext:value-type="string">
            <text:p>Interés años 6-15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Default" table:formula="of:=15000" office:value-type="float" office:value="15000" calcext:value-type="float" table:number-columns-spanned="2" table:number-rows-spanned="1">
            <text:p>15000</text:p>
          </table:table-cell>
          <table:covered-table-cell table:style-name="Default"/>
          <table:table-cell table:style-name="Default" office:value-type="float" office:value="20000" calcext:value-type="float" table:number-columns-spanned="2" table:number-rows-spanned="1">
            <text:p>20000</text:p>
          </table:table-cell>
          <table:covered-table-cell table:style-name="Default"/>
          <table:table-cell table:style-name="ce7" table:formula="of:=8%" office:value-type="percentage" office:value="0.08" calcext:value-type="percentage">
            <text:p>8,00 %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table:number-columns-repeated="5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VAN MAXIMO</text:p>
          </table:table-cell>
          <table:table-cell table:formula="of:=NPV([.F24];[.E3:.E7])+NPV([.F26];[.E8:.E17])" office:value-type="currency" office:currency="EUR" office:value="1343629.70042622" calcext:value-type="currency">
            <text:p>1.343.629,70 €</text:p>
          </table:table-cell>
          <table:table-cell table:style-name="Default" office:value-type="string" calcext:value-type="string">
            <text:p>VAN Q MAXIMO</text:p>
          </table:table-cell>
          <table:table-cell table:formula="of:=NPV([.F24];[.B3:.B7])+NPV([.F26];[.B8:.B17])" office:value-type="currency" office:currency="EUR" office:value="-702874.928976844" calcext:value-type="currency">
            <text:p>-702.874,93 €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TIR MAXIMO</text:p>
          </table:table-cell>
          <table:table-cell table:style-name="ce7" table:formula="of:=IRR([.E3:.E17])" office:value-type="percentage" office:value="0.714923678299094" calcext:value-type="percentage">
            <text:p>71,49 %</text:p>
          </table:table-cell>
          <table:table-cell table:style-name="Default" office:value-type="string" calcext:value-type="string">
            <text:p>Q MAXIMO</text:p>
          </table:table-cell>
          <table:table-cell table:style-name="ce7" table:formula="of:=-([.B28]/[.D28])" office:value-type="percentage" office:value="1.91161989855308" calcext:value-type="percentage">
            <text:p>191,16 %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Análisis de rentabilidad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string" calcext:value-type="string" table:number-columns-spanned="5" table:number-rows-spanned="1">
            <text:p>Dados los resultados obtenidos, tenemos que el proyecto sigue siendo rentable si el pago de inversión no supera los </text:p>
          </table:table-cell>
          <table:covered-table-cell table:number-columns-repeated="4" table:style-name="Default"/>
          <table:table-cell table:style-name="ce3" table:formula="of:=[.B28]" office:value-type="currency" office:currency="EUR" office:value="1343629.70042622" calcext:value-type="currency">
            <text:p>1.343.629,70 €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 table:number-columns-spanned="5" table:number-rows-spanned="1">
            <text:p>Finalmente, el valor máximo que puede alcanzar el tipo de capitalización para que el proyecto siga siendo rentable viene dado por el valor de TIR: </text:p>
          </table:table-cell>
          <table:covered-table-cell/>
          <table:covered-table-cell table:number-columns-repeated="2" table:style-name="ce7"/>
          <table:covered-table-cell table:style-name="Default"/>
          <table:table-cell table:style-name="ce7" table:formula="of:=[.B29]" office:value-type="percentage" office:value="0.714923678299094" calcext:value-type="percentage">
            <text:p>71,49 %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 table:number-columns-spanned="5" table:number-rows-spanned="1">
            <text:p>Igualmente, tenemos que el proyecto sigue siendo rentable si el pago de inversión no es inferior a los </text:p>
          </table:table-cell>
          <table:covered-table-cell/>
          <table:covered-table-cell table:style-name="Default"/>
          <table:covered-table-cell table:style-name="ce7"/>
          <table:covered-table-cell table:style-name="Default"/>
          <table:table-cell table:style-name="ce3" table:formula="of:=[.A20]" office:value-type="currency" office:currency="EUR" office:value="143629.70042622" calcext:value-type="currency">
            <text:p>143.629,70 €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 table:number-columns-spanned="5" table:number-rows-spanned="1">
            <text:p>De igual modo, el valor mínimo que puede alcanzar el tipo de capitalización para que el proyecto siga siendo rentable viene dado por el valor de TIR:</text:p>
          </table:table-cell>
          <table:covered-table-cell/>
          <table:covered-table-cell table:style-name="Default"/>
          <table:covered-table-cell table:style-name="ce7"/>
          <table:covered-table-cell table:style-name="Default"/>
          <table:table-cell table:style-name="ce7" table:formula="of:=[.D20]" office:value-type="percentage" office:value="0.0617039266485678" calcext:value-type="percentage">
            <text:p>6,17 %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 table:number-columns-spanned="5" table:number-rows-spanned="1">
            <text:p>Si estudiamos la relación beneficio/inversión, tenemos que el valor mínimo que podemos obtener de dicha relación para que el proyecto sea rentable es:</text:p>
          </table:table-cell>
          <table:covered-table-cell/>
          <table:covered-table-cell table:number-columns-repeated="2" table:style-name="ce7"/>
          <table:covered-table-cell table:style-name="Default"/>
          <table:table-cell table:style-name="ce7" table:formula="of:=[.C20]" office:value-type="percentage" office:value="0.0754803682780393" calcext:value-type="percentage">
            <text:p>7,55 %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 table:number-columns-spanned="5" table:number-rows-spanned="1">
            <text:p>El valor máximo de la relación beneficio/inversión que podemos obtener para que el proyecto siga siendo rentable es:</text:p>
          </table:table-cell>
          <table:covered-table-cell/>
          <table:covered-table-cell table:number-columns-repeated="3" table:style-name="Default"/>
          <table:table-cell table:style-name="ce7" table:formula="of:=[.D29]" office:value-type="percentage" office:value="1.91161989855308" calcext:value-type="percentage">
            <text:p>191,16 %</text:p>
          </table:table-cell>
          <table:table-cell table:style-name="Default"/>
          <table:table-cell table:number-columns-repeated="3"/>
        </table:table-row>
        <table:table-row table:style-name="ro1" table:number-rows-repeated="5">
          <table:table-cell table:number-columns-repeated="2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Default" table:number-columns-spanned="4" table:number-rows-spanned="1"/>
          <table:covered-table-cell table:number-columns-repeated="3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2-03T10:13:21.927000000</meta:creation-date>
    <meta:generator>LibreOffice/6.4.2.2$Windows_X86_64 LibreOffice_project/4e471d8c02c9c90f512f7f9ead8875b57fcb1ec3</meta:generator>
    <dc:date>2022-12-03T14:56:57.364000000</dc:date>
    <meta:editing-duration>PT1H27M10S</meta:editing-duration>
    <meta:editing-cycles>11</meta:editing-cycles>
    <meta:document-statistic meta:table-count="12" meta:cell-count="1517" meta:object-count="0"/>
  </office:meta>
</office:document-meta>
</file>